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1.54mm"/>
    </style:style>
    <style:style style:name="co2" style:family="table-column">
      <style:table-column-properties fo:break-before="auto" style:column-width="35.95mm"/>
    </style:style>
    <style:style style:name="co3" style:family="table-column">
      <style:table-column-properties fo:break-before="auto" style:column-width="29.14mm"/>
    </style:style>
    <style:style style:name="co4" style:family="table-column">
      <style:table-column-properties fo:break-before="auto" style:column-width="29.95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79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0000" number:language="fr" number:country="FR">
      <number:number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" style:family="table-cell" style:parent-style-name="Default" style:data-style-name="N200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euille1" table:style-name="ta1">
        <table:shapes>
          <draw:frame draw:z-index="0" draw:style-name="gr1" draw:text-style-name="P1" svg:width="159.99mm" svg:height="89.99mm" svg:x="14.05mm" svg:y="206.46mm">
            <loext:p draw:notify-on-update-of-ranges="Feuille1.A35:Feuille1.A35 Feuille1.B35:Feuille1.BM35 Feuille1.A37:Feuille1.A37 Feuille1.B37:Feuille1.BM37 Feuille1.A39:Feuille1.A39 Feuille1.B39:Feuille1.BM39 Feuille1.A41:Feuille1.A41 Feuille1.B41:Feuille1.BM41 Feuille1.A43:Feuille1.A43 Feuille1.B43:Feuille1.BM4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85.24mm" svg:y="207.49mm">
            <loext:p draw:notify-on-update-of-ranges="Feuille1.A15:Feuille1.A15 Feuille1.B15:Feuille1.AW15 Feuille1.A17:Feuille1.A17 Feuille1.B17:Feuille1.AW17 Feuille1.A19:Feuille1.A19 Feuille1.B19:Feuille1.AW19 Feuille1.A21:Feuille1.A21 Feuille1.B21:Feuille1.AW21 Feuille1.A23:Feuille1.A23 Feuille1.B23:Feuille1.AW2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61" table:default-cell-style-name="Default"/>
        <table:table-row table:style-name="ro1" table:number-rows-repeated="3">
          <table:table-cell table:number-columns-repeated="65"/>
        </table:table-row>
        <table:table-row table:style-name="ro1">
          <table:table-cell table:number-columns-repeated="2"/>
          <table:table-cell table:style-name="ce2" table:number-columns-repeated="4"/>
          <table:table-cell table:number-columns-repeated="59"/>
        </table:table-row>
        <table:table-row table:style-name="ro1">
          <table:table-cell office:value-type="string" calcext:value-type="string">
            <text:p>Boursouf (48 coeurs), en s, mesuré avec gettimeofday</text:p>
          </table:table-cell>
          <table:table-cell table:number-columns-repeated="4"/>
          <table:table-cell table:style-name="ce2"/>
          <table:table-cell table:number-columns-repeated="59"/>
        </table:table-row>
        <table:table-row table:style-name="ro1">
          <table:table-cell table:number-columns-repeated="5"/>
          <table:table-cell table:style-name="ce2"/>
          <table:table-cell table:number-columns-repeated="59"/>
        </table:table-row>
        <table:table-row table:style-name="ro1">
          <table:table-cell/>
          <table:table-cell office:value-type="string" calcext:value-type="string">
            <text:p>Homogène 128</text:p>
          </table:table-cell>
          <table:table-cell office:value-type="string" calcext:value-type="string">
            <text:p>Homogène 512</text:p>
          </table:table-cell>
          <table:table-cell office:value-type="string" calcext:value-type="string">
            <text:p>Pic 128</text:p>
          </table:table-cell>
          <table:table-cell office:value-type="string" calcext:value-type="string">
            <text:p>Pic 51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eq1</text:p>
          </table:table-cell>
          <table:table-cell table:style-name="ce2" office:value-type="float" office:value="0.345" calcext:value-type="float">
            <text:p>0,345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5.2" calcext:value-type="float">
            <text:p>5,2</text:p>
          </table:table-cell>
          <table:table-cell table:style-name="ce2" office:value-type="float" office:value="89" calcext:value-type="float">
            <text:p>89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eq2</text:p>
          </table:table-cell>
          <table:table-cell table:style-name="ce2" office:value-type="float" office:value="1.026" calcext:value-type="float">
            <text:p>1,026</text:p>
          </table:table-cell>
          <table:table-cell table:style-name="ce2" office:value-type="float" office:value="261" calcext:value-type="float">
            <text:p>261</text:p>
          </table:table-cell>
          <table:table-cell table:style-name="ce2" office:value-type="float" office:value="16.2" calcext:value-type="float">
            <text:p>16,2</text:p>
          </table:table-cell>
          <table:table-cell table:style-name="ce2" office:value-type="float" office:value="268" calcext:value-type="float">
            <text:p>26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eq2+</text:p>
          </table:table-cell>
          <table:table-cell table:style-name="ce2" office:value-type="float" office:value="1.236" calcext:value-type="float">
            <text:p>1,236</text:p>
          </table:table-cell>
          <table:table-cell table:style-name="ce2" office:value-type="float" office:value="359" calcext:value-type="float">
            <text:p>359</text:p>
          </table:table-cell>
          <table:table-cell table:style-name="ce2" office:value-type="float" office:value="19.5" calcext:value-type="float">
            <text:p>19,5</text:p>
          </table:table-cell>
          <table:table-cell table:style-name="ce2" office:value-type="float" office:value="383" calcext:value-type="float">
            <text:p>38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omp (meilleur nb threads)</text:p>
          </table:table-cell>
          <table:table-cell office:value-type="float" office:value="0.175" calcext:value-type="float">
            <text:p>0,17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60"/>
        </table:table-row>
        <table:table-row table:style-name="ro1" table:number-rows-repeated="2">
          <table:table-cell table:number-columns-repeated="65"/>
        </table:table-row>
        <table:table-row table:style-name="ro1">
          <table:table-cell office:value-type="string" calcext:value-type="string">
            <text:p>mesure de speed up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nb de threads</text:p>
          </table:table-cell>
          <table:table-cell office:value-type="float" office:value="1" calcext:value-type="float">
            <text:p>1</text:p>
          </table:table-cell>
          <table:table-cell table:formula="of:=[.B15]+1" office:value-type="float" office:value="2" calcext:value-type="float">
            <text:p>2</text:p>
          </table:table-cell>
          <table:table-cell table:formula="of:=[.C15]+1" office:value-type="float" office:value="3" calcext:value-type="float">
            <text:p>3</text:p>
          </table:table-cell>
          <table:table-cell table:formula="of:=[.D15]+1" office:value-type="float" office:value="4" calcext:value-type="float">
            <text:p>4</text:p>
          </table:table-cell>
          <table:table-cell table:formula="of:=[.E15]+1" office:value-type="float" office:value="5" calcext:value-type="float">
            <text:p>5</text:p>
          </table:table-cell>
          <table:table-cell table:formula="of:=[.F15]+1" office:value-type="float" office:value="6" calcext:value-type="float">
            <text:p>6</text:p>
          </table:table-cell>
          <table:table-cell table:formula="of:=[.G15]+1" office:value-type="float" office:value="7" calcext:value-type="float">
            <text:p>7</text:p>
          </table:table-cell>
          <table:table-cell table:formula="of:=[.H15]+1" office:value-type="float" office:value="8" calcext:value-type="float">
            <text:p>8</text:p>
          </table:table-cell>
          <table:table-cell table:formula="of:=[.I15]+1" office:value-type="float" office:value="9" calcext:value-type="float">
            <text:p>9</text:p>
          </table:table-cell>
          <table:table-cell table:formula="of:=[.J15]+1" office:value-type="float" office:value="10" calcext:value-type="float">
            <text:p>10</text:p>
          </table:table-cell>
          <table:table-cell table:formula="of:=[.K15]+1" office:value-type="float" office:value="11" calcext:value-type="float">
            <text:p>11</text:p>
          </table:table-cell>
          <table:table-cell table:formula="of:=[.L15]+1" office:value-type="float" office:value="12" calcext:value-type="float">
            <text:p>12</text:p>
          </table:table-cell>
          <table:table-cell table:formula="of:=[.M15]+1" office:value-type="float" office:value="13" calcext:value-type="float">
            <text:p>13</text:p>
          </table:table-cell>
          <table:table-cell table:formula="of:=[.N15]+1" office:value-type="float" office:value="14" calcext:value-type="float">
            <text:p>14</text:p>
          </table:table-cell>
          <table:table-cell table:formula="of:=[.O15]+1" office:value-type="float" office:value="15" calcext:value-type="float">
            <text:p>15</text:p>
          </table:table-cell>
          <table:table-cell table:formula="of:=[.P15]+1" office:value-type="float" office:value="16" calcext:value-type="float">
            <text:p>16</text:p>
          </table:table-cell>
          <table:table-cell table:formula="of:=[.Q15]+1" office:value-type="float" office:value="17" calcext:value-type="float">
            <text:p>17</text:p>
          </table:table-cell>
          <table:table-cell table:formula="of:=[.R15]+1" office:value-type="float" office:value="18" calcext:value-type="float">
            <text:p>18</text:p>
          </table:table-cell>
          <table:table-cell table:formula="of:=[.S15]+1" office:value-type="float" office:value="19" calcext:value-type="float">
            <text:p>19</text:p>
          </table:table-cell>
          <table:table-cell table:formula="of:=[.T15]+1" office:value-type="float" office:value="20" calcext:value-type="float">
            <text:p>20</text:p>
          </table:table-cell>
          <table:table-cell table:formula="of:=[.U15]+1" office:value-type="float" office:value="21" calcext:value-type="float">
            <text:p>21</text:p>
          </table:table-cell>
          <table:table-cell table:formula="of:=[.V15]+1" office:value-type="float" office:value="22" calcext:value-type="float">
            <text:p>22</text:p>
          </table:table-cell>
          <table:table-cell table:formula="of:=[.W15]+1" office:value-type="float" office:value="23" calcext:value-type="float">
            <text:p>23</text:p>
          </table:table-cell>
          <table:table-cell table:formula="of:=[.X15]+1" office:value-type="float" office:value="24" calcext:value-type="float">
            <text:p>24</text:p>
          </table:table-cell>
          <table:table-cell table:formula="of:=[.Y15]+1" office:value-type="float" office:value="25" calcext:value-type="float">
            <text:p>25</text:p>
          </table:table-cell>
          <table:table-cell table:formula="of:=[.Z15]+1" office:value-type="float" office:value="26" calcext:value-type="float">
            <text:p>26</text:p>
          </table:table-cell>
          <table:table-cell table:formula="of:=[.AA15]+1" office:value-type="float" office:value="27" calcext:value-type="float">
            <text:p>27</text:p>
          </table:table-cell>
          <table:table-cell table:formula="of:=[.AB15]+1" office:value-type="float" office:value="28" calcext:value-type="float">
            <text:p>28</text:p>
          </table:table-cell>
          <table:table-cell table:formula="of:=[.AC15]+1" office:value-type="float" office:value="29" calcext:value-type="float">
            <text:p>29</text:p>
          </table:table-cell>
          <table:table-cell table:formula="of:=[.AD15]+1" office:value-type="float" office:value="30" calcext:value-type="float">
            <text:p>30</text:p>
          </table:table-cell>
          <table:table-cell table:formula="of:=[.AE15]+1" office:value-type="float" office:value="31" calcext:value-type="float">
            <text:p>31</text:p>
          </table:table-cell>
          <table:table-cell table:formula="of:=[.AF15]+1" office:value-type="float" office:value="32" calcext:value-type="float">
            <text:p>32</text:p>
          </table:table-cell>
          <table:table-cell table:formula="of:=[.AG15]+1" office:value-type="float" office:value="33" calcext:value-type="float">
            <text:p>33</text:p>
          </table:table-cell>
          <table:table-cell table:formula="of:=[.AH15]+1" office:value-type="float" office:value="34" calcext:value-type="float">
            <text:p>34</text:p>
          </table:table-cell>
          <table:table-cell table:formula="of:=[.AI15]+1" office:value-type="float" office:value="35" calcext:value-type="float">
            <text:p>35</text:p>
          </table:table-cell>
          <table:table-cell table:formula="of:=[.AJ15]+1" office:value-type="float" office:value="36" calcext:value-type="float">
            <text:p>36</text:p>
          </table:table-cell>
          <table:table-cell table:formula="of:=[.AK15]+1" office:value-type="float" office:value="37" calcext:value-type="float">
            <text:p>37</text:p>
          </table:table-cell>
          <table:table-cell table:formula="of:=[.AL15]+1" office:value-type="float" office:value="38" calcext:value-type="float">
            <text:p>38</text:p>
          </table:table-cell>
          <table:table-cell table:formula="of:=[.AM15]+1" office:value-type="float" office:value="39" calcext:value-type="float">
            <text:p>39</text:p>
          </table:table-cell>
          <table:table-cell table:formula="of:=[.AN15]+1" office:value-type="float" office:value="40" calcext:value-type="float">
            <text:p>40</text:p>
          </table:table-cell>
          <table:table-cell table:formula="of:=[.AO15]+1" office:value-type="float" office:value="41" calcext:value-type="float">
            <text:p>41</text:p>
          </table:table-cell>
          <table:table-cell table:formula="of:=[.AP15]+1" office:value-type="float" office:value="42" calcext:value-type="float">
            <text:p>42</text:p>
          </table:table-cell>
          <table:table-cell table:formula="of:=[.AQ15]+1" office:value-type="float" office:value="43" calcext:value-type="float">
            <text:p>43</text:p>
          </table:table-cell>
          <table:table-cell table:formula="of:=[.AR15]+1" office:value-type="float" office:value="44" calcext:value-type="float">
            <text:p>44</text:p>
          </table:table-cell>
          <table:table-cell table:formula="of:=[.AS15]+1" office:value-type="float" office:value="45" calcext:value-type="float">
            <text:p>45</text:p>
          </table:table-cell>
          <table:table-cell table:formula="of:=[.AT15]+1" office:value-type="float" office:value="46" calcext:value-type="float">
            <text:p>46</text:p>
          </table:table-cell>
          <table:table-cell table:formula="of:=[.AU15]+1" office:value-type="float" office:value="47" calcext:value-type="float">
            <text:p>47</text:p>
          </table:table-cell>
          <table:table-cell table:formula="of:=[.AV15]+1" office:value-type="float" office:value="48" calcext:value-type="float">
            <text:p>4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emps pour homogène 128 *</text:p>
          </table:table-cell>
          <table:table-cell office:value-type="float" office:value="1.35212" calcext:value-type="float">
            <text:p>1,35212</text:p>
          </table:table-cell>
          <table:table-cell office:value-type="float" office:value="0.691667333333333" calcext:value-type="float">
            <text:p>0,6916673333</text:p>
          </table:table-cell>
          <table:table-cell office:value-type="float" office:value="0.472583666666667" calcext:value-type="float">
            <text:p>0,4725836667</text:p>
          </table:table-cell>
          <table:table-cell office:value-type="float" office:value="0.363433333333333" calcext:value-type="float">
            <text:p>0,3634333333</text:p>
          </table:table-cell>
          <table:table-cell office:value-type="float" office:value="0.298313333333333" calcext:value-type="float">
            <text:p>0,2983133333</text:p>
          </table:table-cell>
          <table:table-cell office:value-type="float" office:value="0.255930333333333" calcext:value-type="float">
            <text:p>0,2559303333</text:p>
          </table:table-cell>
          <table:table-cell office:value-type="float" office:value="0.225794" calcext:value-type="float">
            <text:p>0,225794</text:p>
          </table:table-cell>
          <table:table-cell office:value-type="float" office:value="0.225564333333333" calcext:value-type="float">
            <text:p>0,2255643333</text:p>
          </table:table-cell>
          <table:table-cell office:value-type="float" office:value="0.190300333333333" calcext:value-type="float">
            <text:p>0,1903003333</text:p>
          </table:table-cell>
          <table:table-cell office:value-type="float" office:value="0.196458" calcext:value-type="float">
            <text:p>0,196458</text:p>
          </table:table-cell>
          <table:table-cell office:value-type="float" office:value="0.181389333333333" calcext:value-type="float">
            <text:p>0,1813893333</text:p>
          </table:table-cell>
          <table:table-cell office:value-type="float" office:value="0.175347333333333" calcext:value-type="float">
            <text:p>0,1753473333</text:p>
          </table:table-cell>
          <table:table-cell office:value-type="float" office:value="0.174847333333333" calcext:value-type="float">
            <text:p>0,1748473333</text:p>
          </table:table-cell>
          <table:table-cell office:value-type="float" office:value="0.196469" calcext:value-type="float">
            <text:p>0,196469</text:p>
          </table:table-cell>
          <table:table-cell office:value-type="float" office:value="0.247637" calcext:value-type="float">
            <text:p>0,247637</text:p>
          </table:table-cell>
          <table:table-cell office:value-type="float" office:value="0.176543666666667" calcext:value-type="float">
            <text:p>0,1765436667</text:p>
          </table:table-cell>
          <table:table-cell office:value-type="float" office:value="0.238235666666667" calcext:value-type="float">
            <text:p>0,2382356667</text:p>
          </table:table-cell>
          <table:table-cell office:value-type="float" office:value="0.193808" calcext:value-type="float">
            <text:p>0,193808</text:p>
          </table:table-cell>
          <table:table-cell office:value-type="float" office:value="0.222391333333333" calcext:value-type="float">
            <text:p>0,2223913333</text:p>
          </table:table-cell>
          <table:table-cell office:value-type="float" office:value="0.225948666666667" calcext:value-type="float">
            <text:p>0,2259486667</text:p>
          </table:table-cell>
          <table:table-cell office:value-type="float" office:value="0.163357" calcext:value-type="float">
            <text:p>0,163357</text:p>
          </table:table-cell>
          <table:table-cell office:value-type="float" office:value="0.182806666666667" calcext:value-type="float">
            <text:p>0,1828066667</text:p>
          </table:table-cell>
          <table:table-cell office:value-type="float" office:value="0.184242666666667" calcext:value-type="float">
            <text:p>0,1842426667</text:p>
          </table:table-cell>
          <table:table-cell office:value-type="float" office:value="0.391965666666667" calcext:value-type="float">
            <text:p>0,3919656667</text:p>
          </table:table-cell>
          <table:table-cell office:value-type="float" office:value="0.387884666666667" calcext:value-type="float">
            <text:p>0,3878846667</text:p>
          </table:table-cell>
          <table:table-cell office:value-type="float" office:value="0.277335666666667" calcext:value-type="float">
            <text:p>0,2773356667</text:p>
          </table:table-cell>
          <table:table-cell office:value-type="float" office:value="0.209457" calcext:value-type="float">
            <text:p>0,209457</text:p>
          </table:table-cell>
          <table:table-cell office:value-type="float" office:value="0.451750333333333" calcext:value-type="float">
            <text:p>0,4517503333</text:p>
          </table:table-cell>
          <table:table-cell office:value-type="float" office:value="0.662433" calcext:value-type="float">
            <text:p>0,662433</text:p>
          </table:table-cell>
          <table:table-cell office:value-type="float" office:value="0.194840666666667" calcext:value-type="float">
            <text:p>0,1948406667</text:p>
          </table:table-cell>
          <table:table-cell office:value-type="float" office:value="0.358715666666667" calcext:value-type="float">
            <text:p>0,3587156667</text:p>
          </table:table-cell>
          <table:table-cell office:value-type="float" office:value="0.530985" calcext:value-type="float">
            <text:p>0,530985</text:p>
          </table:table-cell>
          <table:table-cell office:value-type="float" office:value="0.629238333333333" calcext:value-type="float">
            <text:p>0,6292383333</text:p>
          </table:table-cell>
          <table:table-cell office:value-type="float" office:value="0.486492" calcext:value-type="float">
            <text:p>0,486492</text:p>
          </table:table-cell>
          <table:table-cell office:value-type="float" office:value="0.50867" calcext:value-type="float">
            <text:p>0,50867</text:p>
          </table:table-cell>
          <table:table-cell office:value-type="float" office:value="0.724462333333333" calcext:value-type="float">
            <text:p>0,7244623333</text:p>
          </table:table-cell>
          <table:table-cell office:value-type="float" office:value="0.334114333333333" calcext:value-type="float">
            <text:p>0,3341143333</text:p>
          </table:table-cell>
          <table:table-cell office:value-type="float" office:value="1.06821866666667" calcext:value-type="float">
            <text:p>1,0682186667</text:p>
          </table:table-cell>
          <table:table-cell office:value-type="float" office:value="0.880674" calcext:value-type="float">
            <text:p>0,880674</text:p>
          </table:table-cell>
          <table:table-cell office:value-type="float" office:value="0.320433666666667" calcext:value-type="float">
            <text:p>0,3204336667</text:p>
          </table:table-cell>
          <table:table-cell office:value-type="float" office:value="0.608344666666667" calcext:value-type="float">
            <text:p>0,6083446667</text:p>
          </table:table-cell>
          <table:table-cell office:value-type="float" office:value="2.53688533333333" calcext:value-type="float">
            <text:p>2,5368853333</text:p>
          </table:table-cell>
          <table:table-cell office:value-type="float" office:value="0.838778333333333" calcext:value-type="float">
            <text:p>0,8387783333</text:p>
          </table:table-cell>
          <table:table-cell office:value-type="float" office:value="1.52083033333333" calcext:value-type="float">
            <text:p>1,5208303333</text:p>
          </table:table-cell>
          <table:table-cell office:value-type="float" office:value="0.978017" calcext:value-type="float">
            <text:p>0,978017</text:p>
          </table:table-cell>
          <table:table-cell office:value-type="float" office:value="3.81152666666667" calcext:value-type="float">
            <text:p>3,8115266667</text:p>
          </table:table-cell>
          <table:table-cell office:value-type="float" office:value="3.93552666666667" calcext:value-type="float">
            <text:p>3,9355266667</text:p>
          </table:table-cell>
          <table:table-cell office:value-type="float" office:value="3.12496" calcext:value-type="float">
            <text:p>3,1249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peed up pour homogène 128</text:p>
          </table:table-cell>
          <table:table-cell table:formula="of:=[.$B16]/[.B16]" office:value-type="float" office:value="1" calcext:value-type="float">
            <text:p>1</text:p>
          </table:table-cell>
          <table:table-cell table:formula="of:=[.$B16]/[.C16]" office:value-type="float" office:value="1.95487040494419" calcext:value-type="float">
            <text:p>1,9548704049</text:p>
          </table:table-cell>
          <table:table-cell table:formula="of:=[.$B16]/[.D16]" office:value-type="float" office:value="2.86112300396896" calcext:value-type="float">
            <text:p>2,861123004</text:p>
          </table:table-cell>
          <table:table-cell table:formula="of:=[.$B16]/[.E16]" office:value-type="float" office:value="3.72040722736862" calcext:value-type="float">
            <text:p>3,7204072274</text:p>
          </table:table-cell>
          <table:table-cell table:formula="of:=[.$B16]/[.F16]" office:value-type="float" office:value="4.53254966813418" calcext:value-type="float">
            <text:p>4,5325496681</text:p>
          </table:table-cell>
          <table:table-cell table:formula="of:=[.$B16]/[.G16]" office:value-type="float" office:value="5.28315648399109" calcext:value-type="float">
            <text:p>5,283156484</text:p>
          </table:table-cell>
          <table:table-cell table:formula="of:=[.$B16]/[.H16]" office:value-type="float" office:value="5.98829021143166" calcext:value-type="float">
            <text:p>5,9882902114</text:p>
          </table:table-cell>
          <table:table-cell table:formula="of:=[.$B16]/[.I16]" office:value-type="float" office:value="5.9943874105392" calcext:value-type="float">
            <text:p>5,9943874105</text:p>
          </table:table-cell>
          <table:table-cell table:formula="of:=[.$B16]/[.J16]" office:value-type="float" office:value="7.1051898665443" calcext:value-type="float">
            <text:p>7,1051898665</text:p>
          </table:table-cell>
          <table:table-cell table:formula="of:=[.$B16]/[.K16]" office:value-type="float" office:value="6.88248887802991" calcext:value-type="float">
            <text:p>6,882488878</text:p>
          </table:table-cell>
          <table:table-cell table:formula="of:=[.$B16]/[.L16]" office:value-type="float" office:value="7.45424207230121" calcext:value-type="float">
            <text:p>7,4542420723</text:p>
          </table:table-cell>
          <table:table-cell table:formula="of:=[.$B16]/[.M16]" office:value-type="float" office:value="7.7110953117812" calcext:value-type="float">
            <text:p>7,7110953118</text:p>
          </table:table-cell>
          <table:table-cell table:formula="of:=[.$B16]/[.N16]" office:value-type="float" office:value="7.73314624949005" calcext:value-type="float">
            <text:p>7,7331462495</text:p>
          </table:table-cell>
          <table:table-cell table:formula="of:=[.$B16]/[.O16]" office:value-type="float" office:value="6.88210353796273" calcext:value-type="float">
            <text:p>6,882103538</text:p>
          </table:table-cell>
          <table:table-cell table:formula="of:=[.$B16]/[.P16]" office:value-type="float" office:value="5.46008875894959" calcext:value-type="float">
            <text:p>5,4600887589</text:p>
          </table:table-cell>
          <table:table-cell table:formula="of:=[.$B16]/[.Q16]" office:value-type="float" office:value="7.65884172187805" calcext:value-type="float">
            <text:p>7,6588417219</text:p>
          </table:table-cell>
          <table:table-cell table:formula="of:=[.$B16]/[.R16]" office:value-type="float" office:value="5.67555655674283" calcext:value-type="float">
            <text:p>5,6755565567</text:p>
          </table:table-cell>
          <table:table-cell table:formula="of:=[.$B16]/[.S16]" office:value-type="float" office:value="6.97659539337902" calcext:value-type="float">
            <text:p>6,9765953934</text:p>
          </table:table-cell>
          <table:table-cell table:formula="of:=[.$B16]/[.T16]" office:value-type="float" office:value="6.07991318606541" calcext:value-type="float">
            <text:p>6,0799131861</text:p>
          </table:table-cell>
          <table:table-cell table:formula="of:=[.$B16]/[.U16]" office:value-type="float" office:value="5.98419109945326" calcext:value-type="float">
            <text:p>5,9841910995</text:p>
          </table:table-cell>
          <table:table-cell table:formula="of:=[.$B16]/[.V16]" office:value-type="float" office:value="8.27708638136107" calcext:value-type="float">
            <text:p>8,2770863814</text:p>
          </table:table-cell>
          <table:table-cell table:formula="of:=[.$B16]/[.W16]" office:value-type="float" office:value="7.3964479778272" calcext:value-type="float">
            <text:p>7,3964479778</text:p>
          </table:table-cell>
          <table:table-cell table:formula="of:=[.$B16]/[.X16]" office:value-type="float" office:value="7.3387995542111" calcext:value-type="float">
            <text:p>7,3387995542</text:p>
          </table:table-cell>
          <table:table-cell table:formula="of:=[.$B16]/[.Y16]" office:value-type="float" office:value="3.44958784655458" calcext:value-type="float">
            <text:p>3,4495878466</text:p>
          </table:table-cell>
          <table:table-cell table:formula="of:=[.$B16]/[.Z16]" office:value-type="float" office:value="3.48588154210787" calcext:value-type="float">
            <text:p>3,4858815421</text:p>
          </table:table-cell>
          <table:table-cell table:formula="of:=[.$B16]/[.AA16]" office:value-type="float" office:value="4.87539167338736" calcext:value-type="float">
            <text:p>4,8753916734</text:p>
          </table:table-cell>
          <table:table-cell table:formula="of:=[.$B16]/[.AB16]" office:value-type="float" office:value="6.45535837904677" calcext:value-type="float">
            <text:p>6,455358379</text:p>
          </table:table-cell>
          <table:table-cell table:formula="of:=[.$B16]/[.AC16]" office:value-type="float" office:value="2.99306918054294" calcext:value-type="float">
            <text:p>2,9930691805</text:p>
          </table:table-cell>
          <table:table-cell table:formula="of:=[.$B16]/[.AD16]" office:value-type="float" office:value="2.04114227401111" calcext:value-type="float">
            <text:p>2,041142274</text:p>
          </table:table-cell>
          <table:table-cell table:formula="of:=[.$B16]/[.AE16]" office:value-type="float" office:value="6.9396190391465" calcext:value-type="float">
            <text:p>6,9396190391</text:p>
          </table:table-cell>
          <table:table-cell table:formula="of:=[.$B16]/[.AF16]" office:value-type="float" office:value="3.76933634531342" calcext:value-type="float">
            <text:p>3,7693363453</text:p>
          </table:table-cell>
          <table:table-cell table:formula="of:=[.$B16]/[.AG16]" office:value-type="float" office:value="2.54643728165579" calcext:value-type="float">
            <text:p>2,5464372817</text:p>
          </table:table-cell>
          <table:table-cell table:formula="of:=[.$B16]/[.AH16]" office:value-type="float" office:value="2.14882013439529" calcext:value-type="float">
            <text:p>2,1488201344</text:p>
          </table:table-cell>
          <table:table-cell table:formula="of:=[.$B16]/[.AI16]" office:value-type="float" office:value="2.77932627874662" calcext:value-type="float">
            <text:p>2,7793262787</text:p>
          </table:table-cell>
          <table:table-cell table:formula="of:=[.$B16]/[.AJ16]" office:value-type="float" office:value="2.65814771856017" calcext:value-type="float">
            <text:p>2,6581477186</text:p>
          </table:table-cell>
          <table:table-cell table:formula="of:=[.$B16]/[.AK16]" office:value-type="float" office:value="1.86637722596114" calcext:value-type="float">
            <text:p>1,866377226</text:p>
          </table:table-cell>
          <table:table-cell table:formula="of:=[.$B16]/[.AL16]" office:value-type="float" office:value="4.04687816446067" calcext:value-type="float">
            <text:p>4,0468781645</text:p>
          </table:table-cell>
          <table:table-cell table:formula="of:=[.$B16]/[.AM16]" office:value-type="float" office:value="1.26577080348093" calcext:value-type="float">
            <text:p>1,2657708035</text:p>
          </table:table-cell>
          <table:table-cell table:formula="of:=[.$B16]/[.AN16]" office:value-type="float" office:value="1.53532408132862" calcext:value-type="float">
            <text:p>1,5353240813</text:p>
          </table:table-cell>
          <table:table-cell table:formula="of:=[.$B16]/[.AO16]" office:value-type="float" office:value="4.21965648636587" calcext:value-type="float">
            <text:p>4,2196564864</text:p>
          </table:table-cell>
          <table:table-cell table:formula="of:=[.$B16]/[.AP16]" office:value-type="float" office:value="2.22262160595364" calcext:value-type="float">
            <text:p>2,222621606</text:p>
          </table:table-cell>
          <table:table-cell table:formula="of:=[.$B16]/[.AQ16]" office:value-type="float" office:value="0.532984278884764" calcext:value-type="float">
            <text:p>0,5329842789</text:p>
          </table:table-cell>
          <table:table-cell table:formula="of:=[.$B16]/[.AR16]" office:value-type="float" office:value="1.61201111934619" calcext:value-type="float">
            <text:p>1,6120111193</text:p>
          </table:table-cell>
          <table:table-cell table:formula="of:=[.$B16]/[.AS16]" office:value-type="float" office:value="0.889066959255374" calcext:value-type="float">
            <text:p>0,8890669593</text:p>
          </table:table-cell>
          <table:table-cell table:formula="of:=[.$B16]/[.AT16]" office:value-type="float" office:value="1.38251175593062" calcext:value-type="float">
            <text:p>1,3825117559</text:p>
          </table:table-cell>
          <table:table-cell table:formula="of:=[.$B16]/[.AU16]" office:value-type="float" office:value="0.354744992820025" calcext:value-type="float">
            <text:p>0,3547449928</text:p>
          </table:table-cell>
          <table:table-cell table:formula="of:=[.$B16]/[.AV16]" office:value-type="float" office:value="0.343567739345348" calcext:value-type="float">
            <text:p>0,3435677393</text:p>
          </table:table-cell>
          <table:table-cell table:formula="of:=[.$B16]/[.AW16]" office:value-type="float" office:value="0.432683938354411" calcext:value-type="float">
            <text:p>0,432683938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emps pour peak 128 *</text:p>
          </table:table-cell>
          <table:table-cell office:value-type="float" office:value="23.2079" calcext:value-type="float">
            <text:p>23,2079</text:p>
          </table:table-cell>
          <table:table-cell office:value-type="float" office:value="11.7916" calcext:value-type="float">
            <text:p>11,7916</text:p>
          </table:table-cell>
          <table:table-cell office:value-type="float" office:value="8.12339" calcext:value-type="float">
            <text:p>8,12339</text:p>
          </table:table-cell>
          <table:table-cell office:value-type="float" office:value="6.25692666666667" calcext:value-type="float">
            <text:p>6,2569266667</text:p>
          </table:table-cell>
          <table:table-cell office:value-type="float" office:value="5.01468666666667" calcext:value-type="float">
            <text:p>5,0146866667</text:p>
          </table:table-cell>
          <table:table-cell office:value-type="float" office:value="4.3649" calcext:value-type="float">
            <text:p>4,3649</text:p>
          </table:table-cell>
          <table:table-cell office:value-type="float" office:value="3.81788666666667" calcext:value-type="float">
            <text:p>3,8178866667</text:p>
          </table:table-cell>
          <table:table-cell office:value-type="float" office:value="3.4886" calcext:value-type="float">
            <text:p>3,4886</text:p>
          </table:table-cell>
          <table:table-cell office:value-type="float" office:value="3.18948" calcext:value-type="float">
            <text:p>3,18948</text:p>
          </table:table-cell>
          <table:table-cell office:value-type="float" office:value="2.99736" calcext:value-type="float">
            <text:p>2,99736</text:p>
          </table:table-cell>
          <table:table-cell office:value-type="float" office:value="2.75225333333333" calcext:value-type="float">
            <text:p>2,7522533333</text:p>
          </table:table-cell>
          <table:table-cell office:value-type="float" office:value="2.61919666666667" calcext:value-type="float">
            <text:p>2,6191966667</text:p>
          </table:table-cell>
          <table:table-cell office:value-type="float" office:value="2.49423333333333" calcext:value-type="float">
            <text:p>2,4942333333</text:p>
          </table:table-cell>
          <table:table-cell office:value-type="float" office:value="2.39814" calcext:value-type="float">
            <text:p>2,39814</text:p>
          </table:table-cell>
          <table:table-cell office:value-type="float" office:value="2.23274666666667" calcext:value-type="float">
            <text:p>2,2327466667</text:p>
          </table:table-cell>
          <table:table-cell office:value-type="float" office:value="2.17793333333333" calcext:value-type="float">
            <text:p>2,1779333333</text:p>
          </table:table-cell>
          <table:table-cell office:value-type="float" office:value="2.13583666666667" calcext:value-type="float">
            <text:p>2,1358366667</text:p>
          </table:table-cell>
          <table:table-cell office:value-type="float" office:value="2.06682" calcext:value-type="float">
            <text:p>2,06682</text:p>
          </table:table-cell>
          <table:table-cell office:value-type="float" office:value="2.32316666666667" calcext:value-type="float">
            <text:p>2,3231666667</text:p>
          </table:table-cell>
          <table:table-cell office:value-type="float" office:value="2.03430333333333" calcext:value-type="float">
            <text:p>2,0343033333</text:p>
          </table:table-cell>
          <table:table-cell office:value-type="float" office:value="2.05108666666667" calcext:value-type="float">
            <text:p>2,0510866667</text:p>
          </table:table-cell>
          <table:table-cell office:value-type="float" office:value="2.08897666666667" calcext:value-type="float">
            <text:p>2,0889766667</text:p>
          </table:table-cell>
          <table:table-cell office:value-type="float" office:value="2.06644" calcext:value-type="float">
            <text:p>2,06644</text:p>
          </table:table-cell>
          <table:table-cell office:value-type="float" office:value="1.96294" calcext:value-type="float">
            <text:p>1,96294</text:p>
          </table:table-cell>
          <table:table-cell office:value-type="float" office:value="2.05887" calcext:value-type="float">
            <text:p>2,05887</text:p>
          </table:table-cell>
          <table:table-cell office:value-type="float" office:value="2.05373666666667" calcext:value-type="float">
            <text:p>2,0537366667</text:p>
          </table:table-cell>
          <table:table-cell office:value-type="float" office:value="1.94493333333333" calcext:value-type="float">
            <text:p>1,9449333333</text:p>
          </table:table-cell>
          <table:table-cell office:value-type="float" office:value="2.50309" calcext:value-type="float">
            <text:p>2,50309</text:p>
          </table:table-cell>
          <table:table-cell office:value-type="float" office:value="2.05645" calcext:value-type="float">
            <text:p>2,05645</text:p>
          </table:table-cell>
          <table:table-cell office:value-type="float" office:value="2.05946333333333" calcext:value-type="float">
            <text:p>2,0594633333</text:p>
          </table:table-cell>
          <table:table-cell office:value-type="float" office:value="2.00240666666667" calcext:value-type="float">
            <text:p>2,0024066667</text:p>
          </table:table-cell>
          <table:table-cell office:value-type="float" office:value="2.29372" calcext:value-type="float">
            <text:p>2,29372</text:p>
          </table:table-cell>
          <table:table-cell office:value-type="float" office:value="2.21432666666667" calcext:value-type="float">
            <text:p>2,2143266667</text:p>
          </table:table-cell>
          <table:table-cell office:value-type="float" office:value="2.16676" calcext:value-type="float">
            <text:p>2,16676</text:p>
          </table:table-cell>
          <table:table-cell office:value-type="float" office:value="2.01465333333333" calcext:value-type="float">
            <text:p>2,0146533333</text:p>
          </table:table-cell>
          <table:table-cell office:value-type="float" office:value="2.03309" calcext:value-type="float">
            <text:p>2,03309</text:p>
          </table:table-cell>
          <table:table-cell office:value-type="float" office:value="2.43908666666667" calcext:value-type="float">
            <text:p>2,4390866667</text:p>
          </table:table-cell>
          <table:table-cell office:value-type="float" office:value="2.42064" calcext:value-type="float">
            <text:p>2,42064</text:p>
          </table:table-cell>
          <table:table-cell office:value-type="float" office:value="2.81142333333333" calcext:value-type="float">
            <text:p>2,8114233333</text:p>
          </table:table-cell>
          <table:table-cell office:value-type="float" office:value="2.38141666666667" calcext:value-type="float">
            <text:p>2,3814166667</text:p>
          </table:table-cell>
          <table:table-cell office:value-type="float" office:value="2.67948333333333" calcext:value-type="float">
            <text:p>2,6794833333</text:p>
          </table:table-cell>
          <table:table-cell office:value-type="float" office:value="3.24379333333333" calcext:value-type="float">
            <text:p>3,2437933333</text:p>
          </table:table-cell>
          <table:table-cell office:value-type="float" office:value="4.68704333333333" calcext:value-type="float">
            <text:p>4,6870433333</text:p>
          </table:table-cell>
          <table:table-cell office:value-type="float" office:value="4.45221333333333" calcext:value-type="float">
            <text:p>4,4522133333</text:p>
          </table:table-cell>
          <table:table-cell office:value-type="float" office:value="5.47611333333333" calcext:value-type="float">
            <text:p>5,4761133333</text:p>
          </table:table-cell>
          <table:table-cell office:value-type="float" office:value="3.85805" calcext:value-type="float">
            <text:p>3,85805</text:p>
          </table:table-cell>
          <table:table-cell office:value-type="float" office:value="4.03786666666667" calcext:value-type="float">
            <text:p>4,0378666667</text:p>
          </table:table-cell>
          <table:table-cell office:value-type="float" office:value="5.78027" calcext:value-type="float">
            <text:p>5,7802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peed up pour peak 128</text:p>
          </table:table-cell>
          <table:table-cell table:formula="of:=[.$B18]/[.B18]" office:value-type="float" office:value="1" calcext:value-type="float">
            <text:p>1</text:p>
          </table:table-cell>
          <table:table-cell table:formula="of:=[.$B18]/[.C18]" office:value-type="float" office:value="1.96817225821771" calcext:value-type="float">
            <text:p>1,9681722582</text:p>
          </table:table-cell>
          <table:table-cell table:formula="of:=[.$B18]/[.D18]" office:value-type="float" office:value="2.85692303336415" calcext:value-type="float">
            <text:p>2,8569230334</text:p>
          </table:table-cell>
          <table:table-cell table:formula="of:=[.$B18]/[.E18]" office:value-type="float" office:value="3.70915326907033" calcext:value-type="float">
            <text:p>3,7091532691</text:p>
          </table:table-cell>
          <table:table-cell table:formula="of:=[.$B18]/[.F18]" office:value-type="float" office:value="4.62798606227308" calcext:value-type="float">
            <text:p>4,6279860623</text:p>
          </table:table-cell>
          <table:table-cell table:formula="of:=[.$B18]/[.G18]" office:value-type="float" office:value="5.31693738688172" calcext:value-type="float">
            <text:p>5,3169373869</text:p>
          </table:table-cell>
          <table:table-cell table:formula="of:=[.$B18]/[.H18]" office:value-type="float" office:value="6.0787294192424" calcext:value-type="float">
            <text:p>6,0787294192</text:p>
          </table:table-cell>
          <table:table-cell table:formula="of:=[.$B18]/[.I18]" office:value-type="float" office:value="6.6524967035487" calcext:value-type="float">
            <text:p>6,6524967035</text:p>
          </table:table-cell>
          <table:table-cell table:formula="of:=[.$B18]/[.J18]" office:value-type="float" office:value="7.27638988173621" calcext:value-type="float">
            <text:p>7,2763898817</text:p>
          </table:table-cell>
          <table:table-cell table:formula="of:=[.$B18]/[.K18]" office:value-type="float" office:value="7.74278031334241" calcext:value-type="float">
            <text:p>7,7427803133</text:p>
          </table:table-cell>
          <table:table-cell table:formula="of:=[.$B18]/[.L18]" office:value-type="float" office:value="8.43232696602543" calcext:value-type="float">
            <text:p>8,432326966</text:p>
          </table:table-cell>
          <table:table-cell table:formula="of:=[.$B18]/[.M18]" office:value-type="float" office:value="8.86069392778192" calcext:value-type="float">
            <text:p>8,8606939278</text:p>
          </table:table-cell>
          <table:table-cell table:formula="of:=[.$B18]/[.N18]" office:value-type="float" office:value="9.30462266294254" calcext:value-type="float">
            <text:p>9,3046226629</text:p>
          </table:table-cell>
          <table:table-cell table:formula="of:=[.$B18]/[.O18]" office:value-type="float" office:value="9.6774583635651" calcext:value-type="float">
            <text:p>9,6774583636</text:p>
          </table:table-cell>
          <table:table-cell table:formula="of:=[.$B18]/[.P18]" office:value-type="float" office:value="10.3943274651252" calcext:value-type="float">
            <text:p>10,3943274651</text:p>
          </table:table-cell>
          <table:table-cell table:formula="of:=[.$B18]/[.Q18]" office:value-type="float" office:value="10.6559276378218" calcext:value-type="float">
            <text:p>10,6559276378</text:p>
          </table:table-cell>
          <table:table-cell table:formula="of:=[.$B18]/[.R18]" office:value-type="float" office:value="10.8659526087357" calcext:value-type="float">
            <text:p>10,8659526087</text:p>
          </table:table-cell>
          <table:table-cell table:formula="of:=[.$B18]/[.S18]" office:value-type="float" office:value="11.228795928044" calcext:value-type="float">
            <text:p>11,228795928</text:p>
          </table:table-cell>
          <table:table-cell table:formula="of:=[.$B18]/[.T18]" office:value-type="float" office:value="9.98976971088312" calcext:value-type="float">
            <text:p>9,9897697109</text:p>
          </table:table-cell>
          <table:table-cell table:formula="of:=[.$B18]/[.U18]" office:value-type="float" office:value="11.4082790013289" calcext:value-type="float">
            <text:p>11,4082790013</text:p>
          </table:table-cell>
          <table:table-cell table:formula="of:=[.$B18]/[.V18]" office:value-type="float" office:value="11.3149289969869" calcext:value-type="float">
            <text:p>11,314928997</text:p>
          </table:table-cell>
          <table:table-cell table:formula="of:=[.$B18]/[.W18]" office:value-type="float" office:value="11.1096980499224" calcext:value-type="float">
            <text:p>11,1096980499</text:p>
          </table:table-cell>
          <table:table-cell table:formula="of:=[.$B18]/[.X18]" office:value-type="float" office:value="11.2308608040882" calcext:value-type="float">
            <text:p>11,2308608041</text:p>
          </table:table-cell>
          <table:table-cell table:formula="of:=[.$B18]/[.Y18]" office:value-type="float" office:value="11.8230307599825" calcext:value-type="float">
            <text:p>11,82303076</text:p>
          </table:table-cell>
          <table:table-cell table:formula="of:=[.$B18]/[.Z18]" office:value-type="float" office:value="11.2721541428065" calcext:value-type="float">
            <text:p>11,2721541428</text:p>
          </table:table-cell>
          <table:table-cell table:formula="of:=[.$B18]/[.AA18]" office:value-type="float" office:value="11.3003289938178" calcext:value-type="float">
            <text:p>11,3003289938</text:p>
          </table:table-cell>
          <table:table-cell table:formula="of:=[.$B18]/[.AB18]" office:value-type="float" office:value="11.9324912593405" calcext:value-type="float">
            <text:p>11,9324912593</text:p>
          </table:table-cell>
          <table:table-cell table:formula="of:=[.$B18]/[.AC18]" office:value-type="float" office:value="9.27170017857928" calcext:value-type="float">
            <text:p>9,2717001786</text:p>
          </table:table-cell>
          <table:table-cell table:formula="of:=[.$B18]/[.AD18]" office:value-type="float" office:value="11.2854190473875" calcext:value-type="float">
            <text:p>11,2854190474</text:p>
          </table:table-cell>
          <table:table-cell table:formula="of:=[.$B18]/[.AE18]" office:value-type="float" office:value="11.2689066245414" calcext:value-type="float">
            <text:p>11,2689066245</text:p>
          </table:table-cell>
          <table:table-cell table:formula="of:=[.$B18]/[.AF18]" office:value-type="float" office:value="11.5900033626203" calcext:value-type="float">
            <text:p>11,5900033626</text:p>
          </table:table-cell>
          <table:table-cell table:formula="of:=[.$B18]/[.AG18]" office:value-type="float" office:value="10.1180178923321" calcext:value-type="float">
            <text:p>10,1180178923</text:p>
          </table:table-cell>
          <table:table-cell table:formula="of:=[.$B18]/[.AH18]" office:value-type="float" office:value="10.4807932584472" calcext:value-type="float">
            <text:p>10,4807932584</text:p>
          </table:table-cell>
          <table:table-cell table:formula="of:=[.$B18]/[.AI18]" office:value-type="float" office:value="10.7108770699108" calcext:value-type="float">
            <text:p>10,7108770699</text:p>
          </table:table-cell>
          <table:table-cell table:formula="of:=[.$B18]/[.AJ18]" office:value-type="float" office:value="11.5195500962945" calcext:value-type="float">
            <text:p>11,5195500963</text:p>
          </table:table-cell>
          <table:table-cell table:formula="of:=[.$B18]/[.AK18]" office:value-type="float" office:value="11.4150873793093" calcext:value-type="float">
            <text:p>11,4150873793</text:p>
          </table:table-cell>
          <table:table-cell table:formula="of:=[.$B18]/[.AL18]" office:value-type="float" office:value="9.51499605043417" calcext:value-type="float">
            <text:p>9,5149960504</text:p>
          </table:table-cell>
          <table:table-cell table:formula="of:=[.$B18]/[.AM18]" office:value-type="float" office:value="9.58750578359442" calcext:value-type="float">
            <text:p>9,5875057836</text:p>
          </table:table-cell>
          <table:table-cell table:formula="of:=[.$B18]/[.AN18]" office:value-type="float" office:value="8.25485785966066" calcext:value-type="float">
            <text:p>8,2548578597</text:p>
          </table:table-cell>
          <table:table-cell table:formula="of:=[.$B18]/[.AO18]" office:value-type="float" office:value="9.74541764355949" calcext:value-type="float">
            <text:p>9,7454176436</text:p>
          </table:table-cell>
          <table:table-cell table:formula="of:=[.$B18]/[.AP18]" office:value-type="float" office:value="8.66133396363728" calcext:value-type="float">
            <text:p>8,6613339636</text:p>
          </table:table-cell>
          <table:table-cell table:formula="of:=[.$B18]/[.AQ18]" office:value-type="float" office:value="7.15455567452921" calcext:value-type="float">
            <text:p>7,1545556745</text:p>
          </table:table-cell>
          <table:table-cell table:formula="of:=[.$B18]/[.AR18]" office:value-type="float" office:value="4.95150105290258" calcext:value-type="float">
            <text:p>4,9515010529</text:p>
          </table:table-cell>
          <table:table-cell table:formula="of:=[.$B18]/[.AS18]" office:value-type="float" office:value="5.21266576025109" calcext:value-type="float">
            <text:p>5,2126657603</text:p>
          </table:table-cell>
          <table:table-cell table:formula="of:=[.$B18]/[.AT18]" office:value-type="float" office:value="4.2380240486866" calcext:value-type="float">
            <text:p>4,2380240487</text:p>
          </table:table-cell>
          <table:table-cell table:formula="of:=[.$B18]/[.AU18]" office:value-type="float" office:value="6.01544821865969" calcext:value-type="float">
            <text:p>6,0154482187</text:p>
          </table:table-cell>
          <table:table-cell table:formula="of:=[.$B18]/[.AV18]" office:value-type="float" office:value="5.74756472064456" calcext:value-type="float">
            <text:p>5,7475647206</text:p>
          </table:table-cell>
          <table:table-cell table:formula="of:=[.$B18]/[.AW18]" office:value-type="float" office:value="4.01502005961659" calcext:value-type="float">
            <text:p>4,015020059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emps pour homogène 512</text:p>
          </table:table-cell>
          <table:table-cell office:value-type="float" office:value="386.033" calcext:value-type="float">
            <text:p>386,033</text:p>
          </table:table-cell>
          <table:table-cell office:value-type="float" office:value="184.691" calcext:value-type="float">
            <text:p>184,691</text:p>
          </table:table-cell>
          <table:table-cell office:value-type="float" office:value="122.349" calcext:value-type="float">
            <text:p>122,349</text:p>
          </table:table-cell>
          <table:table-cell office:value-type="float" office:value="91.951" calcext:value-type="float">
            <text:p>91,951</text:p>
          </table:table-cell>
          <table:table-cell office:value-type="float" office:value="73.3882" calcext:value-type="float">
            <text:p>73,3882</text:p>
          </table:table-cell>
          <table:table-cell office:value-type="float" office:value="61.1813" calcext:value-type="float">
            <text:p>61,1813</text:p>
          </table:table-cell>
          <table:table-cell office:value-type="float" office:value="52.5329" calcext:value-type="float">
            <text:p>52,5329</text:p>
          </table:table-cell>
          <table:table-cell office:value-type="float" office:value="46.2304" calcext:value-type="float">
            <text:p>46,2304</text:p>
          </table:table-cell>
          <table:table-cell office:value-type="float" office:value="41.4915" calcext:value-type="float">
            <text:p>41,4915</text:p>
          </table:table-cell>
          <table:table-cell office:value-type="float" office:value="37.6111" calcext:value-type="float">
            <text:p>37,6111</text:p>
          </table:table-cell>
          <table:table-cell office:value-type="float" office:value="34.3585" calcext:value-type="float">
            <text:p>34,3585</text:p>
          </table:table-cell>
          <table:table-cell office:value-type="float" office:value="31.5468" calcext:value-type="float">
            <text:p>31,5468</text:p>
          </table:table-cell>
          <table:table-cell office:value-type="float" office:value="29.0959" calcext:value-type="float">
            <text:p>29,0959</text:p>
          </table:table-cell>
          <table:table-cell office:value-type="float" office:value="27.026" calcext:value-type="float">
            <text:p>27,026</text:p>
          </table:table-cell>
          <table:table-cell office:value-type="float" office:value="25.5707" calcext:value-type="float">
            <text:p>25,5707</text:p>
          </table:table-cell>
          <table:table-cell office:value-type="float" office:value="24.4505" calcext:value-type="float">
            <text:p>24,4505</text:p>
          </table:table-cell>
          <table:table-cell office:value-type="float" office:value="22.7132" calcext:value-type="float">
            <text:p>22,7132</text:p>
          </table:table-cell>
          <table:table-cell office:value-type="float" office:value="21.5119" calcext:value-type="float">
            <text:p>21,5119</text:p>
          </table:table-cell>
          <table:table-cell office:value-type="float" office:value="20.5539" calcext:value-type="float">
            <text:p>20,5539</text:p>
          </table:table-cell>
          <table:table-cell office:value-type="float" office:value="19.9281" calcext:value-type="float">
            <text:p>19,9281</text:p>
          </table:table-cell>
          <table:table-cell office:value-type="float" office:value="19.6683" calcext:value-type="float">
            <text:p>19,6683</text:p>
          </table:table-cell>
          <table:table-cell office:value-type="float" office:value="18.4911" calcext:value-type="float">
            <text:p>18,4911</text:p>
          </table:table-cell>
          <table:table-cell office:value-type="float" office:value="17.5445" calcext:value-type="float">
            <text:p>17,5445</text:p>
          </table:table-cell>
          <table:table-cell office:value-type="float" office:value="16.8457" calcext:value-type="float">
            <text:p>16,8457</text:p>
          </table:table-cell>
          <table:table-cell office:value-type="float" office:value="18.5965" calcext:value-type="float">
            <text:p>18,5965</text:p>
          </table:table-cell>
          <table:table-cell office:value-type="float" office:value="15.807" calcext:value-type="float">
            <text:p>15,807</text:p>
          </table:table-cell>
          <table:table-cell office:value-type="float" office:value="15.5199" calcext:value-type="float">
            <text:p>15,5199</text:p>
          </table:table-cell>
          <table:table-cell office:value-type="float" office:value="15.2758" calcext:value-type="float">
            <text:p>15,2758</text:p>
          </table:table-cell>
          <table:table-cell office:value-type="float" office:value="14.5655" calcext:value-type="float">
            <text:p>14,5655</text:p>
          </table:table-cell>
          <table:table-cell office:value-type="float" office:value="13.9573" calcext:value-type="float">
            <text:p>13,9573</text:p>
          </table:table-cell>
          <table:table-cell office:value-type="float" office:value="13.8237" calcext:value-type="float">
            <text:p>13,8237</text:p>
          </table:table-cell>
          <table:table-cell office:value-type="float" office:value="14.4374" calcext:value-type="float">
            <text:p>14,4374</text:p>
          </table:table-cell>
          <table:table-cell office:value-type="float" office:value="12.8996" calcext:value-type="float">
            <text:p>12,8996</text:p>
          </table:table-cell>
          <table:table-cell office:value-type="float" office:value="15.1314" calcext:value-type="float">
            <text:p>15,1314</text:p>
          </table:table-cell>
          <table:table-cell office:value-type="float" office:value="13.575" calcext:value-type="float">
            <text:p>13,575</text:p>
          </table:table-cell>
          <table:table-cell office:value-type="float" office:value="12.6931" calcext:value-type="float">
            <text:p>12,6931</text:p>
          </table:table-cell>
          <table:table-cell office:value-type="float" office:value="12.3295" calcext:value-type="float">
            <text:p>12,3295</text:p>
          </table:table-cell>
          <table:table-cell office:value-type="float" office:value="13.2834" calcext:value-type="float">
            <text:p>13,2834</text:p>
          </table:table-cell>
          <table:table-cell office:value-type="float" office:value="11.5659" calcext:value-type="float">
            <text:p>11,5659</text:p>
          </table:table-cell>
          <table:table-cell office:value-type="float" office:value="13.1122" calcext:value-type="float">
            <text:p>13,1122</text:p>
          </table:table-cell>
          <table:table-cell office:value-type="float" office:value="15.2464" calcext:value-type="float">
            <text:p>15,2464</text:p>
          </table:table-cell>
          <table:table-cell office:value-type="float" office:value="11.6103" calcext:value-type="float">
            <text:p>11,6103</text:p>
          </table:table-cell>
          <table:table-cell office:value-type="float" office:value="11.9992" calcext:value-type="float">
            <text:p>11,9992</text:p>
          </table:table-cell>
          <table:table-cell office:value-type="float" office:value="11.9471" calcext:value-type="float">
            <text:p>11,9471</text:p>
          </table:table-cell>
          <table:table-cell office:value-type="float" office:value="16.461" calcext:value-type="float">
            <text:p>16,461</text:p>
          </table:table-cell>
          <table:table-cell office:value-type="float" office:value="20.3667" calcext:value-type="float">
            <text:p>20,3667</text:p>
          </table:table-cell>
          <table:table-cell office:value-type="float" office:value="12.1717" calcext:value-type="float">
            <text:p>12,1717</text:p>
          </table:table-cell>
          <table:table-cell office:value-type="float" office:value="15.6522" calcext:value-type="float">
            <text:p>15,6522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speed up pour homogène 512</text:p>
          </table:table-cell>
          <table:table-cell table:formula="of:=[.$B20]/[.B20]" office:value-type="float" office:value="1" calcext:value-type="float">
            <text:p>1</text:p>
          </table:table-cell>
          <table:table-cell table:formula="of:=[.$B20]/[.C20]" office:value-type="float" office:value="2.09015599027565" calcext:value-type="float">
            <text:p>2,0901559903</text:p>
          </table:table-cell>
          <table:table-cell table:formula="of:=[.$B20]/[.D20]" office:value-type="float" office:value="3.15517903701706" calcext:value-type="float">
            <text:p>3,155179037</text:p>
          </table:table-cell>
          <table:table-cell table:formula="of:=[.$B20]/[.E20]" office:value-type="float" office:value="4.19824689236659" calcext:value-type="float">
            <text:p>4,1982468924</text:p>
          </table:table-cell>
          <table:table-cell table:formula="of:=[.$B20]/[.F20]" office:value-type="float" office:value="5.26015081443611" calcext:value-type="float">
            <text:p>5,2601508144</text:p>
          </table:table-cell>
          <table:table-cell table:formula="of:=[.$B20]/[.G20]" office:value-type="float" office:value="6.30965670883097" calcext:value-type="float">
            <text:p>6,3096567088</text:p>
          </table:table-cell>
          <table:table-cell table:formula="of:=[.$B20]/[.H20]" office:value-type="float" office:value="7.34840452364138" calcext:value-type="float">
            <text:p>7,3484045236</text:p>
          </table:table-cell>
          <table:table-cell table:formula="of:=[.$B20]/[.I20]" office:value-type="float" office:value="8.35019813802174" calcext:value-type="float">
            <text:p>8,350198138</text:p>
          </table:table-cell>
          <table:table-cell table:formula="of:=[.$B20]/[.J20]" office:value-type="float" office:value="9.30390561922321" calcext:value-type="float">
            <text:p>9,3039056192</text:p>
          </table:table-cell>
          <table:table-cell table:formula="of:=[.$B20]/[.K20]" office:value-type="float" office:value="10.2638051000901" calcext:value-type="float">
            <text:p>10,2638051001</text:p>
          </table:table-cell>
          <table:table-cell table:formula="of:=[.$B20]/[.L20]" office:value-type="float" office:value="11.2354439221736" calcext:value-type="float">
            <text:p>11,2354439222</text:p>
          </table:table-cell>
          <table:table-cell table:formula="of:=[.$B20]/[.M20]" office:value-type="float" office:value="12.2368354318029" calcext:value-type="float">
            <text:p>12,2368354318</text:p>
          </table:table-cell>
          <table:table-cell table:formula="of:=[.$B20]/[.N20]" office:value-type="float" office:value="13.2676081509766" calcext:value-type="float">
            <text:p>13,267608151</text:p>
          </table:table-cell>
          <table:table-cell table:formula="of:=[.$B20]/[.O20]" office:value-type="float" office:value="14.2837637830238" calcext:value-type="float">
            <text:p>14,283763783</text:p>
          </table:table-cell>
          <table:table-cell table:formula="of:=[.$B20]/[.P20]" office:value-type="float" office:value="15.0966926990657" calcext:value-type="float">
            <text:p>15,0966926991</text:p>
          </table:table-cell>
          <table:table-cell table:formula="of:=[.$B20]/[.Q20]" office:value-type="float" office:value="15.7883478865463" calcext:value-type="float">
            <text:p>15,7883478865</text:p>
          </table:table-cell>
          <table:table-cell table:formula="of:=[.$B20]/[.R20]" office:value-type="float" office:value="16.9959759082824" calcext:value-type="float">
            <text:p>16,9959759083</text:p>
          </table:table-cell>
          <table:table-cell table:formula="of:=[.$B20]/[.S20]" office:value-type="float" office:value="17.9450908566886" calcext:value-type="float">
            <text:p>17,9450908567</text:p>
          </table:table-cell>
          <table:table-cell table:formula="of:=[.$B20]/[.T20]" office:value-type="float" office:value="18.7814964556605" calcext:value-type="float">
            <text:p>18,7814964557</text:p>
          </table:table-cell>
          <table:table-cell table:formula="of:=[.$B20]/[.U20]" office:value-type="float" office:value="19.3712897867835" calcext:value-type="float">
            <text:p>19,3712897868</text:p>
          </table:table-cell>
          <table:table-cell table:formula="of:=[.$B20]/[.V20]" office:value-type="float" office:value="19.6271665573537" calcext:value-type="float">
            <text:p>19,6271665574</text:p>
          </table:table-cell>
          <table:table-cell table:formula="of:=[.$B20]/[.W20]" office:value-type="float" office:value="20.8766920302199" calcext:value-type="float">
            <text:p>20,8766920302</text:p>
          </table:table-cell>
          <table:table-cell table:formula="of:=[.$B20]/[.X20]" office:value-type="float" office:value="22.0030778876571" calcext:value-type="float">
            <text:p>22,0030778877</text:p>
          </table:table-cell>
          <table:table-cell table:formula="of:=[.$B20]/[.Y20]" office:value-type="float" office:value="22.9158182800359" calcext:value-type="float">
            <text:p>22,91581828</text:p>
          </table:table-cell>
          <table:table-cell table:formula="of:=[.$B20]/[.Z20]" office:value-type="float" office:value="20.7583685102035" calcext:value-type="float">
            <text:p>20,7583685102</text:p>
          </table:table-cell>
          <table:table-cell table:formula="of:=[.$B20]/[.AA20]" office:value-type="float" office:value="24.4216486366799" calcext:value-type="float">
            <text:p>24,4216486367</text:p>
          </table:table-cell>
          <table:table-cell table:formula="of:=[.$B20]/[.AB20]" office:value-type="float" office:value="24.8734205761635" calcext:value-type="float">
            <text:p>24,8734205762</text:p>
          </table:table-cell>
          <table:table-cell table:formula="of:=[.$B20]/[.AC20]" office:value-type="float" office:value="25.2708859765119" calcext:value-type="float">
            <text:p>25,2708859765</text:p>
          </table:table-cell>
          <table:table-cell table:formula="of:=[.$B20]/[.AD20]" office:value-type="float" office:value="26.5032439669081" calcext:value-type="float">
            <text:p>26,5032439669</text:p>
          </table:table-cell>
          <table:table-cell table:formula="of:=[.$B20]/[.AE20]" office:value-type="float" office:value="27.65814305059" calcext:value-type="float">
            <text:p>27,6581430506</text:p>
          </table:table-cell>
          <table:table-cell table:formula="of:=[.$B20]/[.AF20]" office:value-type="float" office:value="27.9254468774641" calcext:value-type="float">
            <text:p>27,9254468775</text:p>
          </table:table-cell>
          <table:table-cell table:formula="of:=[.$B20]/[.AG20]" office:value-type="float" office:value="26.7384016512668" calcext:value-type="float">
            <text:p>26,7384016513</text:p>
          </table:table-cell>
          <table:table-cell table:formula="of:=[.$B20]/[.AH20]" office:value-type="float" office:value="29.9259666966418" calcext:value-type="float">
            <text:p>29,9259666966</text:p>
          </table:table-cell>
          <table:table-cell table:formula="of:=[.$B20]/[.AI20]" office:value-type="float" office:value="25.5120477946522" calcext:value-type="float">
            <text:p>25,5120477947</text:p>
          </table:table-cell>
          <table:table-cell table:formula="of:=[.$B20]/[.AJ20]" office:value-type="float" office:value="28.4370534069982" calcext:value-type="float">
            <text:p>28,437053407</text:p>
          </table:table-cell>
          <table:table-cell table:formula="of:=[.$B20]/[.AK20]" office:value-type="float" office:value="30.4128227147033" calcext:value-type="float">
            <text:p>30,4128227147</text:p>
          </table:table-cell>
          <table:table-cell table:formula="of:=[.$B20]/[.AL20]" office:value-type="float" office:value="31.3097043675737" calcext:value-type="float">
            <text:p>31,3097043676</text:p>
          </table:table-cell>
          <table:table-cell table:formula="of:=[.$B20]/[.AM20]" office:value-type="float" office:value="29.0613096044687" calcext:value-type="float">
            <text:p>29,0613096045</text:p>
          </table:table-cell>
          <table:table-cell table:formula="of:=[.$B20]/[.AN20]" office:value-type="float" office:value="33.3768232476504" calcext:value-type="float">
            <text:p>33,3768232477</text:p>
          </table:table-cell>
          <table:table-cell table:formula="of:=[.$B20]/[.AO20]" office:value-type="float" office:value="29.4407498360306" calcext:value-type="float">
            <text:p>29,440749836</text:p>
          </table:table-cell>
          <table:table-cell table:formula="of:=[.$B20]/[.AP20]" office:value-type="float" office:value="25.3196164340434" calcext:value-type="float">
            <text:p>25,319616434</text:p>
          </table:table-cell>
          <table:table-cell table:formula="of:=[.$B20]/[.AQ20]" office:value-type="float" office:value="33.249183914283" calcext:value-type="float">
            <text:p>33,2491839143</text:p>
          </table:table-cell>
          <table:table-cell table:formula="of:=[.$B20]/[.AR20]" office:value-type="float" office:value="32.1715614374292" calcext:value-type="float">
            <text:p>32,1715614374</text:p>
          </table:table-cell>
          <table:table-cell table:formula="of:=[.$B20]/[.AS20]" office:value-type="float" office:value="32.3118581078253" calcext:value-type="float">
            <text:p>32,3118581078</text:p>
          </table:table-cell>
          <table:table-cell table:formula="of:=[.$B20]/[.AT20]" office:value-type="float" office:value="23.4513699046231" calcext:value-type="float">
            <text:p>23,4513699046</text:p>
          </table:table-cell>
          <table:table-cell table:formula="of:=[.$B20]/[.AU20]" office:value-type="float" office:value="18.9541260979933" calcext:value-type="float">
            <text:p>18,954126098</text:p>
          </table:table-cell>
          <table:table-cell table:formula="of:=[.$B20]/[.AV20]" office:value-type="float" office:value="31.7156190178857" calcext:value-type="float">
            <text:p>31,7156190179</text:p>
          </table:table-cell>
          <table:table-cell table:formula="of:=[.$B20]/[.AW20]" office:value-type="float" office:value="24.6631783391472" calcext:value-type="float">
            <text:p>24,663178339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emps pour peak 512</text:p>
          </table:table-cell>
          <table:table-cell office:value-type="float" office:value="764.073" calcext:value-type="float">
            <text:p>764,073</text:p>
          </table:table-cell>
          <table:table-cell office:value-type="float" office:value="368.529" calcext:value-type="float">
            <text:p>368,529</text:p>
          </table:table-cell>
          <table:table-cell office:value-type="float" office:value="243.853" calcext:value-type="float">
            <text:p>243,853</text:p>
          </table:table-cell>
          <table:table-cell office:value-type="float" office:value="183.489" calcext:value-type="float">
            <text:p>183,489</text:p>
          </table:table-cell>
          <table:table-cell office:value-type="float" office:value="145.346" calcext:value-type="float">
            <text:p>145,346</text:p>
          </table:table-cell>
          <table:table-cell office:value-type="float" office:value="121.371" calcext:value-type="float">
            <text:p>121,371</text:p>
          </table:table-cell>
          <table:table-cell office:value-type="float" office:value="104.75" calcext:value-type="float">
            <text:p>104,75</text:p>
          </table:table-cell>
          <table:table-cell office:value-type="float" office:value="92.128" calcext:value-type="float">
            <text:p>92,128</text:p>
          </table:table-cell>
          <table:table-cell office:value-type="float" office:value="82.553" calcext:value-type="float">
            <text:p>82,553</text:p>
          </table:table-cell>
          <table:table-cell office:value-type="float" office:value="73.614" calcext:value-type="float">
            <text:p>73,614</text:p>
          </table:table-cell>
          <table:table-cell office:value-type="float" office:value="67.305" calcext:value-type="float">
            <text:p>67,305</text:p>
          </table:table-cell>
          <table:table-cell office:value-type="float" office:value="62.661" calcext:value-type="float">
            <text:p>62,661</text:p>
          </table:table-cell>
          <table:table-cell office:value-type="float" office:value="57.28" calcext:value-type="float">
            <text:p>57,28</text:p>
          </table:table-cell>
          <table:table-cell office:value-type="float" office:value="53.245" calcext:value-type="float">
            <text:p>53,245</text:p>
          </table:table-cell>
          <table:table-cell office:value-type="float" office:value="50.573" calcext:value-type="float">
            <text:p>50,573</text:p>
          </table:table-cell>
          <table:table-cell office:value-type="float" office:value="47.093" calcext:value-type="float">
            <text:p>47,093</text:p>
          </table:table-cell>
          <table:table-cell office:value-type="float" office:value="44.516" calcext:value-type="float">
            <text:p>44,516</text:p>
          </table:table-cell>
          <table:table-cell office:value-type="float" office:value="42.09" calcext:value-type="float">
            <text:p>42,09</text:p>
          </table:table-cell>
          <table:table-cell office:value-type="float" office:value="40.366" calcext:value-type="float">
            <text:p>40,366</text:p>
          </table:table-cell>
          <table:table-cell office:value-type="float" office:value="38.622" calcext:value-type="float">
            <text:p>38,622</text:p>
          </table:table-cell>
          <table:table-cell office:value-type="float" office:value="37.192" calcext:value-type="float">
            <text:p>37,192</text:p>
          </table:table-cell>
          <table:table-cell office:value-type="float" office:value="35.644" calcext:value-type="float">
            <text:p>35,644</text:p>
          </table:table-cell>
          <table:table-cell office:value-type="float" office:value="34.224" calcext:value-type="float">
            <text:p>34,224</text:p>
          </table:table-cell>
          <table:table-cell office:value-type="float" office:value="33.729" calcext:value-type="float">
            <text:p>33,729</text:p>
          </table:table-cell>
          <table:table-cell office:value-type="float" office:value="32.057" calcext:value-type="float">
            <text:p>32,057</text:p>
          </table:table-cell>
          <table:table-cell office:value-type="float" office:value="30.881" calcext:value-type="float">
            <text:p>30,881</text:p>
          </table:table-cell>
          <table:table-cell office:value-type="float" office:value="30.068" calcext:value-type="float">
            <text:p>30,068</text:p>
          </table:table-cell>
          <table:table-cell office:value-type="float" office:value="29.342" calcext:value-type="float">
            <text:p>29,342</text:p>
          </table:table-cell>
          <table:table-cell office:value-type="float" office:value="28.385" calcext:value-type="float">
            <text:p>28,385</text:p>
          </table:table-cell>
          <table:table-cell office:value-type="float" office:value="27.784" calcext:value-type="float">
            <text:p>27,784</text:p>
          </table:table-cell>
          <table:table-cell office:value-type="float" office:value="26.521" calcext:value-type="float">
            <text:p>26,521</text:p>
          </table:table-cell>
          <table:table-cell office:value-type="float" office:value="26.36" calcext:value-type="float">
            <text:p>26,36</text:p>
          </table:table-cell>
          <table:table-cell office:value-type="float" office:value="25.845" calcext:value-type="float">
            <text:p>25,845</text:p>
          </table:table-cell>
          <table:table-cell office:value-type="float" office:value="26.446" calcext:value-type="float">
            <text:p>26,446</text:p>
          </table:table-cell>
          <table:table-cell office:value-type="float" office:value="25.936" calcext:value-type="float">
            <text:p>25,936</text:p>
          </table:table-cell>
          <table:table-cell office:value-type="float" office:value="25.164" calcext:value-type="float">
            <text:p>25,164</text:p>
          </table:table-cell>
          <table:table-cell office:value-type="float" office:value="23.383" calcext:value-type="float">
            <text:p>23,383</text:p>
          </table:table-cell>
          <table:table-cell office:value-type="float" office:value="26.331" calcext:value-type="float">
            <text:p>26,331</text:p>
          </table:table-cell>
          <table:table-cell office:value-type="float" office:value="24.048" calcext:value-type="float">
            <text:p>24,048</text:p>
          </table:table-cell>
          <table:table-cell office:value-type="float" office:value="23.343" calcext:value-type="float">
            <text:p>23,343</text:p>
          </table:table-cell>
          <table:table-cell office:value-type="float" office:value="26.297" calcext:value-type="float">
            <text:p>26,297</text:p>
          </table:table-cell>
          <table:table-cell office:value-type="float" office:value="24.779" calcext:value-type="float">
            <text:p>24,779</text:p>
          </table:table-cell>
          <table:table-cell office:value-type="float" office:value="27.195" calcext:value-type="float">
            <text:p>27,195</text:p>
          </table:table-cell>
          <table:table-cell office:value-type="float" office:value="24.191" calcext:value-type="float">
            <text:p>24,191</text:p>
          </table:table-cell>
          <table:table-cell office:value-type="float" office:value="24.35" calcext:value-type="float">
            <text:p>24,35</text:p>
          </table:table-cell>
          <table:table-cell office:value-type="float" office:value="28.594" calcext:value-type="float">
            <text:p>28,594</text:p>
          </table:table-cell>
          <table:table-cell office:value-type="float" office:value="38.987" calcext:value-type="float">
            <text:p>38,987</text:p>
          </table:table-cell>
          <table:table-cell office:value-type="float" office:value="31.256" calcext:value-type="float">
            <text:p>31,256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speed up pour peak 512</text:p>
          </table:table-cell>
          <table:table-cell table:formula="of:=[.$B22]/[.B22]" office:value-type="float" office:value="1" calcext:value-type="float">
            <text:p>1</text:p>
          </table:table-cell>
          <table:table-cell table:formula="of:=[.$B22]/[.C22]" office:value-type="float" office:value="2.07330495022101" calcext:value-type="float">
            <text:p>2,0733049502</text:p>
          </table:table-cell>
          <table:table-cell table:formula="of:=[.$B22]/[.D22]" office:value-type="float" office:value="3.13333442688833" calcext:value-type="float">
            <text:p>3,1333344269</text:p>
          </table:table-cell>
          <table:table-cell table:formula="of:=[.$B22]/[.E22]" office:value-type="float" office:value="4.16413517976554" calcext:value-type="float">
            <text:p>4,1641351798</text:p>
          </table:table-cell>
          <table:table-cell table:formula="of:=[.$B22]/[.F22]" office:value-type="float" office:value="5.25692485517317" calcext:value-type="float">
            <text:p>5,2569248552</text:p>
          </table:table-cell>
          <table:table-cell table:formula="of:=[.$B22]/[.G22]" office:value-type="float" office:value="6.29535061917592" calcext:value-type="float">
            <text:p>6,2953506192</text:p>
          </table:table-cell>
          <table:table-cell table:formula="of:=[.$B22]/[.H22]" office:value-type="float" office:value="7.29425298329356" calcext:value-type="float">
            <text:p>7,2942529833</text:p>
          </table:table-cell>
          <table:table-cell table:formula="of:=[.$B22]/[.I22]" office:value-type="float" office:value="8.29360237929837" calcext:value-type="float">
            <text:p>8,2936023793</text:p>
          </table:table-cell>
          <table:table-cell table:formula="of:=[.$B22]/[.J22]" office:value-type="float" office:value="9.25554492265575" calcext:value-type="float">
            <text:p>9,2555449227</text:p>
          </table:table-cell>
          <table:table-cell table:formula="of:=[.$B22]/[.K22]" office:value-type="float" office:value="10.3794522780993" calcext:value-type="float">
            <text:p>10,3794522781</text:p>
          </table:table-cell>
          <table:table-cell table:formula="of:=[.$B22]/[.L22]" office:value-type="float" office:value="11.3523958101181" calcext:value-type="float">
            <text:p>11,3523958101</text:p>
          </table:table-cell>
          <table:table-cell table:formula="of:=[.$B22]/[.M22]" office:value-type="float" office:value="12.1937568822713" calcext:value-type="float">
            <text:p>12,1937568823</text:p>
          </table:table-cell>
          <table:table-cell table:formula="of:=[.$B22]/[.N22]" office:value-type="float" office:value="13.3392632681564" calcext:value-type="float">
            <text:p>13,3392632682</text:p>
          </table:table-cell>
          <table:table-cell table:formula="of:=[.$B22]/[.O22]" office:value-type="float" office:value="14.35013616302" calcext:value-type="float">
            <text:p>14,350136163</text:p>
          </table:table-cell>
          <table:table-cell table:formula="of:=[.$B22]/[.P22]" office:value-type="float" office:value="15.108318668064" calcext:value-type="float">
            <text:p>15,1083186681</text:p>
          </table:table-cell>
          <table:table-cell table:formula="of:=[.$B22]/[.Q22]" office:value-type="float" office:value="16.2247680122311" calcext:value-type="float">
            <text:p>16,2247680122</text:p>
          </table:table-cell>
          <table:table-cell table:formula="of:=[.$B22]/[.R22]" office:value-type="float" office:value="17.1640084464013" calcext:value-type="float">
            <text:p>17,1640084464</text:p>
          </table:table-cell>
          <table:table-cell table:formula="of:=[.$B22]/[.S22]" office:value-type="float" office:value="18.1533143264433" calcext:value-type="float">
            <text:p>18,1533143264</text:p>
          </table:table-cell>
          <table:table-cell table:formula="of:=[.$B22]/[.T22]" office:value-type="float" office:value="18.9286280533122" calcext:value-type="float">
            <text:p>18,9286280533</text:p>
          </table:table-cell>
          <table:table-cell table:formula="of:=[.$B22]/[.U22]" office:value-type="float" office:value="19.7833618145099" calcext:value-type="float">
            <text:p>19,7833618145</text:p>
          </table:table-cell>
          <table:table-cell table:formula="of:=[.$B22]/[.V22]" office:value-type="float" office:value="20.5440148419015" calcext:value-type="float">
            <text:p>20,5440148419</text:p>
          </table:table-cell>
          <table:table-cell table:formula="of:=[.$B22]/[.W22]" office:value-type="float" office:value="21.4362305016272" calcext:value-type="float">
            <text:p>21,4362305016</text:p>
          </table:table-cell>
          <table:table-cell table:formula="of:=[.$B22]/[.X22]" office:value-type="float" office:value="22.3256486676017" calcext:value-type="float">
            <text:p>22,3256486676</text:p>
          </table:table-cell>
          <table:table-cell table:formula="of:=[.$B22]/[.Y22]" office:value-type="float" office:value="22.6532953837944" calcext:value-type="float">
            <text:p>22,6532953838</text:p>
          </table:table-cell>
          <table:table-cell table:formula="of:=[.$B22]/[.Z22]" office:value-type="float" office:value="23.8348254671367" calcext:value-type="float">
            <text:p>23,8348254671</text:p>
          </table:table-cell>
          <table:table-cell table:formula="of:=[.$B22]/[.AA22]" office:value-type="float" office:value="24.7424953855121" calcext:value-type="float">
            <text:p>24,7424953855</text:p>
          </table:table-cell>
          <table:table-cell table:formula="of:=[.$B22]/[.AB22]" office:value-type="float" office:value="25.4115005986431" calcext:value-type="float">
            <text:p>25,4115005986</text:p>
          </table:table-cell>
          <table:table-cell table:formula="of:=[.$B22]/[.AC22]" office:value-type="float" office:value="26.040249471747" calcext:value-type="float">
            <text:p>26,0402494717</text:p>
          </table:table-cell>
          <table:table-cell table:formula="of:=[.$B22]/[.AD22]" office:value-type="float" office:value="26.9181962304034" calcext:value-type="float">
            <text:p>26,9181962304</text:p>
          </table:table-cell>
          <table:table-cell table:formula="of:=[.$B22]/[.AE22]" office:value-type="float" office:value="27.5004678951915" calcext:value-type="float">
            <text:p>27,5004678952</text:p>
          </table:table-cell>
          <table:table-cell table:formula="of:=[.$B22]/[.AF22]" office:value-type="float" office:value="28.8101127408469" calcext:value-type="float">
            <text:p>28,8101127408</text:p>
          </table:table-cell>
          <table:table-cell table:formula="of:=[.$B22]/[.AG22]" office:value-type="float" office:value="28.9860773899848" calcext:value-type="float">
            <text:p>28,98607739</text:p>
          </table:table-cell>
          <table:table-cell table:formula="of:=[.$B22]/[.AH22]" office:value-type="float" office:value="29.5636680208938" calcext:value-type="float">
            <text:p>29,5636680209</text:p>
          </table:table-cell>
          <table:table-cell table:formula="of:=[.$B22]/[.AI22]" office:value-type="float" office:value="28.8918172880587" calcext:value-type="float">
            <text:p>28,8918172881</text:p>
          </table:table-cell>
          <table:table-cell table:formula="of:=[.$B22]/[.AJ22]" office:value-type="float" office:value="29.4599398519432" calcext:value-type="float">
            <text:p>29,4599398519</text:p>
          </table:table-cell>
          <table:table-cell table:formula="of:=[.$B22]/[.AK22]" office:value-type="float" office:value="30.3637339055794" calcext:value-type="float">
            <text:p>30,3637339056</text:p>
          </table:table-cell>
          <table:table-cell table:formula="of:=[.$B22]/[.AL22]" office:value-type="float" office:value="32.6764315956036" calcext:value-type="float">
            <text:p>32,6764315956</text:p>
          </table:table-cell>
          <table:table-cell table:formula="of:=[.$B22]/[.AM22]" office:value-type="float" office:value="29.018001595078" calcext:value-type="float">
            <text:p>29,0180015951</text:p>
          </table:table-cell>
          <table:table-cell table:formula="of:=[.$B22]/[.AN22]" office:value-type="float" office:value="31.7728293413174" calcext:value-type="float">
            <text:p>31,7728293413</text:p>
          </table:table-cell>
          <table:table-cell table:formula="of:=[.$B22]/[.AO22]" office:value-type="float" office:value="32.732425138157" calcext:value-type="float">
            <text:p>32,7324251382</text:p>
          </table:table-cell>
          <table:table-cell table:formula="of:=[.$B22]/[.AP22]" office:value-type="float" office:value="29.0555196410237" calcext:value-type="float">
            <text:p>29,055519641</text:p>
          </table:table-cell>
          <table:table-cell table:formula="of:=[.$B22]/[.AQ22]" office:value-type="float" office:value="30.8355058719077" calcext:value-type="float">
            <text:p>30,8355058719</text:p>
          </table:table-cell>
          <table:table-cell table:formula="of:=[.$B22]/[.AR22]" office:value-type="float" office:value="28.096083838941" calcext:value-type="float">
            <text:p>28,0960838389</text:p>
          </table:table-cell>
          <table:table-cell table:formula="of:=[.$B22]/[.AS22]" office:value-type="float" office:value="31.5850109544872" calcext:value-type="float">
            <text:p>31,5850109545</text:p>
          </table:table-cell>
          <table:table-cell table:formula="of:=[.$B22]/[.AT22]" office:value-type="float" office:value="31.3787679671458" calcext:value-type="float">
            <text:p>31,3787679671</text:p>
          </table:table-cell>
          <table:table-cell table:formula="of:=[.$B22]/[.AU22]" office:value-type="float" office:value="26.7214450584039" calcext:value-type="float">
            <text:p>26,7214450584</text:p>
          </table:table-cell>
          <table:table-cell table:formula="of:=[.$B22]/[.AV22]" office:value-type="float" office:value="19.5981481006489" calcext:value-type="float">
            <text:p>19,5981481006</text:p>
          </table:table-cell>
          <table:table-cell table:formula="of:=[.$B22]/[.AW22]" office:value-type="float" office:value="24.4456424366522" calcext:value-type="float">
            <text:p>24,445642436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* moyenne sur 3 essais</text:p>
          </table:table-cell>
          <table:table-cell table:number-columns-repeated="64"/>
        </table:table-row>
        <table:table-row table:style-name="ro1">
          <table:table-cell table:number-columns-repeated="65"/>
        </table:table-row>
        <table:table-row table:style-name="ro1">
          <table:table-cell office:value-type="string" calcext:value-type="string">
            <text:p>Jolicoeur (64 coeurs), en s, mesuré avec gettimeofday</text:p>
          </table:table-cell>
          <table:table-cell table:number-columns-repeated="64"/>
        </table:table-row>
        <table:table-row table:style-name="ro1">
          <table:table-cell/>
          <table:table-cell office:value-type="string" calcext:value-type="string">
            <text:p>Homogène 128</text:p>
          </table:table-cell>
          <table:table-cell office:value-type="string" calcext:value-type="string">
            <text:p>Homogène 512</text:p>
          </table:table-cell>
          <table:table-cell office:value-type="string" calcext:value-type="string">
            <text:p>Pic 128</text:p>
          </table:table-cell>
          <table:table-cell office:value-type="string" calcext:value-type="string">
            <text:p>Pic 51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eq1</text:p>
          </table:table-cell>
          <table:table-cell table:style-name="ce2" office:value-type="float" office:value="0.282" calcext:value-type="float">
            <text:p>0,282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4.1" calcext:value-type="float">
            <text:p>4,1</text:p>
          </table:table-cell>
          <table:table-cell table:style-name="ce2" office:value-type="float" office:value="56" calcext:value-type="float">
            <text:p>5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eq2</text:p>
          </table:table-cell>
          <table:table-cell table:style-name="ce2" office:value-type="float" office:value="0.934" calcext:value-type="float">
            <text:p>0,934</text:p>
          </table:table-cell>
          <table:table-cell office:value-type="float" office:value="256" calcext:value-type="float">
            <text:p>256</text:p>
          </table:table-cell>
          <table:table-cell table:style-name="ce2" office:value-type="float" office:value="12.8" calcext:value-type="float">
            <text:p>12,8</text:p>
          </table:table-cell>
          <table:table-cell table:style-name="ce2" office:value-type="float" office:value="228" calcext:value-type="float">
            <text:p>22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eq2+</text:p>
          </table:table-cell>
          <table:table-cell table:style-name="ce2" office:value-type="float" office:value="1.181" calcext:value-type="float">
            <text:p>1,181</text:p>
          </table:table-cell>
          <table:table-cell office:value-type="float" office:value="329" calcext:value-type="float">
            <text:p>329</text:p>
          </table:table-cell>
          <table:table-cell table:style-name="ce2" office:value-type="float" office:value="18.9" calcext:value-type="float">
            <text:p>18,9</text:p>
          </table:table-cell>
          <table:table-cell table:style-name="ce2" office:value-type="float" office:value="353" calcext:value-type="float">
            <text:p>35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omp (meilleur nb threads)</text:p>
          </table:table-cell>
          <table:table-cell office:value-type="float" office:value="0.15" calcext:value-type="float">
            <text:p>0,15</text:p>
          </table:table-cell>
          <table:table-cell office:value-type="float" office:value="10" calcext:value-type="float">
            <text:p>10</text:p>
          </table:table-cell>
          <table:table-cell office:value-type="float" office:value="1.9" calcext:value-type="float">
            <text:p>1,9</text:p>
          </table:table-cell>
          <table:table-cell office:value-type="float" office:value="19" calcext:value-type="float">
            <text:p>19</text:p>
          </table:table-cell>
          <table:table-cell table:number-columns-repeated="60"/>
        </table:table-row>
        <table:table-row table:style-name="ro1" table:number-rows-repeated="2">
          <table:table-cell table:number-columns-repeated="65"/>
        </table:table-row>
        <table:table-row table:style-name="ro1">
          <table:table-cell office:value-type="string" calcext:value-type="string">
            <text:p>mesure de speed up (en secondes)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nb de threads</text:p>
          </table:table-cell>
          <table:table-cell office:value-type="float" office:value="1" calcext:value-type="float">
            <text:p>1</text:p>
          </table:table-cell>
          <table:table-cell table:formula="of:=[.B35]+1" office:value-type="float" office:value="2" calcext:value-type="float">
            <text:p>2</text:p>
          </table:table-cell>
          <table:table-cell table:formula="of:=[.C35]+1" office:value-type="float" office:value="3" calcext:value-type="float">
            <text:p>3</text:p>
          </table:table-cell>
          <table:table-cell table:formula="of:=[.D35]+1" office:value-type="float" office:value="4" calcext:value-type="float">
            <text:p>4</text:p>
          </table:table-cell>
          <table:table-cell table:formula="of:=[.E35]+1" office:value-type="float" office:value="5" calcext:value-type="float">
            <text:p>5</text:p>
          </table:table-cell>
          <table:table-cell table:formula="of:=[.F35]+1" office:value-type="float" office:value="6" calcext:value-type="float">
            <text:p>6</text:p>
          </table:table-cell>
          <table:table-cell table:formula="of:=[.G35]+1" office:value-type="float" office:value="7" calcext:value-type="float">
            <text:p>7</text:p>
          </table:table-cell>
          <table:table-cell table:formula="of:=[.H35]+1" office:value-type="float" office:value="8" calcext:value-type="float">
            <text:p>8</text:p>
          </table:table-cell>
          <table:table-cell table:formula="of:=[.I35]+1" office:value-type="float" office:value="9" calcext:value-type="float">
            <text:p>9</text:p>
          </table:table-cell>
          <table:table-cell table:formula="of:=[.J35]+1" office:value-type="float" office:value="10" calcext:value-type="float">
            <text:p>10</text:p>
          </table:table-cell>
          <table:table-cell table:formula="of:=[.K35]+1" office:value-type="float" office:value="11" calcext:value-type="float">
            <text:p>11</text:p>
          </table:table-cell>
          <table:table-cell table:formula="of:=[.L35]+1" office:value-type="float" office:value="12" calcext:value-type="float">
            <text:p>12</text:p>
          </table:table-cell>
          <table:table-cell table:formula="of:=[.M35]+1" office:value-type="float" office:value="13" calcext:value-type="float">
            <text:p>13</text:p>
          </table:table-cell>
          <table:table-cell table:formula="of:=[.N35]+1" office:value-type="float" office:value="14" calcext:value-type="float">
            <text:p>14</text:p>
          </table:table-cell>
          <table:table-cell table:formula="of:=[.O35]+1" office:value-type="float" office:value="15" calcext:value-type="float">
            <text:p>15</text:p>
          </table:table-cell>
          <table:table-cell table:formula="of:=[.P35]+1" office:value-type="float" office:value="16" calcext:value-type="float">
            <text:p>16</text:p>
          </table:table-cell>
          <table:table-cell table:formula="of:=[.Q35]+1" office:value-type="float" office:value="17" calcext:value-type="float">
            <text:p>17</text:p>
          </table:table-cell>
          <table:table-cell table:formula="of:=[.R35]+1" office:value-type="float" office:value="18" calcext:value-type="float">
            <text:p>18</text:p>
          </table:table-cell>
          <table:table-cell table:formula="of:=[.S35]+1" office:value-type="float" office:value="19" calcext:value-type="float">
            <text:p>19</text:p>
          </table:table-cell>
          <table:table-cell table:formula="of:=[.T35]+1" office:value-type="float" office:value="20" calcext:value-type="float">
            <text:p>20</text:p>
          </table:table-cell>
          <table:table-cell table:formula="of:=[.U35]+1" office:value-type="float" office:value="21" calcext:value-type="float">
            <text:p>21</text:p>
          </table:table-cell>
          <table:table-cell table:formula="of:=[.V35]+1" office:value-type="float" office:value="22" calcext:value-type="float">
            <text:p>22</text:p>
          </table:table-cell>
          <table:table-cell table:formula="of:=[.W35]+1" office:value-type="float" office:value="23" calcext:value-type="float">
            <text:p>23</text:p>
          </table:table-cell>
          <table:table-cell table:formula="of:=[.X35]+1" office:value-type="float" office:value="24" calcext:value-type="float">
            <text:p>24</text:p>
          </table:table-cell>
          <table:table-cell table:formula="of:=[.Y35]+1" office:value-type="float" office:value="25" calcext:value-type="float">
            <text:p>25</text:p>
          </table:table-cell>
          <table:table-cell table:formula="of:=[.Z35]+1" office:value-type="float" office:value="26" calcext:value-type="float">
            <text:p>26</text:p>
          </table:table-cell>
          <table:table-cell table:formula="of:=[.AA35]+1" office:value-type="float" office:value="27" calcext:value-type="float">
            <text:p>27</text:p>
          </table:table-cell>
          <table:table-cell table:formula="of:=[.AB35]+1" office:value-type="float" office:value="28" calcext:value-type="float">
            <text:p>28</text:p>
          </table:table-cell>
          <table:table-cell table:formula="of:=[.AC35]+1" office:value-type="float" office:value="29" calcext:value-type="float">
            <text:p>29</text:p>
          </table:table-cell>
          <table:table-cell table:formula="of:=[.AD35]+1" office:value-type="float" office:value="30" calcext:value-type="float">
            <text:p>30</text:p>
          </table:table-cell>
          <table:table-cell table:formula="of:=[.AE35]+1" office:value-type="float" office:value="31" calcext:value-type="float">
            <text:p>31</text:p>
          </table:table-cell>
          <table:table-cell table:formula="of:=[.AF35]+1" office:value-type="float" office:value="32" calcext:value-type="float">
            <text:p>32</text:p>
          </table:table-cell>
          <table:table-cell table:formula="of:=[.AG35]+1" office:value-type="float" office:value="33" calcext:value-type="float">
            <text:p>33</text:p>
          </table:table-cell>
          <table:table-cell table:formula="of:=[.AH35]+1" office:value-type="float" office:value="34" calcext:value-type="float">
            <text:p>34</text:p>
          </table:table-cell>
          <table:table-cell table:formula="of:=[.AI35]+1" office:value-type="float" office:value="35" calcext:value-type="float">
            <text:p>35</text:p>
          </table:table-cell>
          <table:table-cell table:formula="of:=[.AJ35]+1" office:value-type="float" office:value="36" calcext:value-type="float">
            <text:p>36</text:p>
          </table:table-cell>
          <table:table-cell table:formula="of:=[.AK35]+1" office:value-type="float" office:value="37" calcext:value-type="float">
            <text:p>37</text:p>
          </table:table-cell>
          <table:table-cell table:formula="of:=[.AL35]+1" office:value-type="float" office:value="38" calcext:value-type="float">
            <text:p>38</text:p>
          </table:table-cell>
          <table:table-cell table:formula="of:=[.AM35]+1" office:value-type="float" office:value="39" calcext:value-type="float">
            <text:p>39</text:p>
          </table:table-cell>
          <table:table-cell table:formula="of:=[.AN35]+1" office:value-type="float" office:value="40" calcext:value-type="float">
            <text:p>40</text:p>
          </table:table-cell>
          <table:table-cell table:formula="of:=[.AO35]+1" office:value-type="float" office:value="41" calcext:value-type="float">
            <text:p>41</text:p>
          </table:table-cell>
          <table:table-cell table:formula="of:=[.AP35]+1" office:value-type="float" office:value="42" calcext:value-type="float">
            <text:p>42</text:p>
          </table:table-cell>
          <table:table-cell table:formula="of:=[.AQ35]+1" office:value-type="float" office:value="43" calcext:value-type="float">
            <text:p>43</text:p>
          </table:table-cell>
          <table:table-cell table:formula="of:=[.AR35]+1" office:value-type="float" office:value="44" calcext:value-type="float">
            <text:p>44</text:p>
          </table:table-cell>
          <table:table-cell table:formula="of:=[.AS35]+1" office:value-type="float" office:value="45" calcext:value-type="float">
            <text:p>45</text:p>
          </table:table-cell>
          <table:table-cell table:formula="of:=[.AT35]+1" office:value-type="float" office:value="46" calcext:value-type="float">
            <text:p>46</text:p>
          </table:table-cell>
          <table:table-cell table:formula="of:=[.AU35]+1" office:value-type="float" office:value="47" calcext:value-type="float">
            <text:p>47</text:p>
          </table:table-cell>
          <table:table-cell table:formula="of:=[.AV35]+1" office:value-type="float" office:value="48" calcext:value-type="float">
            <text:p>48</text:p>
          </table:table-cell>
          <table:table-cell table:formula="of:=[.AW35]+1" office:value-type="float" office:value="49" calcext:value-type="float">
            <text:p>49</text:p>
          </table:table-cell>
          <table:table-cell table:formula="of:=[.AX35]+1" office:value-type="float" office:value="50" calcext:value-type="float">
            <text:p>50</text:p>
          </table:table-cell>
          <table:table-cell table:formula="of:=[.AY35]+1" office:value-type="float" office:value="51" calcext:value-type="float">
            <text:p>51</text:p>
          </table:table-cell>
          <table:table-cell table:formula="of:=[.AZ35]+1" office:value-type="float" office:value="52" calcext:value-type="float">
            <text:p>52</text:p>
          </table:table-cell>
          <table:table-cell table:formula="of:=[.BA35]+1" office:value-type="float" office:value="53" calcext:value-type="float">
            <text:p>53</text:p>
          </table:table-cell>
          <table:table-cell table:formula="of:=[.BB35]+1" office:value-type="float" office:value="54" calcext:value-type="float">
            <text:p>54</text:p>
          </table:table-cell>
          <table:table-cell table:formula="of:=[.BC35]+1" office:value-type="float" office:value="55" calcext:value-type="float">
            <text:p>55</text:p>
          </table:table-cell>
          <table:table-cell table:formula="of:=[.BD35]+1" office:value-type="float" office:value="56" calcext:value-type="float">
            <text:p>56</text:p>
          </table:table-cell>
          <table:table-cell table:formula="of:=[.BE35]+1" office:value-type="float" office:value="57" calcext:value-type="float">
            <text:p>57</text:p>
          </table:table-cell>
          <table:table-cell table:formula="of:=[.BF35]+1" office:value-type="float" office:value="58" calcext:value-type="float">
            <text:p>58</text:p>
          </table:table-cell>
          <table:table-cell table:formula="of:=[.BG35]+1" office:value-type="float" office:value="59" calcext:value-type="float">
            <text:p>59</text:p>
          </table:table-cell>
          <table:table-cell table:formula="of:=[.BH35]+1" office:value-type="float" office:value="60" calcext:value-type="float">
            <text:p>60</text:p>
          </table:table-cell>
          <table:table-cell table:formula="of:=[.BI35]+1" office:value-type="float" office:value="61" calcext:value-type="float">
            <text:p>61</text:p>
          </table:table-cell>
          <table:table-cell table:formula="of:=[.BJ35]+1" office:value-type="float" office:value="62" calcext:value-type="float">
            <text:p>62</text:p>
          </table:table-cell>
          <table:table-cell table:formula="of:=[.BK35]+1" office:value-type="float" office:value="63" calcext:value-type="float">
            <text:p>63</text:p>
          </table:table-cell>
          <table:table-cell table:formula="of:=[.BL35]+1"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temps pour homogène 128 *</text:p>
          </table:table-cell>
          <table:table-cell office:value-type="float" office:value="1.16806333333333" calcext:value-type="float">
            <text:p>1,1680633333</text:p>
          </table:table-cell>
          <table:table-cell office:value-type="float" office:value="0.597683" calcext:value-type="float">
            <text:p>0,597683</text:p>
          </table:table-cell>
          <table:table-cell office:value-type="float" office:value="0.419133" calcext:value-type="float">
            <text:p>0,419133</text:p>
          </table:table-cell>
          <table:table-cell office:value-type="float" office:value="0.351481333333333" calcext:value-type="float">
            <text:p>0,3514813333</text:p>
          </table:table-cell>
          <table:table-cell office:value-type="float" office:value="0.300581666666667" calcext:value-type="float">
            <text:p>0,3005816667</text:p>
          </table:table-cell>
          <table:table-cell office:value-type="float" office:value="0.263228666666667" calcext:value-type="float">
            <text:p>0,2632286667</text:p>
          </table:table-cell>
          <table:table-cell office:value-type="float" office:value="0.248137" calcext:value-type="float">
            <text:p>0,248137</text:p>
          </table:table-cell>
          <table:table-cell office:value-type="float" office:value="0.218922333333333" calcext:value-type="float">
            <text:p>0,2189223333</text:p>
          </table:table-cell>
          <table:table-cell office:value-type="float" office:value="0.216674666666667" calcext:value-type="float">
            <text:p>0,2166746667</text:p>
          </table:table-cell>
          <table:table-cell office:value-type="float" office:value="0.192563" calcext:value-type="float">
            <text:p>0,192563</text:p>
          </table:table-cell>
          <table:table-cell office:value-type="float" office:value="0.169749" calcext:value-type="float">
            <text:p>0,169749</text:p>
          </table:table-cell>
          <table:table-cell office:value-type="float" office:value="0.171056666666667" calcext:value-type="float">
            <text:p>0,1710566667</text:p>
          </table:table-cell>
          <table:table-cell office:value-type="float" office:value="0.160651666666667" calcext:value-type="float">
            <text:p>0,1606516667</text:p>
          </table:table-cell>
          <table:table-cell office:value-type="float" office:value="0.163046333333333" calcext:value-type="float">
            <text:p>0,1630463333</text:p>
          </table:table-cell>
          <table:table-cell office:value-type="float" office:value="0.179657333333333" calcext:value-type="float">
            <text:p>0,1796573333</text:p>
          </table:table-cell>
          <table:table-cell office:value-type="float" office:value="0.157329666666667" calcext:value-type="float">
            <text:p>0,1573296667</text:p>
          </table:table-cell>
          <table:table-cell office:value-type="float" office:value="0.155627" calcext:value-type="float">
            <text:p>0,155627</text:p>
          </table:table-cell>
          <table:table-cell office:value-type="float" office:value="0.144298333333333" calcext:value-type="float">
            <text:p>0,1442983333</text:p>
          </table:table-cell>
          <table:table-cell office:value-type="float" office:value="0.217844666666667" calcext:value-type="float">
            <text:p>0,2178446667</text:p>
          </table:table-cell>
          <table:table-cell office:value-type="float" office:value="0.138022666666667" calcext:value-type="float">
            <text:p>0,1380226667</text:p>
          </table:table-cell>
          <table:table-cell office:value-type="float" office:value="0.201359666666667" calcext:value-type="float">
            <text:p>0,2013596667</text:p>
          </table:table-cell>
          <table:table-cell office:value-type="float" office:value="0.157824" calcext:value-type="float">
            <text:p>0,157824</text:p>
          </table:table-cell>
          <table:table-cell office:value-type="float" office:value="0.182501333333333" calcext:value-type="float">
            <text:p>0,1825013333</text:p>
          </table:table-cell>
          <table:table-cell office:value-type="float" office:value="0.129607" calcext:value-type="float">
            <text:p>0,129607</text:p>
          </table:table-cell>
          <table:table-cell office:value-type="float" office:value="0.184303666666667" calcext:value-type="float">
            <text:p>0,1843036667</text:p>
          </table:table-cell>
          <table:table-cell office:value-type="float" office:value="0.163122333333333" calcext:value-type="float">
            <text:p>0,1631223333</text:p>
          </table:table-cell>
          <table:table-cell office:value-type="float" office:value="0.167284666666667" calcext:value-type="float">
            <text:p>0,1672846667</text:p>
          </table:table-cell>
          <table:table-cell office:value-type="float" office:value="0.143157333333333" calcext:value-type="float">
            <text:p>0,1431573333</text:p>
          </table:table-cell>
          <table:table-cell office:value-type="float" office:value="0.204755333333333" calcext:value-type="float">
            <text:p>0,2047553333</text:p>
          </table:table-cell>
          <table:table-cell office:value-type="float" office:value="0.156622333333333" calcext:value-type="float">
            <text:p>0,1566223333</text:p>
          </table:table-cell>
          <table:table-cell office:value-type="float" office:value="0.118499" calcext:value-type="float">
            <text:p>0,118499</text:p>
          </table:table-cell>
          <table:table-cell office:value-type="float" office:value="0.199207666666667" calcext:value-type="float">
            <text:p>0,1992076667</text:p>
          </table:table-cell>
          <table:table-cell office:value-type="float" office:value="0.13509" calcext:value-type="float">
            <text:p>0,13509</text:p>
          </table:table-cell>
          <table:table-cell office:value-type="float" office:value="0.207445666666667" calcext:value-type="float">
            <text:p>0,2074456667</text:p>
          </table:table-cell>
          <table:table-cell office:value-type="float" office:value="0.288217" calcext:value-type="float">
            <text:p>0,288217</text:p>
          </table:table-cell>
          <table:table-cell office:value-type="float" office:value="0.161024666666667" calcext:value-type="float">
            <text:p>0,1610246667</text:p>
          </table:table-cell>
          <table:table-cell office:value-type="float" office:value="0.157107666666667" calcext:value-type="float">
            <text:p>0,1571076667</text:p>
          </table:table-cell>
          <table:table-cell office:value-type="float" office:value="0.172603333333333" calcext:value-type="float">
            <text:p>0,1726033333</text:p>
          </table:table-cell>
          <table:table-cell office:value-type="float" office:value="0.245904" calcext:value-type="float">
            <text:p>0,245904</text:p>
          </table:table-cell>
          <table:table-cell office:value-type="float" office:value="0.201230333333333" calcext:value-type="float">
            <text:p>0,2012303333</text:p>
          </table:table-cell>
          <table:table-cell office:value-type="float" office:value="0.151354333333333" calcext:value-type="float">
            <text:p>0,1513543333</text:p>
          </table:table-cell>
          <table:table-cell office:value-type="float" office:value="0.138681666666667" calcext:value-type="float">
            <text:p>0,1386816667</text:p>
          </table:table-cell>
          <table:table-cell office:value-type="float" office:value="0.145877333333333" calcext:value-type="float">
            <text:p>0,1458773333</text:p>
          </table:table-cell>
          <table:table-cell office:value-type="float" office:value="0.208037666666667" calcext:value-type="float">
            <text:p>0,2080376667</text:p>
          </table:table-cell>
          <table:table-cell office:value-type="float" office:value="0.388284" calcext:value-type="float">
            <text:p>0,388284</text:p>
          </table:table-cell>
          <table:table-cell office:value-type="float" office:value="0.163332" calcext:value-type="float">
            <text:p>0,163332</text:p>
          </table:table-cell>
          <table:table-cell office:value-type="float" office:value="0.268382333333333" calcext:value-type="float">
            <text:p>0,2683823333</text:p>
          </table:table-cell>
          <table:table-cell office:value-type="float" office:value="0.159713666666667" calcext:value-type="float">
            <text:p>0,1597136667</text:p>
          </table:table-cell>
          <table:table-cell office:value-type="float" office:value="0.400057666666667" calcext:value-type="float">
            <text:p>0,4000576667</text:p>
          </table:table-cell>
          <table:table-cell office:value-type="float" office:value="0.307843666666667" calcext:value-type="float">
            <text:p>0,3078436667</text:p>
          </table:table-cell>
          <table:table-cell office:value-type="float" office:value="0.172749333333333" calcext:value-type="float">
            <text:p>0,1727493333</text:p>
          </table:table-cell>
          <table:table-cell office:value-type="float" office:value="0.185107333333333" calcext:value-type="float">
            <text:p>0,1851073333</text:p>
          </table:table-cell>
          <table:table-cell office:value-type="float" office:value="0.198054666666667" calcext:value-type="float">
            <text:p>0,1980546667</text:p>
          </table:table-cell>
          <table:table-cell office:value-type="float" office:value="0.228072" calcext:value-type="float">
            <text:p>0,228072</text:p>
          </table:table-cell>
          <table:table-cell office:value-type="float" office:value="0.172909333333333" calcext:value-type="float">
            <text:p>0,1729093333</text:p>
          </table:table-cell>
          <table:table-cell office:value-type="float" office:value="0.385040666666667" calcext:value-type="float">
            <text:p>0,3850406667</text:p>
          </table:table-cell>
          <table:table-cell office:value-type="float" office:value="0.222634333333333" calcext:value-type="float">
            <text:p>0,2226343333</text:p>
          </table:table-cell>
          <table:table-cell office:value-type="float" office:value="0.194984" calcext:value-type="float">
            <text:p>0,194984</text:p>
          </table:table-cell>
          <table:table-cell office:value-type="float" office:value="0.375310333333333" calcext:value-type="float">
            <text:p>0,3753103333</text:p>
          </table:table-cell>
          <table:table-cell office:value-type="float" office:value="0.402336" calcext:value-type="float">
            <text:p>0,402336</text:p>
          </table:table-cell>
          <table:table-cell office:value-type="float" office:value="0.295327" calcext:value-type="float">
            <text:p>0,295327</text:p>
          </table:table-cell>
          <table:table-cell office:value-type="float" office:value="0.165345" calcext:value-type="float">
            <text:p>0,165345</text:p>
          </table:table-cell>
          <table:table-cell office:value-type="float" office:value="0.856743333333333" calcext:value-type="float">
            <text:p>0,8567433333</text:p>
          </table:table-cell>
          <table:table-cell office:value-type="float" office:value="0.720428333333333" calcext:value-type="float">
            <text:p>0,7204283333</text:p>
          </table:table-cell>
        </table:table-row>
        <table:table-row table:style-name="ro1">
          <table:table-cell office:value-type="string" calcext:value-type="string">
            <text:p>speed up pour homogène 128</text:p>
          </table:table-cell>
          <table:table-cell table:formula="of:=[.$B36]/[.B36]" office:value-type="float" office:value="1" calcext:value-type="float">
            <text:p>1</text:p>
          </table:table-cell>
          <table:table-cell table:formula="of:=[.$B$36]/[.C36]" office:value-type="float" office:value="1.954319151345" calcext:value-type="float">
            <text:p>1,9543191513</text:p>
          </table:table-cell>
          <table:table-cell table:formula="of:=[.$B$36]/[.D36]" office:value-type="float" office:value="2.78685604171786" calcext:value-type="float">
            <text:p>2,7868560417</text:p>
          </table:table-cell>
          <table:table-cell table:formula="of:=[.$B$36]/[.E36]" office:value-type="float" office:value="3.32325851349147" calcext:value-type="float">
            <text:p>3,3232585135</text:p>
          </table:table-cell>
          <table:table-cell table:formula="of:=[.$B$36]/[.F36]" office:value-type="float" office:value="3.88600990302136" calcext:value-type="float">
            <text:p>3,886009903</text:p>
          </table:table-cell>
          <table:table-cell table:formula="of:=[.$B$36]/[.G36]" office:value-type="float" office:value="4.4374472891757" calcext:value-type="float">
            <text:p>4,4374472892</text:p>
          </table:table-cell>
          <table:table-cell table:formula="of:=[.$B$36]/[.H36]" office:value-type="float" office:value="4.70733237418577" calcext:value-type="float">
            <text:p>4,7073323742</text:p>
          </table:table-cell>
          <table:table-cell table:formula="of:=[.$B$36]/[.I36]" office:value-type="float" office:value="5.33551472592259" calcext:value-type="float">
            <text:p>5,3355147259</text:p>
          </table:table-cell>
          <table:table-cell table:formula="of:=[.$B$36]/[.J36]" office:value-type="float" office:value="5.39086249123109" calcext:value-type="float">
            <text:p>5,3908624912</text:p>
          </table:table-cell>
          <table:table-cell table:formula="of:=[.$B$36]/[.K36]" office:value-type="float" office:value="6.06587627598933" calcext:value-type="float">
            <text:p>6,065876276</text:p>
          </table:table-cell>
          <table:table-cell table:formula="of:=[.$B$36]/[.L36]" office:value-type="float" office:value="6.8811205564294" calcext:value-type="float">
            <text:p>6,8811205564</text:p>
          </table:table-cell>
          <table:table-cell table:formula="of:=[.$B$36]/[.M36]" office:value-type="float" office:value="6.82851686575599" calcext:value-type="float">
            <text:p>6,8285168658</text:p>
          </table:table-cell>
          <table:table-cell table:formula="of:=[.$B$36]/[.N36]" office:value-type="float" office:value="7.27078254193856" calcext:value-type="float">
            <text:p>7,2707825419</text:p>
          </table:table-cell>
          <table:table-cell table:formula="of:=[.$B$36]/[.O36]" office:value-type="float" office:value="7.16399632824207" calcext:value-type="float">
            <text:p>7,1639963282</text:p>
          </table:table-cell>
          <table:table-cell table:formula="of:=[.$B$36]/[.P36]" office:value-type="float" office:value="6.50161789480715" calcext:value-type="float">
            <text:p>6,5016178948</text:p>
          </table:table-cell>
          <table:table-cell table:formula="of:=[.$B$36]/[.Q36]" office:value-type="float" office:value="7.42430437997496" calcext:value-type="float">
            <text:p>7,42430438</text:p>
          </table:table-cell>
          <table:table-cell table:formula="of:=[.$B$36]/[.R36]" office:value-type="float" office:value="7.5055313880839" calcext:value-type="float">
            <text:p>7,5055313881</text:p>
          </table:table-cell>
          <table:table-cell table:formula="of:=[.$B$36]/[.S36]" office:value-type="float" office:value="8.09478048949515" calcext:value-type="float">
            <text:p>8,0947804895</text:p>
          </table:table-cell>
          <table:table-cell table:formula="of:=[.$B$36]/[.T36]" office:value-type="float" office:value="5.3619092503221" calcext:value-type="float">
            <text:p>5,3619092503</text:p>
          </table:table-cell>
          <table:table-cell table:formula="of:=[.$B$36]/[.U36]" office:value-type="float" office:value="8.46283702193843" calcext:value-type="float">
            <text:p>8,4628370219</text:p>
          </table:table-cell>
          <table:table-cell table:formula="of:=[.$B$36]/[.V36]" office:value-type="float" office:value="5.80088034843125" calcext:value-type="float">
            <text:p>5,8008803484</text:p>
          </table:table-cell>
          <table:table-cell table:formula="of:=[.$B$36]/[.W36]" office:value-type="float" office:value="7.40105011489592" calcext:value-type="float">
            <text:p>7,4010501149</text:p>
          </table:table-cell>
          <table:table-cell table:formula="of:=[.$B$36]/[.X36]" office:value-type="float" office:value="6.40030027177884" calcext:value-type="float">
            <text:p>6,4003002718</text:p>
          </table:table-cell>
          <table:table-cell table:formula="of:=[.$B$36]/[.Y36]" office:value-type="float" office:value="9.01234758410683" calcext:value-type="float">
            <text:p>9,0123475841</text:p>
          </table:table-cell>
          <table:table-cell table:formula="of:=[.$B$36]/[.Z36]" office:value-type="float" office:value="6.33771077081122" calcext:value-type="float">
            <text:p>6,3377107708</text:p>
          </table:table-cell>
          <table:table-cell table:formula="of:=[.$B$36]/[.AA36]" office:value-type="float" office:value="7.16065856504423" calcext:value-type="float">
            <text:p>7,160658565</text:p>
          </table:table-cell>
          <table:table-cell table:formula="of:=[.$B$36]/[.AB36]" office:value-type="float" office:value="6.98248893104369" calcext:value-type="float">
            <text:p>6,982488931</text:p>
          </table:table-cell>
          <table:table-cell table:formula="of:=[.$B$36]/[.AC36]" office:value-type="float" office:value="8.15929792861933" calcext:value-type="float">
            <text:p>8,1592979286</text:p>
          </table:table-cell>
          <table:table-cell table:formula="of:=[.$B$36]/[.AD36]" office:value-type="float" office:value="5.70467842921471" calcext:value-type="float">
            <text:p>5,7046784292</text:p>
          </table:table-cell>
          <table:table-cell table:formula="of:=[.$B$36]/[.AE36]" office:value-type="float" office:value="7.45783381254696" calcext:value-type="float">
            <text:p>7,4578338125</text:p>
          </table:table-cell>
          <table:table-cell table:formula="of:=[.$B$36]/[.AF36]" office:value-type="float" office:value="9.85715772566295" calcext:value-type="float">
            <text:p>9,8571577257</text:p>
          </table:table-cell>
          <table:table-cell table:formula="of:=[.$B$36]/[.AG36]" office:value-type="float" office:value="5.86354608172711" calcext:value-type="float">
            <text:p>5,8635460817</text:p>
          </table:table-cell>
          <table:table-cell table:formula="of:=[.$B$36]/[.AH36]" office:value-type="float" office:value="8.6465566165766" calcext:value-type="float">
            <text:p>8,6465566166</text:p>
          </table:table-cell>
          <table:table-cell table:formula="of:=[.$B$36]/[.AI36]" office:value-type="float" office:value="5.63069526639104" calcext:value-type="float">
            <text:p>5,6306952664</text:p>
          </table:table-cell>
          <table:table-cell table:formula="of:=[.$B$36]/[.AJ36]" office:value-type="float" office:value="4.05272184962488" calcext:value-type="float">
            <text:p>4,0527218496</text:p>
          </table:table-cell>
          <table:table-cell table:formula="of:=[.$B$36]/[.AK36]" office:value-type="float" office:value="7.25394039008516" calcext:value-type="float">
            <text:p>7,2539403901</text:p>
          </table:table-cell>
          <table:table-cell table:formula="of:=[.$B$36]/[.AL36]" office:value-type="float" office:value="7.43479524657188" calcext:value-type="float">
            <text:p>7,4347952466</text:p>
          </table:table-cell>
          <table:table-cell table:formula="of:=[.$B$36]/[.AM36]" office:value-type="float" office:value="6.76732778432244" calcext:value-type="float">
            <text:p>6,7673277843</text:p>
          </table:table-cell>
          <table:table-cell table:formula="of:=[.$B$36]/[.AN36]" office:value-type="float" office:value="4.75007862146746" calcext:value-type="float">
            <text:p>4,7500786215</text:p>
          </table:table-cell>
          <table:table-cell table:formula="of:=[.$B$36]/[.AO36]" office:value-type="float" office:value="5.80460864912679" calcext:value-type="float">
            <text:p>5,8046086491</text:p>
          </table:table-cell>
          <table:table-cell table:formula="of:=[.$B$36]/[.AP36]" office:value-type="float" office:value="7.71740925818664" calcext:value-type="float">
            <text:p>7,7174092582</text:p>
          </table:table-cell>
          <table:table-cell table:formula="of:=[.$B$36]/[.AQ36]" office:value-type="float" office:value="8.42262255284885" calcext:value-type="float">
            <text:p>8,4226225528</text:p>
          </table:table-cell>
          <table:table-cell table:formula="of:=[.$B$36]/[.AR36]" office:value-type="float" office:value="8.0071612679146" calcext:value-type="float">
            <text:p>8,0071612679</text:p>
          </table:table-cell>
          <table:table-cell table:formula="of:=[.$B$36]/[.AS36]" office:value-type="float" office:value="5.61467234298917" calcext:value-type="float">
            <text:p>5,614672343</text:p>
          </table:table-cell>
          <table:table-cell table:formula="of:=[.$B$36]/[.AT36]" office:value-type="float" office:value="3.00827057857994" calcext:value-type="float">
            <text:p>3,0082705786</text:p>
          </table:table-cell>
          <table:table-cell table:formula="of:=[.$B$36]/[.AU36]" office:value-type="float" office:value="7.15146654258402" calcext:value-type="float">
            <text:p>7,1514665426</text:p>
          </table:table-cell>
          <table:table-cell table:formula="of:=[.$B$36]/[.AV36]" office:value-type="float" office:value="4.35223629970676" calcext:value-type="float">
            <text:p>4,3522362997</text:p>
          </table:table-cell>
          <table:table-cell table:formula="of:=[.$B$36]/[.AW36]" office:value-type="float" office:value="7.31348392226923" calcext:value-type="float">
            <text:p>7,3134839223</text:p>
          </table:table-cell>
          <table:table-cell table:formula="of:=[.$B$36]/[.AX36]" office:value-type="float" office:value="2.91973740452418" calcext:value-type="float">
            <text:p>2,9197374045</text:p>
          </table:table-cell>
          <table:table-cell table:formula="of:=[.$B$36]/[.AY36]" office:value-type="float" office:value="3.79433933457567" calcext:value-type="float">
            <text:p>3,7943393346</text:p>
          </table:table-cell>
          <table:table-cell table:formula="of:=[.$B$36]/[.AZ36]" office:value-type="float" office:value="6.76160834195212" calcext:value-type="float">
            <text:p>6,761608342</text:p>
          </table:table-cell>
          <table:table-cell table:formula="of:=[.$B$36]/[.BA36]" office:value-type="float" office:value="6.3101948058964" calcext:value-type="float">
            <text:p>6,3101948059</text:p>
          </table:table-cell>
          <table:table-cell table:formula="of:=[.$B$36]/[.BB36]" office:value-type="float" office:value="5.89768144821968" calcext:value-type="float">
            <text:p>5,8976814482</text:p>
          </table:table-cell>
          <table:table-cell table:formula="of:=[.$B$36]/[.BC36]" office:value-type="float" office:value="5.12146748979854" calcext:value-type="float">
            <text:p>5,1214674898</text:p>
          </table:table-cell>
          <table:table-cell table:formula="of:=[.$B$36]/[.BD36]" office:value-type="float" office:value="6.7553515522586" calcext:value-type="float">
            <text:p>6,7553515523</text:p>
          </table:table-cell>
          <table:table-cell table:formula="of:=[.$B$36]/[.BE36]" office:value-type="float" office:value="3.0336103026347" calcext:value-type="float">
            <text:p>3,0336103026</text:p>
          </table:table-cell>
          <table:table-cell table:formula="of:=[.$B$36]/[.BF36]" office:value-type="float" office:value="5.24655526326428" calcext:value-type="float">
            <text:p>5,2465552633</text:p>
          </table:table-cell>
          <table:table-cell table:formula="of:=[.$B$36]/[.BG36]" office:value-type="float" office:value="5.99055990918913" calcext:value-type="float">
            <text:p>5,9905599092</text:p>
          </table:table-cell>
          <table:table-cell table:formula="of:=[.$B$36]/[.BH36]" office:value-type="float" office:value="3.11225998751256" calcext:value-type="float">
            <text:p>3,1122599875</text:p>
          </table:table-cell>
          <table:table-cell table:formula="of:=[.$B$36]/[.BI36]" office:value-type="float" office:value="2.90320362416819" calcext:value-type="float">
            <text:p>2,9032036242</text:p>
          </table:table-cell>
          <table:table-cell table:formula="of:=[.$B$36]/[.BJ36]" office:value-type="float" office:value="3.95515253713116" calcext:value-type="float">
            <text:p>3,9551525371</text:p>
          </table:table-cell>
          <table:table-cell table:formula="of:=[.$B$36]/[.BK36]" office:value-type="float" office:value="7.06440069753143" calcext:value-type="float">
            <text:p>7,0644006975</text:p>
          </table:table-cell>
          <table:table-cell table:formula="of:=[.$B$36]/[.BL36]" office:value-type="float" office:value="1.36337604027655" calcext:value-type="float">
            <text:p>1,3633760403</text:p>
          </table:table-cell>
          <table:table-cell table:formula="of:=[.$B$36]/[.BM36]" office:value-type="float" office:value="1.62134563465716" calcext:value-type="float">
            <text:p>1,6213456347</text:p>
          </table:table-cell>
        </table:table-row>
        <table:table-row table:style-name="ro1">
          <table:table-cell office:value-type="string" calcext:value-type="string">
            <text:p>temps pour peak 128 *</text:p>
          </table:table-cell>
          <table:table-cell office:value-type="float" office:value="19.7509" calcext:value-type="float">
            <text:p>19,7509</text:p>
          </table:table-cell>
          <table:table-cell office:value-type="float" office:value="10.0470333333333" calcext:value-type="float">
            <text:p>10,0470333333</text:p>
          </table:table-cell>
          <table:table-cell office:value-type="float" office:value="6.86201666666667" calcext:value-type="float">
            <text:p>6,8620166667</text:p>
          </table:table-cell>
          <table:table-cell office:value-type="float" office:value="5.30287666666667" calcext:value-type="float">
            <text:p>5,3028766667</text:p>
          </table:table-cell>
          <table:table-cell office:value-type="float" office:value="4.33125333333333" calcext:value-type="float">
            <text:p>4,3312533333</text:p>
          </table:table-cell>
          <table:table-cell office:value-type="float" office:value="3.71449" calcext:value-type="float">
            <text:p>3,71449</text:p>
          </table:table-cell>
          <table:table-cell office:value-type="float" office:value="3.25925333333333" calcext:value-type="float">
            <text:p>3,2592533333</text:p>
          </table:table-cell>
          <table:table-cell office:value-type="float" office:value="3.12980666666667" calcext:value-type="float">
            <text:p>3,1298066667</text:p>
          </table:table-cell>
          <table:table-cell office:value-type="float" office:value="2.868" calcext:value-type="float">
            <text:p>2,868</text:p>
          </table:table-cell>
          <table:table-cell office:value-type="float" office:value="2.70404333333333" calcext:value-type="float">
            <text:p>2,7040433333</text:p>
          </table:table-cell>
          <table:table-cell office:value-type="float" office:value="2.48971333333333" calcext:value-type="float">
            <text:p>2,4897133333</text:p>
          </table:table-cell>
          <table:table-cell office:value-type="float" office:value="2.41082" calcext:value-type="float">
            <text:p>2,41082</text:p>
          </table:table-cell>
          <table:table-cell office:value-type="float" office:value="2.28904333333333" calcext:value-type="float">
            <text:p>2,2890433333</text:p>
          </table:table-cell>
          <table:table-cell office:value-type="float" office:value="2.18968666666667" calcext:value-type="float">
            <text:p>2,1896866667</text:p>
          </table:table-cell>
          <table:table-cell office:value-type="float" office:value="2.16600333333333" calcext:value-type="float">
            <text:p>2,1660033333</text:p>
          </table:table-cell>
          <table:table-cell office:value-type="float" office:value="2.17095666666667" calcext:value-type="float">
            <text:p>2,1709566667</text:p>
          </table:table-cell>
          <table:table-cell office:value-type="float" office:value="2.05056666666667" calcext:value-type="float">
            <text:p>2,0505666667</text:p>
          </table:table-cell>
          <table:table-cell office:value-type="float" office:value="1.99196666666667" calcext:value-type="float">
            <text:p>1,9919666667</text:p>
          </table:table-cell>
          <table:table-cell office:value-type="float" office:value="1.96898" calcext:value-type="float">
            <text:p>1,96898</text:p>
          </table:table-cell>
          <table:table-cell office:value-type="float" office:value="1.94949666666667" calcext:value-type="float">
            <text:p>1,9494966667</text:p>
          </table:table-cell>
          <table:table-cell office:value-type="float" office:value="2.03157666666667" calcext:value-type="float">
            <text:p>2,0315766667</text:p>
          </table:table-cell>
          <table:table-cell office:value-type="float" office:value="1.91068" calcext:value-type="float">
            <text:p>1,91068</text:p>
          </table:table-cell>
          <table:table-cell office:value-type="float" office:value="1.89218333333333" calcext:value-type="float">
            <text:p>1,8921833333</text:p>
          </table:table-cell>
          <table:table-cell office:value-type="float" office:value="1.83214" calcext:value-type="float">
            <text:p>1,83214</text:p>
          </table:table-cell>
          <table:table-cell office:value-type="float" office:value="1.96421" calcext:value-type="float">
            <text:p>1,96421</text:p>
          </table:table-cell>
          <table:table-cell office:value-type="float" office:value="1.90356333333333" calcext:value-type="float">
            <text:p>1,9035633333</text:p>
          </table:table-cell>
          <table:table-cell office:value-type="float" office:value="1.84762666666667" calcext:value-type="float">
            <text:p>1,8476266667</text:p>
          </table:table-cell>
          <table:table-cell office:value-type="float" office:value="1.89246" calcext:value-type="float">
            <text:p>1,89246</text:p>
          </table:table-cell>
          <table:table-cell office:value-type="float" office:value="1.84944333333333" calcext:value-type="float">
            <text:p>1,8494433333</text:p>
          </table:table-cell>
          <table:table-cell office:value-type="float" office:value="1.84123666666667" calcext:value-type="float">
            <text:p>1,8412366667</text:p>
          </table:table-cell>
          <table:table-cell office:value-type="float" office:value="1.95641666666667" calcext:value-type="float">
            <text:p>1,9564166667</text:p>
          </table:table-cell>
          <table:table-cell office:value-type="float" office:value="2.04024333333333" calcext:value-type="float">
            <text:p>2,0402433333</text:p>
          </table:table-cell>
          <table:table-cell office:value-type="float" office:value="1.97274333333333" calcext:value-type="float">
            <text:p>1,9727433333</text:p>
          </table:table-cell>
          <table:table-cell office:value-type="float" office:value="2.17144333333333" calcext:value-type="float">
            <text:p>2,1714433333</text:p>
          </table:table-cell>
          <table:table-cell office:value-type="float" office:value="1.91789666666667" calcext:value-type="float">
            <text:p>1,9178966667</text:p>
          </table:table-cell>
          <table:table-cell office:value-type="float" office:value="1.92948" calcext:value-type="float">
            <text:p>1,92948</text:p>
          </table:table-cell>
          <table:table-cell office:value-type="float" office:value="1.91439666666667" calcext:value-type="float">
            <text:p>1,9143966667</text:p>
          </table:table-cell>
          <table:table-cell office:value-type="float" office:value="1.97941333333333" calcext:value-type="float">
            <text:p>1,9794133333</text:p>
          </table:table-cell>
          <table:table-cell office:value-type="float" office:value="1.97258" calcext:value-type="float">
            <text:p>1,97258</text:p>
          </table:table-cell>
          <table:table-cell office:value-type="float" office:value="1.94472333333333" calcext:value-type="float">
            <text:p>1,9447233333</text:p>
          </table:table-cell>
          <table:table-cell office:value-type="float" office:value="1.95147333333333" calcext:value-type="float">
            <text:p>1,9514733333</text:p>
          </table:table-cell>
          <table:table-cell office:value-type="float" office:value="1.91804333333333" calcext:value-type="float">
            <text:p>1,9180433333</text:p>
          </table:table-cell>
          <table:table-cell office:value-type="float" office:value="1.91577666666667" calcext:value-type="float">
            <text:p>1,9157766667</text:p>
          </table:table-cell>
          <table:table-cell office:value-type="float" office:value="1.99298" calcext:value-type="float">
            <text:p>1,99298</text:p>
          </table:table-cell>
          <table:table-cell office:value-type="float" office:value="1.92794333333333" calcext:value-type="float">
            <text:p>1,9279433333</text:p>
          </table:table-cell>
          <table:table-cell office:value-type="float" office:value="2.08155333333333" calcext:value-type="float">
            <text:p>2,0815533333</text:p>
          </table:table-cell>
          <table:table-cell office:value-type="float" office:value="1.96548666666667" calcext:value-type="float">
            <text:p>1,9654866667</text:p>
          </table:table-cell>
          <table:table-cell office:value-type="float" office:value="2.01184333333333" calcext:value-type="float">
            <text:p>2,0118433333</text:p>
          </table:table-cell>
          <table:table-cell office:value-type="float" office:value="2.06903" calcext:value-type="float">
            <text:p>2,06903</text:p>
          </table:table-cell>
          <table:table-cell office:value-type="float" office:value="2.09007666666667" calcext:value-type="float">
            <text:p>2,0900766667</text:p>
          </table:table-cell>
          <table:table-cell office:value-type="float" office:value="2.0709" calcext:value-type="float">
            <text:p>2,0709</text:p>
          </table:table-cell>
          <table:table-cell office:value-type="float" office:value="2.12521" calcext:value-type="float">
            <text:p>2,12521</text:p>
          </table:table-cell>
          <table:table-cell office:value-type="float" office:value="2.10967" calcext:value-type="float">
            <text:p>2,10967</text:p>
          </table:table-cell>
          <table:table-cell office:value-type="float" office:value="2.17536" calcext:value-type="float">
            <text:p>2,17536</text:p>
          </table:table-cell>
          <table:table-cell office:value-type="float" office:value="2.45588333333333" calcext:value-type="float">
            <text:p>2,4558833333</text:p>
          </table:table-cell>
          <table:table-cell office:value-type="float" office:value="2.28487666666667" calcext:value-type="float">
            <text:p>2,2848766667</text:p>
          </table:table-cell>
          <table:table-cell office:value-type="float" office:value="2.26333" calcext:value-type="float">
            <text:p>2,26333</text:p>
          </table:table-cell>
          <table:table-cell office:value-type="float" office:value="2.25397" calcext:value-type="float">
            <text:p>2,25397</text:p>
          </table:table-cell>
          <table:table-cell office:value-type="float" office:value="2.31074666666667" calcext:value-type="float">
            <text:p>2,3107466667</text:p>
          </table:table-cell>
          <table:table-cell office:value-type="float" office:value="2.39544333333333" calcext:value-type="float">
            <text:p>2,3954433333</text:p>
          </table:table-cell>
          <table:table-cell office:value-type="float" office:value="2.41848666666667" calcext:value-type="float">
            <text:p>2,4184866667</text:p>
          </table:table-cell>
          <table:table-cell office:value-type="float" office:value="2.70954333333333" calcext:value-type="float">
            <text:p>2,7095433333</text:p>
          </table:table-cell>
          <table:table-cell office:value-type="float" office:value="2.45988666666667" calcext:value-type="float">
            <text:p>2,4598866667</text:p>
          </table:table-cell>
          <table:table-cell office:value-type="float" office:value="2.85469333333333" calcext:value-type="float">
            <text:p>2,8546933333</text:p>
          </table:table-cell>
        </table:table-row>
        <table:table-row table:style-name="ro1">
          <table:table-cell office:value-type="string" calcext:value-type="string">
            <text:p>speed up pour peak 128</text:p>
          </table:table-cell>
          <table:table-cell table:formula="of:=[.$B38]/[.B38]" office:value-type="float" office:value="1" calcext:value-type="float">
            <text:p>1</text:p>
          </table:table-cell>
          <table:table-cell table:formula="of:=[.$B38]/[.C38]" office:value-type="float" office:value="1.96584398047848" calcext:value-type="float">
            <text:p>1,9658439805</text:p>
          </table:table-cell>
          <table:table-cell table:formula="of:=[.$B38]/[.D38]" office:value-type="float" office:value="2.87829379604149" calcext:value-type="float">
            <text:p>2,878293796</text:p>
          </table:table-cell>
          <table:table-cell table:formula="of:=[.$B38]/[.E38]" office:value-type="float" office:value="3.72456333449203" calcext:value-type="float">
            <text:p>3,7245633345</text:p>
          </table:table-cell>
          <table:table-cell table:formula="of:=[.$B38]/[.F38]" office:value-type="float" office:value="4.56008884264447" calcext:value-type="float">
            <text:p>4,5600888426</text:p>
          </table:table-cell>
          <table:table-cell table:formula="of:=[.$B38]/[.G38]" office:value-type="float" office:value="5.3172575508347" calcext:value-type="float">
            <text:p>5,3172575508</text:p>
          </table:table-cell>
          <table:table-cell table:formula="of:=[.$B38]/[.H38]" office:value-type="float" office:value="6.05994624535681" calcext:value-type="float">
            <text:p>6,0599462454</text:p>
          </table:table-cell>
          <table:table-cell table:formula="of:=[.$B38]/[.I38]" office:value-type="float" office:value="6.31058148426633" calcext:value-type="float">
            <text:p>6,3105814843</text:p>
          </table:table-cell>
          <table:table-cell table:formula="of:=[.$B38]/[.J38]" office:value-type="float" office:value="6.88664574616457" calcext:value-type="float">
            <text:p>6,8866457462</text:p>
          </table:table-cell>
          <table:table-cell table:formula="of:=[.$B38]/[.K38]" office:value-type="float" office:value="7.3042098684316" calcext:value-type="float">
            <text:p>7,3042098684</text:p>
          </table:table-cell>
          <table:table-cell table:formula="of:=[.$B38]/[.L38]" office:value-type="float" office:value="7.93300165748667" calcext:value-type="float">
            <text:p>7,9330016575</text:p>
          </table:table-cell>
          <table:table-cell table:formula="of:=[.$B38]/[.M38]" office:value-type="float" office:value="8.19260666495218" calcext:value-type="float">
            <text:p>8,192606665</text:p>
          </table:table-cell>
          <table:table-cell table:formula="of:=[.$B38]/[.N38]" office:value-type="float" office:value="8.62845176951652" calcext:value-type="float">
            <text:p>8,6284517695</text:p>
          </table:table-cell>
          <table:table-cell table:formula="of:=[.$B38]/[.O38]" office:value-type="float" office:value="9.01996632699351" calcext:value-type="float">
            <text:p>9,019966327</text:p>
          </table:table-cell>
          <table:table-cell table:formula="of:=[.$B38]/[.P38]" office:value-type="float" office:value="9.11859169191798" calcext:value-type="float">
            <text:p>9,1185916919</text:p>
          </table:table-cell>
          <table:table-cell table:formula="of:=[.$B38]/[.Q38]" office:value-type="float" office:value="9.09778638296173" calcext:value-type="float">
            <text:p>9,097786383</text:p>
          </table:table-cell>
          <table:table-cell table:formula="of:=[.$B38]/[.R38]" office:value-type="float" office:value="9.63192288310548" calcext:value-type="float">
            <text:p>9,6319228831</text:p>
          </table:table-cell>
          <table:table-cell table:formula="of:=[.$B38]/[.S38]" office:value-type="float" office:value="9.91527636004618" calcext:value-type="float">
            <text:p>9,91527636</text:p>
          </table:table-cell>
          <table:table-cell table:formula="of:=[.$B38]/[.T38]" office:value-type="float" office:value="10.0310312953915" calcext:value-type="float">
            <text:p>10,0310312954</text:p>
          </table:table-cell>
          <table:table-cell table:formula="of:=[.$B38]/[.U38]" office:value-type="float" office:value="10.1312817496482" calcext:value-type="float">
            <text:p>10,1312817496</text:p>
          </table:table-cell>
          <table:table-cell table:formula="of:=[.$B38]/[.V38]" office:value-type="float" office:value="9.72195650996845" calcext:value-type="float">
            <text:p>9,72195651</text:p>
          </table:table-cell>
          <table:table-cell table:formula="of:=[.$B38]/[.W38]" office:value-type="float" office:value="10.3371051144095" calcext:value-type="float">
            <text:p>10,3371051144</text:p>
          </table:table-cell>
          <table:table-cell table:formula="of:=[.$B38]/[.X38]" office:value-type="float" office:value="10.4381534558843" calcext:value-type="float">
            <text:p>10,4381534559</text:p>
          </table:table-cell>
          <table:table-cell table:formula="of:=[.$B38]/[.Y38]" office:value-type="float" office:value="10.7802351348696" calcext:value-type="float">
            <text:p>10,7802351349</text:p>
          </table:table-cell>
          <table:table-cell table:formula="of:=[.$B38]/[.Z38]" office:value-type="float" office:value="10.0553912259891" calcext:value-type="float">
            <text:p>10,055391226</text:p>
          </table:table-cell>
          <table:table-cell table:formula="of:=[.$B38]/[.AA38]" office:value-type="float" office:value="10.3757514415946" calcext:value-type="float">
            <text:p>10,3757514416</text:p>
          </table:table-cell>
          <table:table-cell table:formula="of:=[.$B38]/[.AB38]" office:value-type="float" office:value="10.6898760211298" calcext:value-type="float">
            <text:p>10,6898760211</text:p>
          </table:table-cell>
          <table:table-cell table:formula="of:=[.$B38]/[.AC38]" office:value-type="float" office:value="10.4366274584403" calcext:value-type="float">
            <text:p>10,4366274584</text:p>
          </table:table-cell>
          <table:table-cell table:formula="of:=[.$B38]/[.AD38]" office:value-type="float" office:value="10.6793755959" calcext:value-type="float">
            <text:p>10,6793755959</text:p>
          </table:table-cell>
          <table:table-cell table:formula="of:=[.$B38]/[.AE38]" office:value-type="float" office:value="10.7269751670526" calcext:value-type="float">
            <text:p>10,7269751671</text:p>
          </table:table-cell>
          <table:table-cell table:formula="of:=[.$B38]/[.AF38]" office:value-type="float" office:value="10.0954466073178" calcext:value-type="float">
            <text:p>10,0954466073</text:p>
          </table:table-cell>
          <table:table-cell table:formula="of:=[.$B38]/[.AG38]" office:value-type="float" office:value="9.68065900636035" calcext:value-type="float">
            <text:p>9,6806590064</text:p>
          </table:table-cell>
          <table:table-cell table:formula="of:=[.$B38]/[.AH38]" office:value-type="float" office:value="10.0118954484702" calcext:value-type="float">
            <text:p>10,0118954485</text:p>
          </table:table-cell>
          <table:table-cell table:formula="of:=[.$B38]/[.AI38]" office:value-type="float" office:value="9.09574737540162" calcext:value-type="float">
            <text:p>9,0957473754</text:p>
          </table:table-cell>
          <table:table-cell table:formula="of:=[.$B38]/[.AJ38]" office:value-type="float" office:value="10.2982086278545" calcext:value-type="float">
            <text:p>10,2982086279</text:p>
          </table:table-cell>
          <table:table-cell table:formula="of:=[.$B38]/[.AK38]" office:value-type="float" office:value="10.236384932728" calcext:value-type="float">
            <text:p>10,2363849327</text:p>
          </table:table-cell>
          <table:table-cell table:formula="of:=[.$B38]/[.AL38]" office:value-type="float" office:value="10.3170363508782" calcext:value-type="float">
            <text:p>10,3170363509</text:p>
          </table:table-cell>
          <table:table-cell table:formula="of:=[.$B38]/[.AM38]" office:value-type="float" office:value="9.97815851161287" calcext:value-type="float">
            <text:p>9,9781585116</text:p>
          </table:table-cell>
          <table:table-cell table:formula="of:=[.$B38]/[.AN38]" office:value-type="float" office:value="10.0127244522402" calcext:value-type="float">
            <text:p>10,0127244522</text:p>
          </table:table-cell>
          <table:table-cell table:formula="of:=[.$B38]/[.AO38]" office:value-type="float" office:value="10.1561490323388" calcext:value-type="float">
            <text:p>10,1561490323</text:p>
          </table:table-cell>
          <table:table-cell table:formula="of:=[.$B38]/[.AP38]" office:value-type="float" office:value="10.1210196740241" calcext:value-type="float">
            <text:p>10,121019674</text:p>
          </table:table-cell>
          <table:table-cell table:formula="of:=[.$B38]/[.AQ38]" office:value-type="float" office:value="10.2974211566301" calcext:value-type="float">
            <text:p>10,2974211566</text:p>
          </table:table-cell>
          <table:table-cell table:formula="of:=[.$B38]/[.AR38]" office:value-type="float" office:value="10.3096046338039" calcext:value-type="float">
            <text:p>10,3096046338</text:p>
          </table:table-cell>
          <table:table-cell table:formula="of:=[.$B38]/[.AS38]" office:value-type="float" office:value="9.91023492458529" calcext:value-type="float">
            <text:p>9,9102349246</text:p>
          </table:table-cell>
          <table:table-cell table:formula="of:=[.$B38]/[.AT38]" office:value-type="float" office:value="10.2445438403273" calcext:value-type="float">
            <text:p>10,2445438403</text:p>
          </table:table-cell>
          <table:table-cell table:formula="of:=[.$B38]/[.AU38]" office:value-type="float" office:value="9.4885390077282" calcext:value-type="float">
            <text:p>9,4885390077</text:p>
          </table:table-cell>
          <table:table-cell table:formula="of:=[.$B38]/[.AV38]" office:value-type="float" office:value="10.0488598243692" calcext:value-type="float">
            <text:p>10,0488598244</text:p>
          </table:table-cell>
          <table:table-cell table:formula="of:=[.$B38]/[.AW38]" office:value-type="float" office:value="9.81731513222534" calcext:value-type="float">
            <text:p>9,8173151322</text:p>
          </table:table-cell>
          <table:table-cell table:formula="of:=[.$B38]/[.AX38]" office:value-type="float" office:value="9.54597081724286" calcext:value-type="float">
            <text:p>9,5459708172</text:p>
          </table:table-cell>
          <table:table-cell table:formula="of:=[.$B38]/[.AY38]" office:value-type="float" office:value="9.44984474253736" calcext:value-type="float">
            <text:p>9,4498447425</text:p>
          </table:table-cell>
          <table:table-cell table:formula="of:=[.$B38]/[.AZ38]" office:value-type="float" office:value="9.53735091023227" calcext:value-type="float">
            <text:p>9,5373509102</text:p>
          </table:table-cell>
          <table:table-cell table:formula="of:=[.$B38]/[.BA38]" office:value-type="float" office:value="9.29362274786962" calcext:value-type="float">
            <text:p>9,2936227479</text:p>
          </table:table-cell>
          <table:table-cell table:formula="of:=[.$B38]/[.BB38]" office:value-type="float" office:value="9.36208032535894" calcext:value-type="float">
            <text:p>9,3620803254</text:p>
          </table:table-cell>
          <table:table-cell table:formula="of:=[.$B38]/[.BC38]" office:value-type="float" office:value="9.07937077081495" calcext:value-type="float">
            <text:p>9,0793707708</text:p>
          </table:table-cell>
          <table:table-cell table:formula="of:=[.$B38]/[.BD38]" office:value-type="float" office:value="8.04227942423975" calcext:value-type="float">
            <text:p>8,0422794242</text:p>
          </table:table-cell>
          <table:table-cell table:formula="of:=[.$B38]/[.BE38]" office:value-type="float" office:value="8.64418648417201" calcext:value-type="float">
            <text:p>8,6441864842</text:p>
          </table:table-cell>
          <table:table-cell table:formula="of:=[.$B38]/[.BF38]" office:value-type="float" office:value="8.726478242236" calcext:value-type="float">
            <text:p>8,7264782422</text:p>
          </table:table-cell>
          <table:table-cell table:formula="of:=[.$B38]/[.BG38]" office:value-type="float" office:value="8.76271645141683" calcext:value-type="float">
            <text:p>8,7627164514</text:p>
          </table:table-cell>
          <table:table-cell table:formula="of:=[.$B38]/[.BH38]" office:value-type="float" office:value="8.5474103608646" calcext:value-type="float">
            <text:p>8,5474103609</text:p>
          </table:table-cell>
          <table:table-cell table:formula="of:=[.$B38]/[.BI38]" office:value-type="float" office:value="8.24519608757182" calcext:value-type="float">
            <text:p>8,2451960876</text:p>
          </table:table-cell>
          <table:table-cell table:formula="of:=[.$B38]/[.BJ38]" office:value-type="float" office:value="8.16663588525056" calcext:value-type="float">
            <text:p>8,1666358853</text:p>
          </table:table-cell>
          <table:table-cell table:formula="of:=[.$B38]/[.BK38]" office:value-type="float" office:value="7.28938332781785" calcext:value-type="float">
            <text:p>7,2893833278</text:p>
          </table:table-cell>
          <table:table-cell table:formula="of:=[.$B38]/[.BL38]" office:value-type="float" office:value="8.02919104674199" calcext:value-type="float">
            <text:p>8,0291910467</text:p>
          </table:table-cell>
          <table:table-cell table:formula="of:=[.$B38]/[.BM38]" office:value-type="float" office:value="6.91874667214692" calcext:value-type="float">
            <text:p>6,9187466721</text:p>
          </table:table-cell>
        </table:table-row>
        <table:table-row table:style-name="ro1">
          <table:table-cell office:value-type="string" calcext:value-type="string">
            <text:p>temps pour homogène 512</text:p>
          </table:table-cell>
          <table:table-cell office:value-type="float" office:value="325.048" calcext:value-type="float">
            <text:p>325,048</text:p>
          </table:table-cell>
          <table:table-cell office:value-type="float" office:value="160.188" calcext:value-type="float">
            <text:p>160,188</text:p>
          </table:table-cell>
          <table:table-cell office:value-type="float" office:value="105.695" calcext:value-type="float">
            <text:p>105,695</text:p>
          </table:table-cell>
          <table:table-cell office:value-type="float" office:value="79.4496" calcext:value-type="float">
            <text:p>79,4496</text:p>
          </table:table-cell>
          <table:table-cell office:value-type="float" office:value="64.3423" calcext:value-type="float">
            <text:p>64,3423</text:p>
          </table:table-cell>
          <table:table-cell office:value-type="float" office:value="56.032" calcext:value-type="float">
            <text:p>56,032</text:p>
          </table:table-cell>
          <table:table-cell office:value-type="float" office:value="46.1039" calcext:value-type="float">
            <text:p>46,1039</text:p>
          </table:table-cell>
          <table:table-cell office:value-type="float" office:value="40.4964" calcext:value-type="float">
            <text:p>40,4964</text:p>
          </table:table-cell>
          <table:table-cell office:value-type="float" office:value="37.7476" calcext:value-type="float">
            <text:p>37,7476</text:p>
          </table:table-cell>
          <table:table-cell office:value-type="float" office:value="34.5017" calcext:value-type="float">
            <text:p>34,5017</text:p>
          </table:table-cell>
          <table:table-cell office:value-type="float" office:value="33.3417" calcext:value-type="float">
            <text:p>33,3417</text:p>
          </table:table-cell>
          <table:table-cell office:value-type="float" office:value="30.5319" calcext:value-type="float">
            <text:p>30,5319</text:p>
          </table:table-cell>
          <table:table-cell office:value-type="float" office:value="28.3504" calcext:value-type="float">
            <text:p>28,3504</text:p>
          </table:table-cell>
          <table:table-cell office:value-type="float" office:value="27.5561" calcext:value-type="float">
            <text:p>27,5561</text:p>
          </table:table-cell>
          <table:table-cell office:value-type="float" office:value="25.6544" calcext:value-type="float">
            <text:p>25,6544</text:p>
          </table:table-cell>
          <table:table-cell office:value-type="float" office:value="24.7442" calcext:value-type="float">
            <text:p>24,7442</text:p>
          </table:table-cell>
          <table:table-cell office:value-type="float" office:value="23.7205" calcext:value-type="float">
            <text:p>23,7205</text:p>
          </table:table-cell>
          <table:table-cell office:value-type="float" office:value="22.503" calcext:value-type="float">
            <text:p>22,503</text:p>
          </table:table-cell>
          <table:table-cell office:value-type="float" office:value="21.4769" calcext:value-type="float">
            <text:p>21,4769</text:p>
          </table:table-cell>
          <table:table-cell office:value-type="float" office:value="20.4229" calcext:value-type="float">
            <text:p>20,4229</text:p>
          </table:table-cell>
          <table:table-cell office:value-type="float" office:value="19.5146" calcext:value-type="float">
            <text:p>19,5146</text:p>
          </table:table-cell>
          <table:table-cell office:value-type="float" office:value="18.9915" calcext:value-type="float">
            <text:p>18,9915</text:p>
          </table:table-cell>
          <table:table-cell office:value-type="float" office:value="18.2451" calcext:value-type="float">
            <text:p>18,2451</text:p>
          </table:table-cell>
          <table:table-cell office:value-type="float" office:value="17.7307" calcext:value-type="float">
            <text:p>17,7307</text:p>
          </table:table-cell>
          <table:table-cell office:value-type="float" office:value="16.9268" calcext:value-type="float">
            <text:p>16,9268</text:p>
          </table:table-cell>
          <table:table-cell office:value-type="float" office:value="16.5101" calcext:value-type="float">
            <text:p>16,5101</text:p>
          </table:table-cell>
          <table:table-cell office:value-type="float" office:value="15.7724" calcext:value-type="float">
            <text:p>15,7724</text:p>
          </table:table-cell>
          <table:table-cell office:value-type="float" office:value="15.3065" calcext:value-type="float">
            <text:p>15,3065</text:p>
          </table:table-cell>
          <table:table-cell office:value-type="float" office:value="14.8424" calcext:value-type="float">
            <text:p>14,8424</text:p>
          </table:table-cell>
          <table:table-cell office:value-type="float" office:value="14.3996" calcext:value-type="float">
            <text:p>14,3996</text:p>
          </table:table-cell>
          <table:table-cell office:value-type="float" office:value="14.1942" calcext:value-type="float">
            <text:p>14,1942</text:p>
          </table:table-cell>
          <table:table-cell office:value-type="float" office:value="14.0381" calcext:value-type="float">
            <text:p>14,0381</text:p>
          </table:table-cell>
          <table:table-cell office:value-type="float" office:value="13.9682" calcext:value-type="float">
            <text:p>13,9682</text:p>
          </table:table-cell>
          <table:table-cell office:value-type="float" office:value="13.5965" calcext:value-type="float">
            <text:p>13,5965</text:p>
          </table:table-cell>
          <table:table-cell office:value-type="float" office:value="13.5214" calcext:value-type="float">
            <text:p>13,5214</text:p>
          </table:table-cell>
          <table:table-cell office:value-type="float" office:value="13.3848" calcext:value-type="float">
            <text:p>13,3848</text:p>
          </table:table-cell>
          <table:table-cell office:value-type="float" office:value="13.1476" calcext:value-type="float">
            <text:p>13,1476</text:p>
          </table:table-cell>
          <table:table-cell office:value-type="float" office:value="12.8329" calcext:value-type="float">
            <text:p>12,8329</text:p>
          </table:table-cell>
          <table:table-cell office:value-type="float" office:value="12.4075" calcext:value-type="float">
            <text:p>12,4075</text:p>
          </table:table-cell>
          <table:table-cell office:value-type="float" office:value="12.3849" calcext:value-type="float">
            <text:p>12,3849</text:p>
          </table:table-cell>
          <table:table-cell office:value-type="float" office:value="12.1326" calcext:value-type="float">
            <text:p>12,1326</text:p>
          </table:table-cell>
          <table:table-cell office:value-type="float" office:value="12.1061" calcext:value-type="float">
            <text:p>12,1061</text:p>
          </table:table-cell>
          <table:table-cell office:value-type="float" office:value="12.3577" calcext:value-type="float">
            <text:p>12,3577</text:p>
          </table:table-cell>
          <table:table-cell office:value-type="float" office:value="11.9487" calcext:value-type="float">
            <text:p>11,9487</text:p>
          </table:table-cell>
          <table:table-cell office:value-type="float" office:value="11.6576" calcext:value-type="float">
            <text:p>11,6576</text:p>
          </table:table-cell>
          <table:table-cell office:value-type="float" office:value="11.2635" calcext:value-type="float">
            <text:p>11,2635</text:p>
          </table:table-cell>
          <table:table-cell office:value-type="float" office:value="11.1553" calcext:value-type="float">
            <text:p>11,1553</text:p>
          </table:table-cell>
          <table:table-cell office:value-type="float" office:value="11.1537" calcext:value-type="float">
            <text:p>11,1537</text:p>
          </table:table-cell>
          <table:table-cell office:value-type="float" office:value="10.9932" calcext:value-type="float">
            <text:p>10,9932</text:p>
          </table:table-cell>
          <table:table-cell office:value-type="float" office:value="11.026" calcext:value-type="float">
            <text:p>11,026</text:p>
          </table:table-cell>
          <table:table-cell office:value-type="float" office:value="10.8265" calcext:value-type="float">
            <text:p>10,8265</text:p>
          </table:table-cell>
          <table:table-cell office:value-type="float" office:value="10.4797" calcext:value-type="float">
            <text:p>10,4797</text:p>
          </table:table-cell>
          <table:table-cell office:value-type="float" office:value="10.4478" calcext:value-type="float">
            <text:p>10,4478</text:p>
          </table:table-cell>
          <table:table-cell office:value-type="float" office:value="10.2448" calcext:value-type="float">
            <text:p>10,2448</text:p>
          </table:table-cell>
          <table:table-cell office:value-type="float" office:value="10.2763" calcext:value-type="float">
            <text:p>10,2763</text:p>
          </table:table-cell>
          <table:table-cell office:value-type="float" office:value="10.2661" calcext:value-type="float">
            <text:p>10,2661</text:p>
          </table:table-cell>
          <table:table-cell office:value-type="float" office:value="10.2107" calcext:value-type="float">
            <text:p>10,2107</text:p>
          </table:table-cell>
          <table:table-cell office:value-type="float" office:value="9.78923" calcext:value-type="float">
            <text:p>9,78923</text:p>
          </table:table-cell>
          <table:table-cell office:value-type="float" office:value="9.80687" calcext:value-type="float">
            <text:p>9,80687</text:p>
          </table:table-cell>
          <table:table-cell office:value-type="float" office:value="9.50762" calcext:value-type="float">
            <text:p>9,50762</text:p>
          </table:table-cell>
          <table:table-cell office:value-type="float" office:value="10.1053" calcext:value-type="float">
            <text:p>10,1053</text:p>
          </table:table-cell>
          <table:table-cell office:value-type="float" office:value="9.7159" calcext:value-type="float">
            <text:p>9,7159</text:p>
          </table:table-cell>
          <table:table-cell office:value-type="float" office:value="9.82073" calcext:value-type="float">
            <text:p>9,82073</text:p>
          </table:table-cell>
          <table:table-cell office:value-type="float" office:value="9.91637" calcext:value-type="float">
            <text:p>9,91637</text:p>
          </table:table-cell>
        </table:table-row>
        <table:table-row table:style-name="ro1">
          <table:table-cell table:style-name="ce1" office:value-type="string" calcext:value-type="string">
            <text:p>speed up pour homogène 512</text:p>
          </table:table-cell>
          <table:table-cell table:formula="of:=[.$B40]/[.B40]" office:value-type="float" office:value="1" calcext:value-type="float">
            <text:p>1</text:p>
          </table:table-cell>
          <table:table-cell table:formula="of:=[.$B40]/[.C40]" office:value-type="float" office:value="2.02916573026694" calcext:value-type="float">
            <text:p>2,0291657303</text:p>
          </table:table-cell>
          <table:table-cell table:formula="of:=[.$B40]/[.D40]" office:value-type="float" office:value="3.07533942002933" calcext:value-type="float">
            <text:p>3,07533942</text:p>
          </table:table-cell>
          <table:table-cell table:formula="of:=[.$B40]/[.E40]" office:value-type="float" office:value="4.09124778475914" calcext:value-type="float">
            <text:p>4,0912477848</text:p>
          </table:table-cell>
          <table:table-cell table:formula="of:=[.$B40]/[.F40]" office:value-type="float" office:value="5.05185546677691" calcext:value-type="float">
            <text:p>5,0518554668</text:p>
          </table:table-cell>
          <table:table-cell table:formula="of:=[.$B40]/[.G40]" office:value-type="float" office:value="5.80111364934323" calcext:value-type="float">
            <text:p>5,8011136493</text:p>
          </table:table-cell>
          <table:table-cell table:formula="of:=[.$B40]/[.H40]" office:value-type="float" office:value="7.05033630560538" calcext:value-type="float">
            <text:p>7,0503363056</text:p>
          </table:table-cell>
          <table:table-cell table:formula="of:=[.$B40]/[.I40]" office:value-type="float" office:value="8.02659001787813" calcext:value-type="float">
            <text:p>8,0265900179</text:p>
          </table:table-cell>
          <table:table-cell table:formula="of:=[.$B40]/[.J40]" office:value-type="float" office:value="8.6110905064163" calcext:value-type="float">
            <text:p>8,6110905064</text:p>
          </table:table-cell>
          <table:table-cell table:formula="of:=[.$B40]/[.K40]" office:value-type="float" office:value="9.4212169255428" calcext:value-type="float">
            <text:p>9,4212169255</text:p>
          </table:table-cell>
          <table:table-cell table:formula="of:=[.$B40]/[.L40]" office:value-type="float" office:value="9.74899300275631" calcext:value-type="float">
            <text:p>9,7489930028</text:p>
          </table:table-cell>
          <table:table-cell table:formula="of:=[.$B40]/[.M40]" office:value-type="float" office:value="10.6461766218283" calcext:value-type="float">
            <text:p>10,6461766218</text:p>
          </table:table-cell>
          <table:table-cell table:formula="of:=[.$B40]/[.N40]" office:value-type="float" office:value="11.4653761498956" calcext:value-type="float">
            <text:p>11,4653761499</text:p>
          </table:table-cell>
          <table:table-cell table:formula="of:=[.$B40]/[.O40]" office:value-type="float" office:value="11.7958637107573" calcext:value-type="float">
            <text:p>11,7958637108</text:p>
          </table:table-cell>
          <table:table-cell table:formula="of:=[.$B40]/[.P40]" office:value-type="float" office:value="12.6702631907197" calcext:value-type="float">
            <text:p>12,6702631907</text:p>
          </table:table-cell>
          <table:table-cell table:formula="of:=[.$B40]/[.Q40]" office:value-type="float" office:value="13.1363309381592" calcext:value-type="float">
            <text:p>13,1363309382</text:p>
          </table:table-cell>
          <table:table-cell table:formula="of:=[.$B40]/[.R40]" office:value-type="float" office:value="13.7032524609515" calcext:value-type="float">
            <text:p>13,703252461</text:p>
          </table:table-cell>
          <table:table-cell table:formula="of:=[.$B40]/[.S40]" office:value-type="float" office:value="14.4446518242012" calcext:value-type="float">
            <text:p>14,4446518242</text:p>
          </table:table-cell>
          <table:table-cell table:formula="of:=[.$B40]/[.T40]" office:value-type="float" office:value="15.134772709283" calcext:value-type="float">
            <text:p>15,1347727093</text:p>
          </table:table-cell>
          <table:table-cell table:formula="of:=[.$B40]/[.U40]" office:value-type="float" office:value="15.9158591581019" calcext:value-type="float">
            <text:p>15,9158591581</text:p>
          </table:table-cell>
          <table:table-cell table:formula="of:=[.$B40]/[.V40]" office:value-type="float" office:value="16.6566570670165" calcext:value-type="float">
            <text:p>16,656657067</text:p>
          </table:table-cell>
          <table:table-cell table:formula="of:=[.$B40]/[.W40]" office:value-type="float" office:value="17.1154463839086" calcext:value-type="float">
            <text:p>17,1154463839</text:p>
          </table:table-cell>
          <table:table-cell table:formula="of:=[.$B40]/[.X40]" office:value-type="float" office:value="17.815632690421" calcext:value-type="float">
            <text:p>17,8156326904</text:p>
          </table:table-cell>
          <table:table-cell table:formula="of:=[.$B40]/[.Y40]" office:value-type="float" office:value="18.3324967429374" calcext:value-type="float">
            <text:p>18,3324967429</text:p>
          </table:table-cell>
          <table:table-cell table:formula="of:=[.$B40]/[.Z40]" office:value-type="float" office:value="19.2031571236146" calcext:value-type="float">
            <text:p>19,2031571236</text:p>
          </table:table-cell>
          <table:table-cell table:formula="of:=[.$B40]/[.AA40]" office:value-type="float" office:value="19.6878274510754" calcext:value-type="float">
            <text:p>19,6878274511</text:p>
          </table:table-cell>
          <table:table-cell table:formula="of:=[.$B40]/[.AB40]" office:value-type="float" office:value="20.6086581623596" calcext:value-type="float">
            <text:p>20,6086581624</text:p>
          </table:table-cell>
          <table:table-cell table:formula="of:=[.$B40]/[.AC40]" office:value-type="float" office:value="21.235945513344" calcext:value-type="float">
            <text:p>21,2359455133</text:p>
          </table:table-cell>
          <table:table-cell table:formula="of:=[.$B40]/[.AD40]" office:value-type="float" office:value="21.8999622702528" calcext:value-type="float">
            <text:p>21,8999622703</text:p>
          </table:table-cell>
          <table:table-cell table:formula="of:=[.$B40]/[.AE40]" office:value-type="float" office:value="22.5734048168005" calcext:value-type="float">
            <text:p>22,5734048168</text:p>
          </table:table-cell>
          <table:table-cell table:formula="of:=[.$B40]/[.AF40]" office:value-type="float" office:value="22.9000577700751" calcext:value-type="float">
            <text:p>22,9000577701</text:p>
          </table:table-cell>
          <table:table-cell table:formula="of:=[.$B40]/[.AG40]" office:value-type="float" office:value="23.1547004224218" calcext:value-type="float">
            <text:p>23,1547004224</text:p>
          </table:table-cell>
          <table:table-cell table:formula="of:=[.$B40]/[.AH40]" office:value-type="float" office:value="23.2705717272089" calcext:value-type="float">
            <text:p>23,2705717272</text:p>
          </table:table-cell>
          <table:table-cell table:formula="of:=[.$B40]/[.AI40]" office:value-type="float" office:value="23.9067407053286" calcext:value-type="float">
            <text:p>23,9067407053</text:p>
          </table:table-cell>
          <table:table-cell table:formula="of:=[.$B40]/[.AJ40]" office:value-type="float" office:value="24.0395225346488" calcext:value-type="float">
            <text:p>24,0395225346</text:p>
          </table:table-cell>
          <table:table-cell table:formula="of:=[.$B40]/[.AK40]" office:value-type="float" office:value="24.2848604387066" calcext:value-type="float">
            <text:p>24,2848604387</text:p>
          </table:table-cell>
          <table:table-cell table:formula="of:=[.$B40]/[.AL40]" office:value-type="float" office:value="24.7229912683684" calcext:value-type="float">
            <text:p>24,7229912684</text:p>
          </table:table-cell>
          <table:table-cell table:formula="of:=[.$B40]/[.AM40]" office:value-type="float" office:value="25.3292708584965" calcext:value-type="float">
            <text:p>25,3292708585</text:p>
          </table:table-cell>
          <table:table-cell table:formula="of:=[.$B40]/[.AN40]" office:value-type="float" office:value="26.1977030022164" calcext:value-type="float">
            <text:p>26,1977030022</text:p>
          </table:table-cell>
          <table:table-cell table:formula="of:=[.$B40]/[.AO40]" office:value-type="float" office:value="26.2455086435902" calcext:value-type="float">
            <text:p>26,2455086436</text:p>
          </table:table-cell>
          <table:table-cell table:formula="of:=[.$B40]/[.AP40]" office:value-type="float" office:value="26.7912895834364" calcext:value-type="float">
            <text:p>26,7912895834</text:p>
          </table:table-cell>
          <table:table-cell table:formula="of:=[.$B40]/[.AQ40]" office:value-type="float" office:value="26.8499351566566" calcext:value-type="float">
            <text:p>26,8499351567</text:p>
          </table:table-cell>
          <table:table-cell table:formula="of:=[.$B40]/[.AR40]" office:value-type="float" office:value="26.3032764996723" calcext:value-type="float">
            <text:p>26,3032764997</text:p>
          </table:table-cell>
          <table:table-cell table:formula="of:=[.$B40]/[.AS40]" office:value-type="float" office:value="27.2036288466528" calcext:value-type="float">
            <text:p>27,2036288467</text:p>
          </table:table-cell>
          <table:table-cell table:formula="of:=[.$B40]/[.AT40]" office:value-type="float" office:value="27.8829261597584" calcext:value-type="float">
            <text:p>27,8829261598</text:p>
          </table:table-cell>
          <table:table-cell table:formula="of:=[.$B40]/[.AU40]" office:value-type="float" office:value="28.8585253251654" calcext:value-type="float">
            <text:p>28,8585253252</text:p>
          </table:table-cell>
          <table:table-cell table:formula="of:=[.$B40]/[.AV40]" office:value-type="float" office:value="29.1384364382849" calcext:value-type="float">
            <text:p>29,1384364383</text:p>
          </table:table-cell>
          <table:table-cell table:formula="of:=[.$B40]/[.AW40]" office:value-type="float" office:value="29.1426163515246" calcext:value-type="float">
            <text:p>29,1426163515</text:p>
          </table:table-cell>
          <table:table-cell table:formula="of:=[.$B40]/[.AX40]" office:value-type="float" office:value="29.5680966415602" calcext:value-type="float">
            <text:p>29,5680966416</text:p>
          </table:table-cell>
          <table:table-cell table:formula="of:=[.$B40]/[.AY40]" office:value-type="float" office:value="29.4801378559768" calcext:value-type="float">
            <text:p>29,480137856</text:p>
          </table:table-cell>
          <table:table-cell table:formula="of:=[.$B40]/[.AZ40]" office:value-type="float" office:value="30.0233685863391" calcext:value-type="float">
            <text:p>30,0233685863</text:p>
          </table:table-cell>
          <table:table-cell table:formula="of:=[.$B40]/[.BA40]" office:value-type="float" office:value="31.0169184232373" calcext:value-type="float">
            <text:p>31,0169184232</text:p>
          </table:table-cell>
          <table:table-cell table:formula="of:=[.$B40]/[.BB40]" office:value-type="float" office:value="31.1116215854055" calcext:value-type="float">
            <text:p>31,1116215854</text:p>
          </table:table-cell>
          <table:table-cell table:formula="of:=[.$B40]/[.BC40]" office:value-type="float" office:value="31.7280962049039" calcext:value-type="float">
            <text:p>31,7280962049</text:p>
          </table:table-cell>
          <table:table-cell table:formula="of:=[.$B40]/[.BD40]" office:value-type="float" office:value="31.6308398937361" calcext:value-type="float">
            <text:p>31,6308398937</text:p>
          </table:table-cell>
          <table:table-cell table:formula="of:=[.$B40]/[.BE40]" office:value-type="float" office:value="31.6622670731826" calcext:value-type="float">
            <text:p>31,6622670732</text:p>
          </table:table-cell>
          <table:table-cell table:formula="of:=[.$B40]/[.BF40]" office:value-type="float" office:value="31.8340564309989" calcext:value-type="float">
            <text:p>31,834056431</text:p>
          </table:table-cell>
          <table:table-cell table:formula="of:=[.$B40]/[.BG40]" office:value-type="float" office:value="33.2046545029589" calcext:value-type="float">
            <text:p>33,204654503</text:p>
          </table:table-cell>
          <table:table-cell table:formula="of:=[.$B40]/[.BH40]" office:value-type="float" office:value="33.144927994355" calcext:value-type="float">
            <text:p>33,1449279944</text:p>
          </table:table-cell>
          <table:table-cell table:formula="of:=[.$B40]/[.BI40]" office:value-type="float" office:value="34.1881564471445" calcext:value-type="float">
            <text:p>34,1881564471</text:p>
          </table:table-cell>
          <table:table-cell table:formula="of:=[.$B40]/[.BJ40]" office:value-type="float" office:value="32.1660910611263" calcext:value-type="float">
            <text:p>32,1660910611</text:p>
          </table:table-cell>
          <table:table-cell table:formula="of:=[.$B40]/[.BK40]" office:value-type="float" office:value="33.4552640517091" calcext:value-type="float">
            <text:p>33,4552640517</text:p>
          </table:table-cell>
          <table:table-cell table:formula="of:=[.$B40]/[.BL40]" office:value-type="float" office:value="33.0981505448169" calcext:value-type="float">
            <text:p>33,0981505448</text:p>
          </table:table-cell>
          <table:table-cell table:formula="of:=[.$B40]/[.BM40]" office:value-type="float" office:value="32.7789301932058" calcext:value-type="float">
            <text:p>32,7789301932</text:p>
          </table:table-cell>
        </table:table-row>
        <table:table-row table:style-name="ro1">
          <table:table-cell office:value-type="string" calcext:value-type="string">
            <text:p>temps pour peak 512</text:p>
          </table:table-cell>
          <table:table-cell office:value-type="float" office:value="637.443" calcext:value-type="float">
            <text:p>637,443</text:p>
          </table:table-cell>
          <table:table-cell office:value-type="float" office:value="317.837" calcext:value-type="float">
            <text:p>317,837</text:p>
          </table:table-cell>
          <table:table-cell office:value-type="float" office:value="210.317" calcext:value-type="float">
            <text:p>210,317</text:p>
          </table:table-cell>
          <table:table-cell office:value-type="float" office:value="156.684" calcext:value-type="float">
            <text:p>156,684</text:p>
          </table:table-cell>
          <table:table-cell office:value-type="float" office:value="125.931" calcext:value-type="float">
            <text:p>125,931</text:p>
          </table:table-cell>
          <table:table-cell office:value-type="float" office:value="110.942" calcext:value-type="float">
            <text:p>110,942</text:p>
          </table:table-cell>
          <table:table-cell office:value-type="float" office:value="95.559" calcext:value-type="float">
            <text:p>95,559</text:p>
          </table:table-cell>
          <table:table-cell office:value-type="float" office:value="80.479" calcext:value-type="float">
            <text:p>80,479</text:p>
          </table:table-cell>
          <table:table-cell office:value-type="float" office:value="74.797" calcext:value-type="float">
            <text:p>74,797</text:p>
          </table:table-cell>
          <table:table-cell office:value-type="float" office:value="70.291" calcext:value-type="float">
            <text:p>70,291</text:p>
          </table:table-cell>
          <table:table-cell office:value-type="float" office:value="64.512" calcext:value-type="float">
            <text:p>64,512</text:p>
          </table:table-cell>
          <table:table-cell office:value-type="float" office:value="59.561" calcext:value-type="float">
            <text:p>59,561</text:p>
          </table:table-cell>
          <table:table-cell office:value-type="float" office:value="57.954" calcext:value-type="float">
            <text:p>57,954</text:p>
          </table:table-cell>
          <table:table-cell office:value-type="float" office:value="54.39" calcext:value-type="float">
            <text:p>54,39</text:p>
          </table:table-cell>
          <table:table-cell office:value-type="float" office:value="50.496" calcext:value-type="float">
            <text:p>50,496</text:p>
          </table:table-cell>
          <table:table-cell office:value-type="float" office:value="48.311" calcext:value-type="float">
            <text:p>48,311</text:p>
          </table:table-cell>
          <table:table-cell office:value-type="float" office:value="47.226" calcext:value-type="float">
            <text:p>47,226</text:p>
          </table:table-cell>
          <table:table-cell office:value-type="float" office:value="44.545" calcext:value-type="float">
            <text:p>44,545</text:p>
          </table:table-cell>
          <table:table-cell office:value-type="float" office:value="42.936" calcext:value-type="float">
            <text:p>42,936</text:p>
          </table:table-cell>
          <table:table-cell office:value-type="float" office:value="40.661" calcext:value-type="float">
            <text:p>40,661</text:p>
          </table:table-cell>
          <table:table-cell office:value-type="float" office:value="39.04" calcext:value-type="float">
            <text:p>39,04</text:p>
          </table:table-cell>
          <table:table-cell office:value-type="float" office:value="37.369" calcext:value-type="float">
            <text:p>37,369</text:p>
          </table:table-cell>
          <table:table-cell office:value-type="float" office:value="35.788" calcext:value-type="float">
            <text:p>35,788</text:p>
          </table:table-cell>
          <table:table-cell office:value-type="float" office:value="34.649" calcext:value-type="float">
            <text:p>34,649</text:p>
          </table:table-cell>
          <table:table-cell office:value-type="float" office:value="33.504" calcext:value-type="float">
            <text:p>33,504</text:p>
          </table:table-cell>
          <table:table-cell office:value-type="float" office:value="32.785" calcext:value-type="float">
            <text:p>32,785</text:p>
          </table:table-cell>
          <table:table-cell office:value-type="float" office:value="31.353" calcext:value-type="float">
            <text:p>31,353</text:p>
          </table:table-cell>
          <table:table-cell office:value-type="float" office:value="30.39" calcext:value-type="float">
            <text:p>30,39</text:p>
          </table:table-cell>
          <table:table-cell office:value-type="float" office:value="29.357" calcext:value-type="float">
            <text:p>29,357</text:p>
          </table:table-cell>
          <table:table-cell office:value-type="float" office:value="29.163" calcext:value-type="float">
            <text:p>29,163</text:p>
          </table:table-cell>
          <table:table-cell office:value-type="float" office:value="28.17" calcext:value-type="float">
            <text:p>28,17</text:p>
          </table:table-cell>
          <table:table-cell office:value-type="float" office:value="27.857" calcext:value-type="float">
            <text:p>27,857</text:p>
          </table:table-cell>
          <table:table-cell office:value-type="float" office:value="26.985" calcext:value-type="float">
            <text:p>26,985</text:p>
          </table:table-cell>
          <table:table-cell office:value-type="float" office:value="26.855" calcext:value-type="float">
            <text:p>26,855</text:p>
          </table:table-cell>
          <table:table-cell office:value-type="float" office:value="26.635" calcext:value-type="float">
            <text:p>26,635</text:p>
          </table:table-cell>
          <table:table-cell office:value-type="float" office:value="26.086" calcext:value-type="float">
            <text:p>26,086</text:p>
          </table:table-cell>
          <table:table-cell office:value-type="float" office:value="25.305" calcext:value-type="float">
            <text:p>25,305</text:p>
          </table:table-cell>
          <table:table-cell office:value-type="float" office:value="24.883" calcext:value-type="float">
            <text:p>24,883</text:p>
          </table:table-cell>
          <table:table-cell office:value-type="float" office:value="25.028" calcext:value-type="float">
            <text:p>25,028</text:p>
          </table:table-cell>
          <table:table-cell office:value-type="float" office:value="24.546" calcext:value-type="float">
            <text:p>24,546</text:p>
          </table:table-cell>
          <table:table-cell office:value-type="float" office:value="23.694" calcext:value-type="float">
            <text:p>23,694</text:p>
          </table:table-cell>
          <table:table-cell office:value-type="float" office:value="23.857" calcext:value-type="float">
            <text:p>23,857</text:p>
          </table:table-cell>
          <table:table-cell office:value-type="float" office:value="23.28" calcext:value-type="float">
            <text:p>23,28</text:p>
          </table:table-cell>
          <table:table-cell office:value-type="float" office:value="23.31" calcext:value-type="float">
            <text:p>23,31</text:p>
          </table:table-cell>
          <table:table-cell office:value-type="float" office:value="23.039" calcext:value-type="float">
            <text:p>23,039</text:p>
          </table:table-cell>
          <table:table-cell office:value-type="float" office:value="22.369" calcext:value-type="float">
            <text:p>22,369</text:p>
          </table:table-cell>
          <table:table-cell office:value-type="float" office:value="21.851" calcext:value-type="float">
            <text:p>21,851</text:p>
          </table:table-cell>
          <table:table-cell office:value-type="float" office:value="21.865" calcext:value-type="float">
            <text:p>21,865</text:p>
          </table:table-cell>
          <table:table-cell office:value-type="float" office:value="21.549" calcext:value-type="float">
            <text:p>21,549</text:p>
          </table:table-cell>
          <table:table-cell office:value-type="float" office:value="21.463" calcext:value-type="float">
            <text:p>21,463</text:p>
          </table:table-cell>
          <table:table-cell office:value-type="float" office:value="20.913" calcext:value-type="float">
            <text:p>20,913</text:p>
          </table:table-cell>
          <table:table-cell office:value-type="float" office:value="20.648" calcext:value-type="float">
            <text:p>20,648</text:p>
          </table:table-cell>
          <table:table-cell office:value-type="float" office:value="20.693" calcext:value-type="float">
            <text:p>20,693</text:p>
          </table:table-cell>
          <table:table-cell office:value-type="float" office:value="20.349" calcext:value-type="float">
            <text:p>20,349</text:p>
          </table:table-cell>
          <table:table-cell office:value-type="float" office:value="20.144" calcext:value-type="float">
            <text:p>20,144</text:p>
          </table:table-cell>
          <table:table-cell office:value-type="float" office:value="20.183" calcext:value-type="float">
            <text:p>20,183</text:p>
          </table:table-cell>
          <table:table-cell office:value-type="float" office:value="19.721" calcext:value-type="float">
            <text:p>19,721</text:p>
          </table:table-cell>
          <table:table-cell office:value-type="float" office:value="19.702" calcext:value-type="float">
            <text:p>19,702</text:p>
          </table:table-cell>
          <table:table-cell office:value-type="float" office:value="19.539" calcext:value-type="float">
            <text:p>19,539</text:p>
          </table:table-cell>
          <table:table-cell office:value-type="float" office:value="19.165" calcext:value-type="float">
            <text:p>19,165</text:p>
          </table:table-cell>
          <table:table-cell office:value-type="float" office:value="19.235" calcext:value-type="float">
            <text:p>19,235</text:p>
          </table:table-cell>
          <table:table-cell office:value-type="float" office:value="18.845" calcext:value-type="float">
            <text:p>18,845</text:p>
          </table:table-cell>
          <table:table-cell office:value-type="float" office:value="18.678" calcext:value-type="float">
            <text:p>18,678</text:p>
          </table:table-cell>
          <table:table-cell office:value-type="float" office:value="23.664" calcext:value-type="float">
            <text:p>23,664</text:p>
          </table:table-cell>
        </table:table-row>
        <table:table-row table:style-name="ro1">
          <table:table-cell table:style-name="ce1" office:value-type="string" calcext:value-type="string">
            <text:p>speed up pour peak 512</text:p>
          </table:table-cell>
          <table:table-cell table:formula="of:=[.$B42]/[.B42]" office:value-type="float" office:value="1" calcext:value-type="float">
            <text:p>1</text:p>
          </table:table-cell>
          <table:table-cell table:formula="of:=[.$B42]/[.C42]" office:value-type="float" office:value="2.00556574596413" calcext:value-type="float">
            <text:p>2,005565746</text:p>
          </table:table-cell>
          <table:table-cell table:formula="of:=[.$B42]/[.D42]" office:value-type="float" office:value="3.03086769020098" calcext:value-type="float">
            <text:p>3,0308676902</text:p>
          </table:table-cell>
          <table:table-cell table:formula="of:=[.$B42]/[.E42]" office:value-type="float" office:value="4.06833499272421" calcext:value-type="float">
            <text:p>4,0683349927</text:p>
          </table:table-cell>
          <table:table-cell table:formula="of:=[.$B42]/[.F42]" office:value-type="float" office:value="5.06184339042809" calcext:value-type="float">
            <text:p>5,0618433904</text:p>
          </table:table-cell>
          <table:table-cell table:formula="of:=[.$B42]/[.G42]" office:value-type="float" office:value="5.74573200411026" calcext:value-type="float">
            <text:p>5,7457320041</text:p>
          </table:table-cell>
          <table:table-cell table:formula="of:=[.$B42]/[.H42]" office:value-type="float" office:value="6.67067466172731" calcext:value-type="float">
            <text:p>6,6706746617</text:p>
          </table:table-cell>
          <table:table-cell table:formula="of:=[.$B42]/[.I42]" office:value-type="float" office:value="7.92061283067633" calcext:value-type="float">
            <text:p>7,9206128307</text:p>
          </table:table-cell>
          <table:table-cell table:formula="of:=[.$B42]/[.J42]" office:value-type="float" office:value="8.52230704440018" calcext:value-type="float">
            <text:p>8,5223070444</text:p>
          </table:table-cell>
          <table:table-cell table:formula="of:=[.$B42]/[.K42]" office:value-type="float" office:value="9.06862898521859" calcext:value-type="float">
            <text:p>9,0686289852</text:p>
          </table:table-cell>
          <table:table-cell table:formula="of:=[.$B42]/[.L42]" office:value-type="float" office:value="9.88099888392857" calcext:value-type="float">
            <text:p>9,8809988839</text:p>
          </table:table-cell>
          <table:table-cell table:formula="of:=[.$B42]/[.M42]" office:value-type="float" office:value="10.702355568241" calcext:value-type="float">
            <text:p>10,7023555682</text:p>
          </table:table-cell>
          <table:table-cell table:formula="of:=[.$B42]/[.N42]" office:value-type="float" office:value="10.9991199917176" calcext:value-type="float">
            <text:p>10,9991199917</text:p>
          </table:table-cell>
          <table:table-cell table:formula="of:=[.$B42]/[.O42]" office:value-type="float" office:value="11.7198565912852" calcext:value-type="float">
            <text:p>11,7198565913</text:p>
          </table:table-cell>
          <table:table-cell table:formula="of:=[.$B42]/[.P42]" office:value-type="float" office:value="12.6236335551331" calcext:value-type="float">
            <text:p>12,6236335551</text:p>
          </table:table-cell>
          <table:table-cell table:formula="of:=[.$B42]/[.Q42]" office:value-type="float" office:value="13.1945726646105" calcext:value-type="float">
            <text:p>13,1945726646</text:p>
          </table:table-cell>
          <table:table-cell table:formula="of:=[.$B42]/[.R42]" office:value-type="float" office:value="13.4977131241265" calcext:value-type="float">
            <text:p>13,4977131241</text:p>
          </table:table-cell>
          <table:table-cell table:formula="of:=[.$B42]/[.S42]" office:value-type="float" office:value="14.3100909192951" calcext:value-type="float">
            <text:p>14,3100909193</text:p>
          </table:table-cell>
          <table:table-cell table:formula="of:=[.$B42]/[.T42]" office:value-type="float" office:value="14.8463527110117" calcext:value-type="float">
            <text:p>14,846352711</text:p>
          </table:table-cell>
          <table:table-cell table:formula="of:=[.$B42]/[.U42]" office:value-type="float" office:value="15.6770123705762" calcext:value-type="float">
            <text:p>15,6770123706</text:p>
          </table:table-cell>
          <table:table-cell table:formula="of:=[.$B42]/[.V42]" office:value-type="float" office:value="16.3279456967213" calcext:value-type="float">
            <text:p>16,3279456967</text:p>
          </table:table-cell>
          <table:table-cell table:formula="of:=[.$B42]/[.W42]" office:value-type="float" office:value="17.0580695228665" calcext:value-type="float">
            <text:p>17,0580695229</text:p>
          </table:table-cell>
          <table:table-cell table:formula="of:=[.$B42]/[.X42]" office:value-type="float" office:value="17.8116407734436" calcext:value-type="float">
            <text:p>17,8116407734</text:p>
          </table:table-cell>
          <table:table-cell table:formula="of:=[.$B42]/[.Y42]" office:value-type="float" office:value="18.397154319028" calcext:value-type="float">
            <text:p>18,397154319</text:p>
          </table:table-cell>
          <table:table-cell table:formula="of:=[.$B42]/[.Z42]" office:value-type="float" office:value="19.0258775071633" calcext:value-type="float">
            <text:p>19,0258775072</text:p>
          </table:table-cell>
          <table:table-cell table:formula="of:=[.$B42]/[.AA42]" office:value-type="float" office:value="19.4431294799451" calcext:value-type="float">
            <text:p>19,4431294799</text:p>
          </table:table-cell>
          <table:table-cell table:formula="of:=[.$B42]/[.AB42]" office:value-type="float" office:value="20.3311644818678" calcext:value-type="float">
            <text:p>20,3311644819</text:p>
          </table:table-cell>
          <table:table-cell table:formula="of:=[.$B42]/[.AC42]" office:value-type="float" office:value="20.9754195459033" calcext:value-type="float">
            <text:p>20,9754195459</text:p>
          </table:table-cell>
          <table:table-cell table:formula="of:=[.$B42]/[.AD42]" office:value-type="float" office:value="21.713492523078" calcext:value-type="float">
            <text:p>21,7134925231</text:p>
          </table:table-cell>
          <table:table-cell table:formula="of:=[.$B42]/[.AE42]" office:value-type="float" office:value="21.8579364262936" calcext:value-type="float">
            <text:p>21,8579364263</text:p>
          </table:table-cell>
          <table:table-cell table:formula="of:=[.$B42]/[.AF42]" office:value-type="float" office:value="22.6284345047923" calcext:value-type="float">
            <text:p>22,6284345048</text:p>
          </table:table-cell>
          <table:table-cell table:formula="of:=[.$B42]/[.AG42]" office:value-type="float" office:value="22.8826865778799" calcext:value-type="float">
            <text:p>22,8826865779</text:p>
          </table:table-cell>
          <table:table-cell table:formula="of:=[.$B42]/[.AH42]" office:value-type="float" office:value="23.6221234018899" calcext:value-type="float">
            <text:p>23,6221234019</text:p>
          </table:table-cell>
          <table:table-cell table:formula="of:=[.$B42]/[.AI42]" office:value-type="float" office:value="23.7364736548129" calcext:value-type="float">
            <text:p>23,7364736548</text:p>
          </table:table-cell>
          <table:table-cell table:formula="of:=[.$B42]/[.AJ42]" office:value-type="float" office:value="23.9325323822039" calcext:value-type="float">
            <text:p>23,9325323822</text:p>
          </table:table-cell>
          <table:table-cell table:formula="of:=[.$B42]/[.AK42]" office:value-type="float" office:value="24.4362109944031" calcext:value-type="float">
            <text:p>24,4362109944</text:p>
          </table:table-cell>
          <table:table-cell table:formula="of:=[.$B42]/[.AL42]" office:value-type="float" office:value="25.1903971547125" calcext:value-type="float">
            <text:p>25,1903971547</text:p>
          </table:table-cell>
          <table:table-cell table:formula="of:=[.$B42]/[.AM42]" office:value-type="float" office:value="25.6176104167504" calcext:value-type="float">
            <text:p>25,6176104168</text:p>
          </table:table-cell>
          <table:table-cell table:formula="of:=[.$B42]/[.AN42]" office:value-type="float" office:value="25.4691945021576" calcext:value-type="float">
            <text:p>25,4691945022</text:p>
          </table:table-cell>
          <table:table-cell table:formula="of:=[.$B42]/[.AO42]" office:value-type="float" office:value="25.9693229039355" calcext:value-type="float">
            <text:p>25,9693229039</text:p>
          </table:table-cell>
          <table:table-cell table:formula="of:=[.$B42]/[.AP42]" office:value-type="float" office:value="26.903140035452" calcext:value-type="float">
            <text:p>26,9031400355</text:p>
          </table:table-cell>
          <table:table-cell table:formula="of:=[.$B42]/[.AQ42]" office:value-type="float" office:value="26.7193276606447" calcext:value-type="float">
            <text:p>26,7193276606</text:p>
          </table:table-cell>
          <table:table-cell table:formula="of:=[.$B42]/[.AR42]" office:value-type="float" office:value="27.3815721649485" calcext:value-type="float">
            <text:p>27,3815721649</text:p>
          </table:table-cell>
          <table:table-cell table:formula="of:=[.$B42]/[.AS42]" office:value-type="float" office:value="27.346332046332" calcext:value-type="float">
            <text:p>27,3463320463</text:p>
          </table:table-cell>
          <table:table-cell table:formula="of:=[.$B42]/[.AT42]" office:value-type="float" office:value="27.6679977429576" calcext:value-type="float">
            <text:p>27,667997743</text:p>
          </table:table-cell>
          <table:table-cell table:formula="of:=[.$B42]/[.AU42]" office:value-type="float" office:value="28.4967142026912" calcext:value-type="float">
            <text:p>28,4967142027</text:p>
          </table:table-cell>
          <table:table-cell table:formula="of:=[.$B42]/[.AV42]" office:value-type="float" office:value="29.1722575625829" calcext:value-type="float">
            <text:p>29,1722575626</text:p>
          </table:table-cell>
          <table:table-cell table:formula="of:=[.$B42]/[.AW42]" office:value-type="float" office:value="29.1535787788703" calcext:value-type="float">
            <text:p>29,1535787789</text:p>
          </table:table-cell>
          <table:table-cell table:formula="of:=[.$B42]/[.AX42]" office:value-type="float" office:value="29.5810942503132" calcext:value-type="float">
            <text:p>29,5810942503</text:p>
          </table:table-cell>
          <table:table-cell table:formula="of:=[.$B42]/[.AY42]" office:value-type="float" office:value="29.6996226063458" calcext:value-type="float">
            <text:p>29,6996226063</text:p>
          </table:table-cell>
          <table:table-cell table:formula="of:=[.$B42]/[.AZ42]" office:value-type="float" office:value="30.4807057810931" calcext:value-type="float">
            <text:p>30,4807057811</text:p>
          </table:table-cell>
          <table:table-cell table:formula="of:=[.$B42]/[.BA42]" office:value-type="float" office:value="30.8719004261914" calcext:value-type="float">
            <text:p>30,8719004262</text:p>
          </table:table-cell>
          <table:table-cell table:formula="of:=[.$B42]/[.BB42]" office:value-type="float" office:value="30.8047648963418" calcext:value-type="float">
            <text:p>30,8047648963</text:p>
          </table:table-cell>
          <table:table-cell table:formula="of:=[.$B42]/[.BC42]" office:value-type="float" office:value="31.3255196815568" calcext:value-type="float">
            <text:p>31,3255196816</text:p>
          </table:table-cell>
          <table:table-cell table:formula="of:=[.$B42]/[.BD42]" office:value-type="float" office:value="31.6443109610802" calcext:value-type="float">
            <text:p>31,6443109611</text:p>
          </table:table-cell>
          <table:table-cell table:formula="of:=[.$B42]/[.BE42]" office:value-type="float" office:value="31.5831640489521" calcext:value-type="float">
            <text:p>31,583164049</text:p>
          </table:table-cell>
          <table:table-cell table:formula="of:=[.$B42]/[.BF42]" office:value-type="float" office:value="32.3230566401298" calcext:value-type="float">
            <text:p>32,3230566401</text:p>
          </table:table-cell>
          <table:table-cell table:formula="of:=[.$B42]/[.BG42]" office:value-type="float" office:value="32.3542279971576" calcext:value-type="float">
            <text:p>32,3542279972</text:p>
          </table:table-cell>
          <table:table-cell table:formula="of:=[.$B42]/[.BH42]" office:value-type="float" office:value="32.6241363426992" calcext:value-type="float">
            <text:p>32,6241363427</text:p>
          </table:table-cell>
          <table:table-cell table:formula="of:=[.$B42]/[.BI42]" office:value-type="float" office:value="33.2607878945995" calcext:value-type="float">
            <text:p>33,2607878946</text:p>
          </table:table-cell>
          <table:table-cell table:formula="of:=[.$B42]/[.BJ42]" office:value-type="float" office:value="33.1397452560437" calcext:value-type="float">
            <text:p>33,139745256</text:p>
          </table:table-cell>
          <table:table-cell table:formula="of:=[.$B42]/[.BK42]" office:value-type="float" office:value="33.8255770761475" calcext:value-type="float">
            <text:p>33,8255770761</text:p>
          </table:table-cell>
          <table:table-cell table:formula="of:=[.$B42]/[.BL42]" office:value-type="float" office:value="34.1280115644073" calcext:value-type="float">
            <text:p>34,1280115644</text:p>
          </table:table-cell>
          <table:table-cell table:formula="of:=[.$B42]/[.BM42]" office:value-type="float" office:value="26.9372464503043" calcext:value-type="float">
            <text:p>26,9372464503</text:p>
          </table:table-cell>
        </table:table-row>
        <table:table-row table:style-name="ro1">
          <table:table-cell office:value-type="string" calcext:value-type="string">
            <text:p>* moyenne sur 3 essais</text:p>
          </table:table-cell>
          <table:table-cell table:number-columns-repeated="64"/>
        </table:table-row>
        <table:table-row table:style-name="ro2">
          <table:table-cell table:number-columns-repeated="65"/>
        </table:table-row>
        <table:table-row table:style-name="ro2">
          <table:table-cell table:number-columns-repeated="65"/>
        </table:table-row>
      </table:table>
      <table:named-expressions/>
      <table:database-ranges>
        <table:database-range table:name="__Anonymous_Sheet_DB__0" table:target-range-address="Feuille1.E54:Feuille1.G69" table:contains-header="false" table:orientation="column">
          <table:filter>
            <table:filter-and>
              <table:filter-condition table:field-number="-47" table:data-type="number" table:value="0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10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10"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0P0"/>
    </number:currency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2"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2P0"/>
    </number:currency-style>
    <number:currency-style style:name="N113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13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3P0"/>
    </number:currency-style>
    <number:currency-style style:name="N114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4P0"/>
    </number:currency-style>
    <number:currency-style style:name="N116P0" style:volatile="true"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16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16P0"/>
    </number:currency-style>
    <number:number-style style:name="N117">
      <number:number number:decimal-places="3" loext:min-decimal-places="3" number:min-integer-digits="1" number:grouping="true"/>
    </number:number-style>
    <number:currency-style style:name="N119P0" style:volatile="true">
      <number:currency-symbol number:language="en" number:country="GB">£</number:currency-symbol>
      <number:number number:decimal-places="0" loext:min-decimal-places="0" number:min-integer-digits="1" number:grouping="true"/>
    </number:currency-style>
    <number:currency-style style:name="N119">
      <number:text>-</number:text>
      <number:currency-symbol number:language="en" number:country="GB">£</number:currency-symbol>
      <number:number number:decimal-places="0" loext:min-decimal-places="0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21"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21P0"/>
    </number:currency-style>
    <number:currency-style style:name="N122P0" style:volatile="true">
      <number:currency-symbol number:language="en" number:country="GB">£</number:currency-symbol>
      <number:number number:decimal-places="0" loext:min-decimal-places="0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GB">£</number:currency-symbol>
      <number:number number:decimal-places="0" loext:min-decimal-places="0" number:min-integer-digits="1" number:grouping="true"/>
      <style:map style:condition="value()&gt;=0" style:apply-style-name="N122P0"/>
    </number:currency-style>
    <number:currency-style style:name="N123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23P0"/>
    </number:currency-style>
    <number:currency-style style:name="N125P0" style:volatile="true">
      <number:currency-symbol number:language="en" number:country="GB">£</number:currency-symbol>
      <number:number number:decimal-places="2" loext:min-decimal-places="0" number:min-integer-digits="1" number:decimal-replacement="--" number:grouping="true"/>
    </number:currency-style>
    <number:currency-style style:name="N125">
      <style:text-properties fo:color="#ff0000"/>
      <number:text>-</number:text>
      <number:currency-symbol number:language="en" number:country="GB">£</number:currency-symbol>
      <number:number number:decimal-places="2" loext:min-decimal-places="0" number:min-integer-digits="1" number:decimal-replacement="--" number:grouping="true"/>
      <style:map style:condition="value()&gt;=0" style:apply-style-name="N125P0"/>
    </number:currency-style>
    <number:number-style style:name="N127P0" style:volatile="true">
      <number:number number:decimal-places="0" loext:min-decimal-places="0" number:min-integer-digits="1" number:grouping="true"/>
      <number:text> </number:text>
    </number:number-style>
    <number:number-style style:name="N127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number number:decimal-places="2" loext:min-decimal-places="2" number:min-integer-digits="1" number:grouping="true"/>
      <number:text> </number:text>
    </number:number-style>
    <number:number-style style:name="N129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9P0"/>
    </number:number-style>
    <number:currency-style style:name="N131P0" style:volatile="true">
      <number:currency-symbol number:language="en" number:country="GB">£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31">
      <number:text>-</number:text>
      <number:currency-symbol number:language="en" number:country="GB">£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GB">£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33">
      <number:text>-</number:text>
      <number:currency-symbol number:language="en" number:country="GB">£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35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35P0"/>
    </number:currency-style>
    <number:currency-style style:name="N137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37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37P0"/>
    </number:currency-style>
    <number:currency-style style:name="N138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38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38P0"/>
    </number:currency-style>
    <number:currency-style style:name="N139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39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39P0"/>
    </number:currency-style>
    <number:currency-style style:name="N141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41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41P0"/>
    </number:currency-style>
    <number:currency-style style:name="N143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43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43P0"/>
    </number:currency-style>
    <number:currency-style style:name="N145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45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45P0"/>
    </number:currency-style>
    <number:date-style style:name="N146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47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48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49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50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51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52">
      <number:day number:calendar="jewish"/>
      <number:text> </number:text>
      <number:month number:calendar="jewish" number:style="long" number:textual="true"/>
    </number:date-style>
    <number:date-style style:name="N153">
      <number:month number:calendar="jewish" number:style="long" number:textual="true"/>
      <number:text> </number:text>
      <number:day number:calendar="jewish"/>
    </number:date-style>
    <number:date-style style:name="N154">
      <number:month number:calendar="jewish" number:style="long" number:textual="true"/>
      <number:text> </number:text>
      <number:year number:calendar="jewish" number:style="long"/>
    </number:date-style>
    <number:date-style style:name="N155">
      <number:month number:calendar="jewish" number:style="long" number:textual="true"/>
    </number:date-style>
    <number:currency-style style:name="N156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5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5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5">00/00/0000</text:date>, <text:time style:data-style-name="N2" text:time-value="23:11:14.5773069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tienne Thiery</meta:initial-creator>
    <meta:creation-date>2016-06-03T10:47:18.381104289</meta:creation-date>
    <dc:date>2016-06-05T00:49:47.565439058</dc:date>
    <dc:creator>Etienne Thiery</dc:creator>
    <meta:editing-duration>PT3H29M36S</meta:editing-duration>
    <meta:editing-cycles>9</meta:editing-cycles>
    <meta:generator>LibreOffice/5.0.5.2$Linux_X86_64 LibreOffice_project/00m0$Build-2</meta:generator>
    <meta:document-statistic meta:table-count="1" meta:cell-count="108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1.792cm" svg:y="0.316cm" chart:style-name="ch2">
          <text:p>Courbe de speedup de la version OMP, mesurée sur Jolicoeur</text:p>
        </chart:title>
        <chart:legend chart:legend-position="end" svg:x="10.721cm" svg:y="3.454cm" style:legend-expansion="high" chart:style-name="ch3"/>
        <chart:plot-area chart:style-name="ch4" table:cell-range-address="Feuille1.A35:Feuille1.BM35 Feuille1.A37:Feuille1.BM37 Feuille1.A39:Feuille1.BM39 Feuille1.A41:Feuille1.BM41 Feuille1.A43:Feuille1.BM43" chart:data-source-has-labels="both" svg:x="1.331cm" svg:y="1.301cm" svg:width="9.07cm" svg:height="6.538cm">
          <chartooo:coordinate-region svg:x="1.952cm" svg:y="1.5cm" svg:width="8.449cm" svg:height="5.547cm"/>
          <chart:axis chart:dimension="x" chart:name="primary-x" chart:style-name="ch5" chartooo:axis-type="auto">
            <chartooo:date-scale/>
            <chart:title svg:x="3.904cm" svg:y="8.019cm" chart:style-name="ch6">
              <text:p>nombre de threads utilisés</text:p>
            </chart:title>
            <chart:categories table:cell-range-address="Feuille1.B35:Feuille1.BM35"/>
          </chart:axis>
          <chart:axis chart:dimension="y" chart:name="primary-y" chart:style-name="ch5">
            <chart:title svg:x="0.451cm" svg:y="6.162cm" chart:style-name="ch7">
              <text:p>facteur d'accélération</text:p>
            </chart:title>
            <chart:grid chart:style-name="ch8" chart:class="major"/>
          </chart:axis>
          <chart:series chart:style-name="ch9" chart:values-cell-range-address="Feuille1.B37:Feuille1.BM37" chart:label-cell-address="Feuille1.A37:Feuille1.A37" chart:class="chart:line">
            <chart:data-point chart:repeated="64"/>
          </chart:series>
          <chart:series chart:style-name="ch10" chart:values-cell-range-address="Feuille1.B39:Feuille1.BM39" chart:label-cell-address="Feuille1.A39:Feuille1.A39" chart:class="chart:line">
            <chart:data-point chart:repeated="64"/>
          </chart:series>
          <chart:series chart:style-name="ch11" chart:values-cell-range-address="Feuille1.B41:Feuille1.BM41" chart:label-cell-address="Feuille1.A41:Feuille1.A41" chart:class="chart:line">
            <chart:data-point chart:repeated="64"/>
          </chart:series>
          <chart:series chart:style-name="ch12" chart:values-cell-range-address="Feuille1.B43:Feuille1.BM43" chart:label-cell-address="Feuille1.A43:Feuille1.A43" chart:class="chart:line">
            <chart:data-point chart:repeated="6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4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Feuille1.B35:Feuille1.BM35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3">
                <text:p>10</text:p>
              </table:table-cell>
              <table:table-cell office:value-type="float" office:value="14">
                <text:p>10</text:p>
              </table:table-cell>
              <table:table-cell office:value-type="float" office:value="15">
                <text:p>20</text:p>
              </table:table-cell>
              <table:table-cell office:value-type="float" office:value="16">
                <text:p>20</text:p>
              </table:table-cell>
              <table:table-cell office:value-type="float" office:value="17">
                <text:p>20</text:p>
              </table:table-cell>
              <table:table-cell office:value-type="float" office:value="18">
                <text:p>20</text:p>
              </table:table-cell>
              <table:table-cell office:value-type="float" office:value="19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0</text:p>
              </table:table-cell>
              <table:table-cell office:value-type="float" office:value="22">
                <text:p>20</text:p>
              </table:table-cell>
              <table:table-cell office:value-type="float" office:value="23">
                <text:p>20</text:p>
              </table:table-cell>
              <table:table-cell office:value-type="float" office:value="24">
                <text:p>20</text:p>
              </table:table-cell>
              <table:table-cell office:value-type="float" office:value="25">
                <text:p>30</text:p>
              </table:table-cell>
              <table:table-cell office:value-type="float" office:value="26">
                <text:p>30</text:p>
              </table:table-cell>
              <table:table-cell office:value-type="float" office:value="27">
                <text:p>30</text:p>
              </table:table-cell>
              <table:table-cell office:value-type="float" office:value="28">
                <text:p>30</text:p>
              </table:table-cell>
              <table:table-cell office:value-type="float" office:value="29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0</text:p>
              </table:table-cell>
              <table:table-cell office:value-type="float" office:value="32">
                <text:p>30</text:p>
              </table:table-cell>
              <table:table-cell office:value-type="float" office:value="33">
                <text:p>30</text:p>
              </table:table-cell>
              <table:table-cell office:value-type="float" office:value="34">
                <text:p>30</text:p>
              </table:table-cell>
              <table:table-cell office:value-type="float" office:value="35">
                <text:p>40</text:p>
              </table:table-cell>
              <table:table-cell office:value-type="float" office:value="36">
                <text:p>40</text:p>
              </table:table-cell>
              <table:table-cell office:value-type="float" office:value="37">
                <text:p>40</text:p>
              </table:table-cell>
              <table:table-cell office:value-type="float" office:value="38">
                <text:p>40</text:p>
              </table:table-cell>
              <table:table-cell office:value-type="float" office:value="39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1">
                <text:p>40</text:p>
              </table:table-cell>
              <table:table-cell office:value-type="float" office:value="42">
                <text:p>40</text:p>
              </table:table-cell>
              <table:table-cell office:value-type="float" office:value="43">
                <text:p>40</text:p>
              </table:table-cell>
              <table:table-cell office:value-type="float" office:value="44">
                <text:p>40</text:p>
              </table:table-cell>
              <table:table-cell office:value-type="float" office:value="45">
                <text:p>50</text:p>
              </table:table-cell>
              <table:table-cell office:value-type="float" office:value="46">
                <text:p>50</text:p>
              </table:table-cell>
              <table:table-cell office:value-type="float" office:value="47">
                <text:p>50</text:p>
              </table:table-cell>
              <table:table-cell office:value-type="float" office:value="48">
                <text:p>50</text:p>
              </table:table-cell>
              <table:table-cell office:value-type="float" office:value="49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51">
                <text:p>50</text:p>
              </table:table-cell>
              <table:table-cell office:value-type="float" office:value="52">
                <text:p>50</text:p>
              </table:table-cell>
              <table:table-cell office:value-type="float" office:value="53">
                <text:p>50</text:p>
              </table:table-cell>
              <table:table-cell office:value-type="float" office:value="54">
                <text:p>50</text:p>
              </table:table-cell>
              <table:table-cell office:value-type="float" office:value="55">
                <text:p>60</text:p>
              </table:table-cell>
              <table:table-cell office:value-type="float" office:value="56">
                <text:p>60</text:p>
              </table:table-cell>
              <table:table-cell office:value-type="float" office:value="57">
                <text:p>60</text:p>
              </table:table-cell>
              <table:table-cell office:value-type="float" office:value="58">
                <text:p>60</text:p>
              </table:table-cell>
              <table:table-cell office:value-type="float" office:value="59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61">
                <text:p>60</text:p>
              </table:table-cell>
              <table:table-cell office:value-type="float" office:value="62">
                <text:p>60</text:p>
              </table:table-cell>
              <table:table-cell office:value-type="float" office:value="63">
                <text:p>60</text:p>
              </table:table-cell>
              <table:table-cell office:value-type="float" office:value="64">
                <text:p>60</text:p>
              </table:table-cell>
            </table:table-row>
          </table:table-header-rows>
          <table:table-rows>
            <table:table-row>
              <table:table-cell office:value-type="string">
                <text:p>speed up pour homogène 128</text:p>
                <draw:g>
                  <svg:desc>Feuille1.A37:Feuille1.A37</svg:desc>
                </draw:g>
              </table:table-cell>
              <table:table-cell office:value-type="float" office:value="1">
                <text:p>1</text:p>
                <draw:g>
                  <svg:desc>Feuille1.B37:Feuille1.BM37</svg:desc>
                </draw:g>
              </table:table-cell>
              <table:table-cell office:value-type="float" office:value="1.954319151345">
                <text:p>1.954319151345</text:p>
              </table:table-cell>
              <table:table-cell office:value-type="float" office:value="2.78685604171786">
                <text:p>2.78685604171786</text:p>
              </table:table-cell>
              <table:table-cell office:value-type="float" office:value="3.32325851349147">
                <text:p>3.32325851349147</text:p>
              </table:table-cell>
              <table:table-cell office:value-type="float" office:value="3.88600990302136">
                <text:p>3.88600990302136</text:p>
              </table:table-cell>
              <table:table-cell office:value-type="float" office:value="4.4374472891757">
                <text:p>4.4374472891757</text:p>
              </table:table-cell>
              <table:table-cell office:value-type="float" office:value="4.70733237418577">
                <text:p>4.70733237418577</text:p>
              </table:table-cell>
              <table:table-cell office:value-type="float" office:value="5.33551472592259">
                <text:p>5.33551472592259</text:p>
              </table:table-cell>
              <table:table-cell office:value-type="float" office:value="5.39086249123109">
                <text:p>5.39086249123109</text:p>
              </table:table-cell>
              <table:table-cell office:value-type="float" office:value="6.06587627598933">
                <text:p>6.06587627598933</text:p>
              </table:table-cell>
              <table:table-cell office:value-type="float" office:value="6.8811205564294">
                <text:p>6.8811205564294</text:p>
              </table:table-cell>
              <table:table-cell office:value-type="float" office:value="6.82851686575599">
                <text:p>6.82851686575599</text:p>
              </table:table-cell>
              <table:table-cell office:value-type="float" office:value="7.27078254193856">
                <text:p>7.27078254193856</text:p>
              </table:table-cell>
              <table:table-cell office:value-type="float" office:value="7.16399632824207">
                <text:p>7.16399632824207</text:p>
              </table:table-cell>
              <table:table-cell office:value-type="float" office:value="6.50161789480715">
                <text:p>6.50161789480715</text:p>
              </table:table-cell>
              <table:table-cell office:value-type="float" office:value="7.42430437997496">
                <text:p>7.42430437997496</text:p>
              </table:table-cell>
              <table:table-cell office:value-type="float" office:value="7.5055313880839">
                <text:p>7.5055313880839</text:p>
              </table:table-cell>
              <table:table-cell office:value-type="float" office:value="8.09478048949515">
                <text:p>8.09478048949515</text:p>
              </table:table-cell>
              <table:table-cell office:value-type="float" office:value="5.3619092503221">
                <text:p>5.3619092503221</text:p>
              </table:table-cell>
              <table:table-cell office:value-type="float" office:value="8.46283702193843">
                <text:p>8.46283702193843</text:p>
              </table:table-cell>
              <table:table-cell office:value-type="float" office:value="5.80088034843125">
                <text:p>5.80088034843125</text:p>
              </table:table-cell>
              <table:table-cell office:value-type="float" office:value="7.40105011489592">
                <text:p>7.40105011489592</text:p>
              </table:table-cell>
              <table:table-cell office:value-type="float" office:value="6.40030027177884">
                <text:p>6.40030027177884</text:p>
              </table:table-cell>
              <table:table-cell office:value-type="float" office:value="9.01234758410683">
                <text:p>9.01234758410683</text:p>
              </table:table-cell>
              <table:table-cell office:value-type="float" office:value="6.33771077081122">
                <text:p>6.33771077081122</text:p>
              </table:table-cell>
              <table:table-cell office:value-type="float" office:value="7.16065856504423">
                <text:p>7.16065856504423</text:p>
              </table:table-cell>
              <table:table-cell office:value-type="float" office:value="6.98248893104369">
                <text:p>6.98248893104369</text:p>
              </table:table-cell>
              <table:table-cell office:value-type="float" office:value="8.15929792861933">
                <text:p>8.15929792861933</text:p>
              </table:table-cell>
              <table:table-cell office:value-type="float" office:value="5.70467842921471">
                <text:p>5.70467842921471</text:p>
              </table:table-cell>
              <table:table-cell office:value-type="float" office:value="7.45783381254696">
                <text:p>7.45783381254696</text:p>
              </table:table-cell>
              <table:table-cell office:value-type="float" office:value="9.85715772566295">
                <text:p>9.85715772566295</text:p>
              </table:table-cell>
              <table:table-cell office:value-type="float" office:value="5.86354608172711">
                <text:p>5.86354608172711</text:p>
              </table:table-cell>
              <table:table-cell office:value-type="float" office:value="8.6465566165766">
                <text:p>8.6465566165766</text:p>
              </table:table-cell>
              <table:table-cell office:value-type="float" office:value="5.63069526639104">
                <text:p>5.63069526639104</text:p>
              </table:table-cell>
              <table:table-cell office:value-type="float" office:value="4.05272184962488">
                <text:p>4.05272184962488</text:p>
              </table:table-cell>
              <table:table-cell office:value-type="float" office:value="7.25394039008516">
                <text:p>7.25394039008516</text:p>
              </table:table-cell>
              <table:table-cell office:value-type="float" office:value="7.43479524657188">
                <text:p>7.43479524657188</text:p>
              </table:table-cell>
              <table:table-cell office:value-type="float" office:value="6.76732778432244">
                <text:p>6.76732778432244</text:p>
              </table:table-cell>
              <table:table-cell office:value-type="float" office:value="4.75007862146746">
                <text:p>4.75007862146746</text:p>
              </table:table-cell>
              <table:table-cell office:value-type="float" office:value="5.80460864912679">
                <text:p>5.80460864912679</text:p>
              </table:table-cell>
              <table:table-cell office:value-type="float" office:value="7.71740925818664">
                <text:p>7.71740925818664</text:p>
              </table:table-cell>
              <table:table-cell office:value-type="float" office:value="8.42262255284885">
                <text:p>8.42262255284885</text:p>
              </table:table-cell>
              <table:table-cell office:value-type="float" office:value="8.0071612679146">
                <text:p>8.0071612679146</text:p>
              </table:table-cell>
              <table:table-cell office:value-type="float" office:value="5.61467234298917">
                <text:p>5.61467234298917</text:p>
              </table:table-cell>
              <table:table-cell office:value-type="float" office:value="3.00827057857994">
                <text:p>3.00827057857994</text:p>
              </table:table-cell>
              <table:table-cell office:value-type="float" office:value="7.15146654258402">
                <text:p>7.15146654258402</text:p>
              </table:table-cell>
              <table:table-cell office:value-type="float" office:value="4.35223629970676">
                <text:p>4.35223629970676</text:p>
              </table:table-cell>
              <table:table-cell office:value-type="float" office:value="7.31348392226923">
                <text:p>7.31348392226923</text:p>
              </table:table-cell>
              <table:table-cell office:value-type="float" office:value="2.91973740452418">
                <text:p>2.91973740452418</text:p>
              </table:table-cell>
              <table:table-cell office:value-type="float" office:value="3.79433933457567">
                <text:p>3.79433933457567</text:p>
              </table:table-cell>
              <table:table-cell office:value-type="float" office:value="6.76160834195212">
                <text:p>6.76160834195212</text:p>
              </table:table-cell>
              <table:table-cell office:value-type="float" office:value="6.3101948058964">
                <text:p>6.3101948058964</text:p>
              </table:table-cell>
              <table:table-cell office:value-type="float" office:value="5.89768144821968">
                <text:p>5.89768144821968</text:p>
              </table:table-cell>
              <table:table-cell office:value-type="float" office:value="5.12146748979854">
                <text:p>5.12146748979854</text:p>
              </table:table-cell>
              <table:table-cell office:value-type="float" office:value="6.7553515522586">
                <text:p>6.7553515522586</text:p>
              </table:table-cell>
              <table:table-cell office:value-type="float" office:value="3.0336103026347">
                <text:p>3.0336103026347</text:p>
              </table:table-cell>
              <table:table-cell office:value-type="float" office:value="5.24655526326428">
                <text:p>5.24655526326428</text:p>
              </table:table-cell>
              <table:table-cell office:value-type="float" office:value="5.99055990918913">
                <text:p>5.99055990918913</text:p>
              </table:table-cell>
              <table:table-cell office:value-type="float" office:value="3.11225998751256">
                <text:p>3.11225998751256</text:p>
              </table:table-cell>
              <table:table-cell office:value-type="float" office:value="2.90320362416819">
                <text:p>2.90320362416819</text:p>
              </table:table-cell>
              <table:table-cell office:value-type="float" office:value="3.95515253713116">
                <text:p>3.95515253713116</text:p>
              </table:table-cell>
              <table:table-cell office:value-type="float" office:value="7.06440069753143">
                <text:p>7.06440069753143</text:p>
              </table:table-cell>
              <table:table-cell office:value-type="float" office:value="1.36337604027655">
                <text:p>1.36337604027655</text:p>
              </table:table-cell>
              <table:table-cell office:value-type="float" office:value="1.62134563465716">
                <text:p>1.62134563465716</text:p>
              </table:table-cell>
            </table:table-row>
            <table:table-row>
              <table:table-cell office:value-type="string">
                <text:p>speed up pour peak 128</text:p>
                <draw:g>
                  <svg:desc>Feuille1.A39:Feuille1.A39</svg:desc>
                </draw:g>
              </table:table-cell>
              <table:table-cell office:value-type="float" office:value="1">
                <text:p>1</text:p>
                <draw:g>
                  <svg:desc>Feuille1.B39:Feuille1.BM39</svg:desc>
                </draw:g>
              </table:table-cell>
              <table:table-cell office:value-type="float" office:value="1.96584398047848">
                <text:p>1.96584398047848</text:p>
              </table:table-cell>
              <table:table-cell office:value-type="float" office:value="2.87829379604149">
                <text:p>2.87829379604149</text:p>
              </table:table-cell>
              <table:table-cell office:value-type="float" office:value="3.72456333449203">
                <text:p>3.72456333449203</text:p>
              </table:table-cell>
              <table:table-cell office:value-type="float" office:value="4.56008884264447">
                <text:p>4.56008884264447</text:p>
              </table:table-cell>
              <table:table-cell office:value-type="float" office:value="5.3172575508347">
                <text:p>5.3172575508347</text:p>
              </table:table-cell>
              <table:table-cell office:value-type="float" office:value="6.05994624535681">
                <text:p>6.05994624535681</text:p>
              </table:table-cell>
              <table:table-cell office:value-type="float" office:value="6.31058148426633">
                <text:p>6.31058148426633</text:p>
              </table:table-cell>
              <table:table-cell office:value-type="float" office:value="6.88664574616457">
                <text:p>6.88664574616457</text:p>
              </table:table-cell>
              <table:table-cell office:value-type="float" office:value="7.3042098684316">
                <text:p>7.3042098684316</text:p>
              </table:table-cell>
              <table:table-cell office:value-type="float" office:value="7.93300165748667">
                <text:p>7.93300165748667</text:p>
              </table:table-cell>
              <table:table-cell office:value-type="float" office:value="8.19260666495218">
                <text:p>8.19260666495218</text:p>
              </table:table-cell>
              <table:table-cell office:value-type="float" office:value="8.62845176951652">
                <text:p>8.62845176951652</text:p>
              </table:table-cell>
              <table:table-cell office:value-type="float" office:value="9.01996632699351">
                <text:p>9.01996632699351</text:p>
              </table:table-cell>
              <table:table-cell office:value-type="float" office:value="9.11859169191798">
                <text:p>9.11859169191798</text:p>
              </table:table-cell>
              <table:table-cell office:value-type="float" office:value="9.09778638296173">
                <text:p>9.09778638296173</text:p>
              </table:table-cell>
              <table:table-cell office:value-type="float" office:value="9.63192288310548">
                <text:p>9.63192288310548</text:p>
              </table:table-cell>
              <table:table-cell office:value-type="float" office:value="9.91527636004618">
                <text:p>9.91527636004618</text:p>
              </table:table-cell>
              <table:table-cell office:value-type="float" office:value="10.0310312953915">
                <text:p>10.0310312953915</text:p>
              </table:table-cell>
              <table:table-cell office:value-type="float" office:value="10.1312817496482">
                <text:p>10.1312817496482</text:p>
              </table:table-cell>
              <table:table-cell office:value-type="float" office:value="9.72195650996845">
                <text:p>9.72195650996845</text:p>
              </table:table-cell>
              <table:table-cell office:value-type="float" office:value="10.3371051144095">
                <text:p>10.3371051144095</text:p>
              </table:table-cell>
              <table:table-cell office:value-type="float" office:value="10.4381534558843">
                <text:p>10.4381534558843</text:p>
              </table:table-cell>
              <table:table-cell office:value-type="float" office:value="10.7802351348696">
                <text:p>10.7802351348696</text:p>
              </table:table-cell>
              <table:table-cell office:value-type="float" office:value="10.0553912259891">
                <text:p>10.0553912259891</text:p>
              </table:table-cell>
              <table:table-cell office:value-type="float" office:value="10.3757514415946">
                <text:p>10.3757514415946</text:p>
              </table:table-cell>
              <table:table-cell office:value-type="float" office:value="10.6898760211298">
                <text:p>10.6898760211298</text:p>
              </table:table-cell>
              <table:table-cell office:value-type="float" office:value="10.4366274584403">
                <text:p>10.4366274584403</text:p>
              </table:table-cell>
              <table:table-cell office:value-type="float" office:value="10.6793755959">
                <text:p>10.6793755959</text:p>
              </table:table-cell>
              <table:table-cell office:value-type="float" office:value="10.7269751670526">
                <text:p>10.7269751670526</text:p>
              </table:table-cell>
              <table:table-cell office:value-type="float" office:value="10.0954466073178">
                <text:p>10.0954466073178</text:p>
              </table:table-cell>
              <table:table-cell office:value-type="float" office:value="9.68065900636035">
                <text:p>9.68065900636035</text:p>
              </table:table-cell>
              <table:table-cell office:value-type="float" office:value="10.0118954484702">
                <text:p>10.0118954484702</text:p>
              </table:table-cell>
              <table:table-cell office:value-type="float" office:value="9.09574737540162">
                <text:p>9.09574737540162</text:p>
              </table:table-cell>
              <table:table-cell office:value-type="float" office:value="10.2982086278545">
                <text:p>10.2982086278545</text:p>
              </table:table-cell>
              <table:table-cell office:value-type="float" office:value="10.236384932728">
                <text:p>10.236384932728</text:p>
              </table:table-cell>
              <table:table-cell office:value-type="float" office:value="10.3170363508782">
                <text:p>10.3170363508782</text:p>
              </table:table-cell>
              <table:table-cell office:value-type="float" office:value="9.97815851161287">
                <text:p>9.97815851161287</text:p>
              </table:table-cell>
              <table:table-cell office:value-type="float" office:value="10.0127244522402">
                <text:p>10.0127244522402</text:p>
              </table:table-cell>
              <table:table-cell office:value-type="float" office:value="10.1561490323388">
                <text:p>10.1561490323388</text:p>
              </table:table-cell>
              <table:table-cell office:value-type="float" office:value="10.1210196740241">
                <text:p>10.1210196740241</text:p>
              </table:table-cell>
              <table:table-cell office:value-type="float" office:value="10.2974211566301">
                <text:p>10.2974211566301</text:p>
              </table:table-cell>
              <table:table-cell office:value-type="float" office:value="10.3096046338039">
                <text:p>10.3096046338039</text:p>
              </table:table-cell>
              <table:table-cell office:value-type="float" office:value="9.91023492458529">
                <text:p>9.91023492458529</text:p>
              </table:table-cell>
              <table:table-cell office:value-type="float" office:value="10.2445438403273">
                <text:p>10.2445438403273</text:p>
              </table:table-cell>
              <table:table-cell office:value-type="float" office:value="9.4885390077282">
                <text:p>9.4885390077282</text:p>
              </table:table-cell>
              <table:table-cell office:value-type="float" office:value="10.0488598243692">
                <text:p>10.0488598243692</text:p>
              </table:table-cell>
              <table:table-cell office:value-type="float" office:value="9.81731513222534">
                <text:p>9.81731513222534</text:p>
              </table:table-cell>
              <table:table-cell office:value-type="float" office:value="9.54597081724286">
                <text:p>9.54597081724286</text:p>
              </table:table-cell>
              <table:table-cell office:value-type="float" office:value="9.44984474253736">
                <text:p>9.44984474253736</text:p>
              </table:table-cell>
              <table:table-cell office:value-type="float" office:value="9.53735091023227">
                <text:p>9.53735091023227</text:p>
              </table:table-cell>
              <table:table-cell office:value-type="float" office:value="9.29362274786962">
                <text:p>9.29362274786962</text:p>
              </table:table-cell>
              <table:table-cell office:value-type="float" office:value="9.36208032535894">
                <text:p>9.36208032535894</text:p>
              </table:table-cell>
              <table:table-cell office:value-type="float" office:value="9.07937077081495">
                <text:p>9.07937077081495</text:p>
              </table:table-cell>
              <table:table-cell office:value-type="float" office:value="8.04227942423975">
                <text:p>8.04227942423975</text:p>
              </table:table-cell>
              <table:table-cell office:value-type="float" office:value="8.64418648417201">
                <text:p>8.64418648417201</text:p>
              </table:table-cell>
              <table:table-cell office:value-type="float" office:value="8.726478242236">
                <text:p>8.726478242236</text:p>
              </table:table-cell>
              <table:table-cell office:value-type="float" office:value="8.76271645141683">
                <text:p>8.76271645141683</text:p>
              </table:table-cell>
              <table:table-cell office:value-type="float" office:value="8.5474103608646">
                <text:p>8.5474103608646</text:p>
              </table:table-cell>
              <table:table-cell office:value-type="float" office:value="8.24519608757182">
                <text:p>8.24519608757182</text:p>
              </table:table-cell>
              <table:table-cell office:value-type="float" office:value="8.16663588525056">
                <text:p>8.16663588525056</text:p>
              </table:table-cell>
              <table:table-cell office:value-type="float" office:value="7.28938332781785">
                <text:p>7.28938332781785</text:p>
              </table:table-cell>
              <table:table-cell office:value-type="float" office:value="8.02919104674199">
                <text:p>8.02919104674199</text:p>
              </table:table-cell>
              <table:table-cell office:value-type="float" office:value="6.91874667214692">
                <text:p>6.91874667214692</text:p>
              </table:table-cell>
            </table:table-row>
            <table:table-row>
              <table:table-cell office:value-type="string">
                <text:p>speed up pour homogène 512</text:p>
                <draw:g>
                  <svg:desc>Feuille1.A41:Feuille1.A41</svg:desc>
                </draw:g>
              </table:table-cell>
              <table:table-cell office:value-type="float" office:value="1">
                <text:p>1</text:p>
                <draw:g>
                  <svg:desc>Feuille1.B41:Feuille1.BM41</svg:desc>
                </draw:g>
              </table:table-cell>
              <table:table-cell office:value-type="float" office:value="2.02916573026694">
                <text:p>2.02916573026694</text:p>
              </table:table-cell>
              <table:table-cell office:value-type="float" office:value="3.07533942002933">
                <text:p>3.07533942002933</text:p>
              </table:table-cell>
              <table:table-cell office:value-type="float" office:value="4.09124778475914">
                <text:p>4.09124778475914</text:p>
              </table:table-cell>
              <table:table-cell office:value-type="float" office:value="5.05185546677691">
                <text:p>5.05185546677691</text:p>
              </table:table-cell>
              <table:table-cell office:value-type="float" office:value="5.80111364934323">
                <text:p>5.80111364934323</text:p>
              </table:table-cell>
              <table:table-cell office:value-type="float" office:value="7.05033630560538">
                <text:p>7.05033630560538</text:p>
              </table:table-cell>
              <table:table-cell office:value-type="float" office:value="8.02659001787813">
                <text:p>8.02659001787813</text:p>
              </table:table-cell>
              <table:table-cell office:value-type="float" office:value="8.6110905064163">
                <text:p>8.6110905064163</text:p>
              </table:table-cell>
              <table:table-cell office:value-type="float" office:value="9.4212169255428">
                <text:p>9.4212169255428</text:p>
              </table:table-cell>
              <table:table-cell office:value-type="float" office:value="9.74899300275631">
                <text:p>9.74899300275631</text:p>
              </table:table-cell>
              <table:table-cell office:value-type="float" office:value="10.6461766218283">
                <text:p>10.6461766218283</text:p>
              </table:table-cell>
              <table:table-cell office:value-type="float" office:value="11.4653761498956">
                <text:p>11.4653761498956</text:p>
              </table:table-cell>
              <table:table-cell office:value-type="float" office:value="11.7958637107573">
                <text:p>11.7958637107573</text:p>
              </table:table-cell>
              <table:table-cell office:value-type="float" office:value="12.6702631907197">
                <text:p>12.6702631907197</text:p>
              </table:table-cell>
              <table:table-cell office:value-type="float" office:value="13.1363309381592">
                <text:p>13.1363309381592</text:p>
              </table:table-cell>
              <table:table-cell office:value-type="float" office:value="13.7032524609515">
                <text:p>13.7032524609515</text:p>
              </table:table-cell>
              <table:table-cell office:value-type="float" office:value="14.4446518242012">
                <text:p>14.4446518242012</text:p>
              </table:table-cell>
              <table:table-cell office:value-type="float" office:value="15.134772709283">
                <text:p>15.134772709283</text:p>
              </table:table-cell>
              <table:table-cell office:value-type="float" office:value="15.9158591581019">
                <text:p>15.9158591581019</text:p>
              </table:table-cell>
              <table:table-cell office:value-type="float" office:value="16.6566570670165">
                <text:p>16.6566570670165</text:p>
              </table:table-cell>
              <table:table-cell office:value-type="float" office:value="17.1154463839086">
                <text:p>17.1154463839086</text:p>
              </table:table-cell>
              <table:table-cell office:value-type="float" office:value="17.815632690421">
                <text:p>17.815632690421</text:p>
              </table:table-cell>
              <table:table-cell office:value-type="float" office:value="18.3324967429374">
                <text:p>18.3324967429374</text:p>
              </table:table-cell>
              <table:table-cell office:value-type="float" office:value="19.2031571236146">
                <text:p>19.2031571236146</text:p>
              </table:table-cell>
              <table:table-cell office:value-type="float" office:value="19.6878274510754">
                <text:p>19.6878274510754</text:p>
              </table:table-cell>
              <table:table-cell office:value-type="float" office:value="20.6086581623596">
                <text:p>20.6086581623596</text:p>
              </table:table-cell>
              <table:table-cell office:value-type="float" office:value="21.235945513344">
                <text:p>21.235945513344</text:p>
              </table:table-cell>
              <table:table-cell office:value-type="float" office:value="21.8999622702528">
                <text:p>21.8999622702528</text:p>
              </table:table-cell>
              <table:table-cell office:value-type="float" office:value="22.5734048168005">
                <text:p>22.5734048168005</text:p>
              </table:table-cell>
              <table:table-cell office:value-type="float" office:value="22.9000577700751">
                <text:p>22.9000577700751</text:p>
              </table:table-cell>
              <table:table-cell office:value-type="float" office:value="23.1547004224218">
                <text:p>23.1547004224218</text:p>
              </table:table-cell>
              <table:table-cell office:value-type="float" office:value="23.2705717272089">
                <text:p>23.2705717272089</text:p>
              </table:table-cell>
              <table:table-cell office:value-type="float" office:value="23.9067407053286">
                <text:p>23.9067407053286</text:p>
              </table:table-cell>
              <table:table-cell office:value-type="float" office:value="24.0395225346488">
                <text:p>24.0395225346488</text:p>
              </table:table-cell>
              <table:table-cell office:value-type="float" office:value="24.2848604387066">
                <text:p>24.2848604387066</text:p>
              </table:table-cell>
              <table:table-cell office:value-type="float" office:value="24.7229912683684">
                <text:p>24.7229912683684</text:p>
              </table:table-cell>
              <table:table-cell office:value-type="float" office:value="25.3292708584965">
                <text:p>25.3292708584965</text:p>
              </table:table-cell>
              <table:table-cell office:value-type="float" office:value="26.1977030022164">
                <text:p>26.1977030022164</text:p>
              </table:table-cell>
              <table:table-cell office:value-type="float" office:value="26.2455086435902">
                <text:p>26.2455086435902</text:p>
              </table:table-cell>
              <table:table-cell office:value-type="float" office:value="26.7912895834364">
                <text:p>26.7912895834364</text:p>
              </table:table-cell>
              <table:table-cell office:value-type="float" office:value="26.8499351566566">
                <text:p>26.8499351566566</text:p>
              </table:table-cell>
              <table:table-cell office:value-type="float" office:value="26.3032764996723">
                <text:p>26.3032764996723</text:p>
              </table:table-cell>
              <table:table-cell office:value-type="float" office:value="27.2036288466528">
                <text:p>27.2036288466528</text:p>
              </table:table-cell>
              <table:table-cell office:value-type="float" office:value="27.8829261597584">
                <text:p>27.8829261597584</text:p>
              </table:table-cell>
              <table:table-cell office:value-type="float" office:value="28.8585253251654">
                <text:p>28.8585253251654</text:p>
              </table:table-cell>
              <table:table-cell office:value-type="float" office:value="29.1384364382849">
                <text:p>29.1384364382849</text:p>
              </table:table-cell>
              <table:table-cell office:value-type="float" office:value="29.1426163515246">
                <text:p>29.1426163515246</text:p>
              </table:table-cell>
              <table:table-cell office:value-type="float" office:value="29.5680966415602">
                <text:p>29.5680966415602</text:p>
              </table:table-cell>
              <table:table-cell office:value-type="float" office:value="29.4801378559768">
                <text:p>29.4801378559768</text:p>
              </table:table-cell>
              <table:table-cell office:value-type="float" office:value="30.0233685863391">
                <text:p>30.0233685863391</text:p>
              </table:table-cell>
              <table:table-cell office:value-type="float" office:value="31.0169184232373">
                <text:p>31.0169184232373</text:p>
              </table:table-cell>
              <table:table-cell office:value-type="float" office:value="31.1116215854055">
                <text:p>31.1116215854055</text:p>
              </table:table-cell>
              <table:table-cell office:value-type="float" office:value="31.7280962049039">
                <text:p>31.7280962049039</text:p>
              </table:table-cell>
              <table:table-cell office:value-type="float" office:value="31.6308398937361">
                <text:p>31.6308398937361</text:p>
              </table:table-cell>
              <table:table-cell office:value-type="float" office:value="31.6622670731826">
                <text:p>31.6622670731826</text:p>
              </table:table-cell>
              <table:table-cell office:value-type="float" office:value="31.8340564309989">
                <text:p>31.8340564309989</text:p>
              </table:table-cell>
              <table:table-cell office:value-type="float" office:value="33.2046545029589">
                <text:p>33.2046545029589</text:p>
              </table:table-cell>
              <table:table-cell office:value-type="float" office:value="33.144927994355">
                <text:p>33.144927994355</text:p>
              </table:table-cell>
              <table:table-cell office:value-type="float" office:value="34.1881564471445">
                <text:p>34.1881564471445</text:p>
              </table:table-cell>
              <table:table-cell office:value-type="float" office:value="32.1660910611263">
                <text:p>32.1660910611263</text:p>
              </table:table-cell>
              <table:table-cell office:value-type="float" office:value="33.4552640517091">
                <text:p>33.4552640517091</text:p>
              </table:table-cell>
              <table:table-cell office:value-type="float" office:value="33.0981505448169">
                <text:p>33.0981505448169</text:p>
              </table:table-cell>
              <table:table-cell office:value-type="float" office:value="32.7789301932058">
                <text:p>32.7789301932058</text:p>
              </table:table-cell>
            </table:table-row>
            <table:table-row>
              <table:table-cell office:value-type="string">
                <text:p>speed up pour peak 512</text:p>
                <draw:g>
                  <svg:desc>Feuille1.A43:Feuille1.A43</svg:desc>
                </draw:g>
              </table:table-cell>
              <table:table-cell office:value-type="float" office:value="1">
                <text:p>1</text:p>
                <draw:g>
                  <svg:desc>Feuille1.B43:Feuille1.BM43</svg:desc>
                </draw:g>
              </table:table-cell>
              <table:table-cell office:value-type="float" office:value="2.00556574596413">
                <text:p>2.00556574596413</text:p>
              </table:table-cell>
              <table:table-cell office:value-type="float" office:value="3.03086769020098">
                <text:p>3.03086769020098</text:p>
              </table:table-cell>
              <table:table-cell office:value-type="float" office:value="4.06833499272421">
                <text:p>4.06833499272421</text:p>
              </table:table-cell>
              <table:table-cell office:value-type="float" office:value="5.06184339042809">
                <text:p>5.06184339042809</text:p>
              </table:table-cell>
              <table:table-cell office:value-type="float" office:value="5.74573200411026">
                <text:p>5.74573200411026</text:p>
              </table:table-cell>
              <table:table-cell office:value-type="float" office:value="6.67067466172731">
                <text:p>6.67067466172731</text:p>
              </table:table-cell>
              <table:table-cell office:value-type="float" office:value="7.92061283067633">
                <text:p>7.92061283067633</text:p>
              </table:table-cell>
              <table:table-cell office:value-type="float" office:value="8.52230704440018">
                <text:p>8.52230704440018</text:p>
              </table:table-cell>
              <table:table-cell office:value-type="float" office:value="9.06862898521859">
                <text:p>9.06862898521859</text:p>
              </table:table-cell>
              <table:table-cell office:value-type="float" office:value="9.88099888392857">
                <text:p>9.88099888392857</text:p>
              </table:table-cell>
              <table:table-cell office:value-type="float" office:value="10.702355568241">
                <text:p>10.702355568241</text:p>
              </table:table-cell>
              <table:table-cell office:value-type="float" office:value="10.9991199917176">
                <text:p>10.9991199917176</text:p>
              </table:table-cell>
              <table:table-cell office:value-type="float" office:value="11.7198565912852">
                <text:p>11.7198565912852</text:p>
              </table:table-cell>
              <table:table-cell office:value-type="float" office:value="12.6236335551331">
                <text:p>12.6236335551331</text:p>
              </table:table-cell>
              <table:table-cell office:value-type="float" office:value="13.1945726646105">
                <text:p>13.1945726646105</text:p>
              </table:table-cell>
              <table:table-cell office:value-type="float" office:value="13.4977131241265">
                <text:p>13.4977131241265</text:p>
              </table:table-cell>
              <table:table-cell office:value-type="float" office:value="14.3100909192951">
                <text:p>14.3100909192951</text:p>
              </table:table-cell>
              <table:table-cell office:value-type="float" office:value="14.8463527110117">
                <text:p>14.8463527110117</text:p>
              </table:table-cell>
              <table:table-cell office:value-type="float" office:value="15.6770123705762">
                <text:p>15.6770123705762</text:p>
              </table:table-cell>
              <table:table-cell office:value-type="float" office:value="16.3279456967213">
                <text:p>16.3279456967213</text:p>
              </table:table-cell>
              <table:table-cell office:value-type="float" office:value="17.0580695228665">
                <text:p>17.0580695228665</text:p>
              </table:table-cell>
              <table:table-cell office:value-type="float" office:value="17.8116407734436">
                <text:p>17.8116407734436</text:p>
              </table:table-cell>
              <table:table-cell office:value-type="float" office:value="18.397154319028">
                <text:p>18.397154319028</text:p>
              </table:table-cell>
              <table:table-cell office:value-type="float" office:value="19.0258775071633">
                <text:p>19.0258775071633</text:p>
              </table:table-cell>
              <table:table-cell office:value-type="float" office:value="19.4431294799451">
                <text:p>19.4431294799451</text:p>
              </table:table-cell>
              <table:table-cell office:value-type="float" office:value="20.3311644818678">
                <text:p>20.3311644818678</text:p>
              </table:table-cell>
              <table:table-cell office:value-type="float" office:value="20.9754195459033">
                <text:p>20.9754195459033</text:p>
              </table:table-cell>
              <table:table-cell office:value-type="float" office:value="21.713492523078">
                <text:p>21.713492523078</text:p>
              </table:table-cell>
              <table:table-cell office:value-type="float" office:value="21.8579364262936">
                <text:p>21.8579364262936</text:p>
              </table:table-cell>
              <table:table-cell office:value-type="float" office:value="22.6284345047923">
                <text:p>22.6284345047923</text:p>
              </table:table-cell>
              <table:table-cell office:value-type="float" office:value="22.8826865778799">
                <text:p>22.8826865778799</text:p>
              </table:table-cell>
              <table:table-cell office:value-type="float" office:value="23.6221234018899">
                <text:p>23.6221234018899</text:p>
              </table:table-cell>
              <table:table-cell office:value-type="float" office:value="23.7364736548129">
                <text:p>23.7364736548129</text:p>
              </table:table-cell>
              <table:table-cell office:value-type="float" office:value="23.9325323822039">
                <text:p>23.9325323822039</text:p>
              </table:table-cell>
              <table:table-cell office:value-type="float" office:value="24.4362109944031">
                <text:p>24.4362109944031</text:p>
              </table:table-cell>
              <table:table-cell office:value-type="float" office:value="25.1903971547125">
                <text:p>25.1903971547125</text:p>
              </table:table-cell>
              <table:table-cell office:value-type="float" office:value="25.6176104167504">
                <text:p>25.6176104167504</text:p>
              </table:table-cell>
              <table:table-cell office:value-type="float" office:value="25.4691945021576">
                <text:p>25.4691945021576</text:p>
              </table:table-cell>
              <table:table-cell office:value-type="float" office:value="25.9693229039355">
                <text:p>25.9693229039355</text:p>
              </table:table-cell>
              <table:table-cell office:value-type="float" office:value="26.903140035452">
                <text:p>26.903140035452</text:p>
              </table:table-cell>
              <table:table-cell office:value-type="float" office:value="26.7193276606447">
                <text:p>26.7193276606447</text:p>
              </table:table-cell>
              <table:table-cell office:value-type="float" office:value="27.3815721649485">
                <text:p>27.3815721649485</text:p>
              </table:table-cell>
              <table:table-cell office:value-type="float" office:value="27.346332046332">
                <text:p>27.346332046332</text:p>
              </table:table-cell>
              <table:table-cell office:value-type="float" office:value="27.6679977429576">
                <text:p>27.6679977429576</text:p>
              </table:table-cell>
              <table:table-cell office:value-type="float" office:value="28.4967142026912">
                <text:p>28.4967142026912</text:p>
              </table:table-cell>
              <table:table-cell office:value-type="float" office:value="29.1722575625829">
                <text:p>29.1722575625829</text:p>
              </table:table-cell>
              <table:table-cell office:value-type="float" office:value="29.1535787788703">
                <text:p>29.1535787788703</text:p>
              </table:table-cell>
              <table:table-cell office:value-type="float" office:value="29.5810942503132">
                <text:p>29.5810942503132</text:p>
              </table:table-cell>
              <table:table-cell office:value-type="float" office:value="29.6996226063458">
                <text:p>29.6996226063458</text:p>
              </table:table-cell>
              <table:table-cell office:value-type="float" office:value="30.4807057810931">
                <text:p>30.4807057810931</text:p>
              </table:table-cell>
              <table:table-cell office:value-type="float" office:value="30.8719004261914">
                <text:p>30.8719004261914</text:p>
              </table:table-cell>
              <table:table-cell office:value-type="float" office:value="30.8047648963418">
                <text:p>30.8047648963418</text:p>
              </table:table-cell>
              <table:table-cell office:value-type="float" office:value="31.3255196815568">
                <text:p>31.3255196815568</text:p>
              </table:table-cell>
              <table:table-cell office:value-type="float" office:value="31.6443109610802">
                <text:p>31.6443109610802</text:p>
              </table:table-cell>
              <table:table-cell office:value-type="float" office:value="31.5831640489521">
                <text:p>31.5831640489521</text:p>
              </table:table-cell>
              <table:table-cell office:value-type="float" office:value="32.3230566401298">
                <text:p>32.3230566401298</text:p>
              </table:table-cell>
              <table:table-cell office:value-type="float" office:value="32.3542279971576">
                <text:p>32.3542279971576</text:p>
              </table:table-cell>
              <table:table-cell office:value-type="float" office:value="32.6241363426992">
                <text:p>32.6241363426992</text:p>
              </table:table-cell>
              <table:table-cell office:value-type="float" office:value="33.2607878945995">
                <text:p>33.2607878945995</text:p>
              </table:table-cell>
              <table:table-cell office:value-type="float" office:value="33.1397452560437">
                <text:p>33.1397452560437</text:p>
              </table:table-cell>
              <table:table-cell office:value-type="float" office:value="33.8255770761475">
                <text:p>33.8255770761475</text:p>
              </table:table-cell>
              <table:table-cell office:value-type="float" office:value="34.1280115644073">
                <text:p>34.1280115644073</text:p>
              </table:table-cell>
              <table:table-cell office:value-type="float" office:value="26.9372464503043">
                <text:p>26.937246450304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1.805cm" svg:y="0.316cm" chart:style-name="ch2">
          <text:p>Courbe de speedup de la version OMP, mesurée sur Boursouf</text:p>
        </chart:title>
        <chart:legend chart:legend-position="end" svg:x="10.721cm" svg:y="3.454cm" style:legend-expansion="high" chart:style-name="ch3"/>
        <chart:plot-area chart:style-name="ch4" table:cell-range-address="Feuille1.A15:Feuille1.AW15 Feuille1.A17:Feuille1.AW17 Feuille1.A19:Feuille1.AW19 Feuille1.A21:Feuille1.AW21 Feuille1.A23:Feuille1.AW23" chart:data-source-has-labels="both" svg:x="1.331cm" svg:y="1.301cm" svg:width="9.07cm" svg:height="6.538cm">
          <chartooo:coordinate-region svg:x="1.952cm" svg:y="1.5cm" svg:width="8.262cm" svg:height="5.692cm"/>
          <chart:axis chart:dimension="x" chart:name="primary-x" chart:style-name="ch5" chartooo:axis-type="auto">
            <chart:title svg:x="3.904cm" svg:y="8.019cm" chart:style-name="ch6">
              <text:p>nombre de threads utilisés</text:p>
            </chart:title>
            <chart:categories table:cell-range-address="Feuille1.B15:Feuille1.AW15"/>
          </chart:axis>
          <chart:axis chart:dimension="y" chart:name="primary-y" chart:style-name="ch5">
            <chart:title svg:x="0.451cm" svg:y="6.162cm" chart:style-name="ch7">
              <text:p>facteur d'accélération</text:p>
            </chart:title>
            <chart:grid chart:style-name="ch8" chart:class="major"/>
          </chart:axis>
          <chart:series chart:style-name="ch9" chart:values-cell-range-address="Feuille1.B17:Feuille1.AW17" chart:label-cell-address="Feuille1.A17:Feuille1.A17" chart:class="chart:scatter">
            <chart:domain table:cell-range-address="Feuille1.B15:Feuille1.AW15"/>
            <chart:data-point chart:repeated="48"/>
          </chart:series>
          <chart:series chart:style-name="ch10" chart:values-cell-range-address="Feuille1.B19:Feuille1.AW19" chart:label-cell-address="Feuille1.A19:Feuille1.A19" chart:class="chart:scatter">
            <chart:data-point chart:repeated="48"/>
          </chart:series>
          <chart:series chart:style-name="ch11" chart:values-cell-range-address="Feuille1.B21:Feuille1.AW21" chart:label-cell-address="Feuille1.A21:Feuille1.A21" chart:class="chart:scatter">
            <chart:data-point chart:repeated="48"/>
          </chart:series>
          <chart:series chart:style-name="ch12" chart:values-cell-range-address="Feuille1.B23:Feuille1.AW23" chart:label-cell-address="Feuille1.A23:Feuille1.A23" chart:class="chart:scatter">
            <chart:data-point chart:repeated="4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8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Feuille1.B15:Feuille1.AW15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3">
                <text:p>10</text:p>
              </table:table-cell>
              <table:table-cell office:value-type="float" office:value="14">
                <text:p>10</text:p>
              </table:table-cell>
              <table:table-cell office:value-type="float" office:value="15">
                <text:p>20</text:p>
              </table:table-cell>
              <table:table-cell office:value-type="float" office:value="16">
                <text:p>20</text:p>
              </table:table-cell>
              <table:table-cell office:value-type="float" office:value="17">
                <text:p>20</text:p>
              </table:table-cell>
              <table:table-cell office:value-type="float" office:value="18">
                <text:p>20</text:p>
              </table:table-cell>
              <table:table-cell office:value-type="float" office:value="19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0</text:p>
              </table:table-cell>
              <table:table-cell office:value-type="float" office:value="22">
                <text:p>20</text:p>
              </table:table-cell>
              <table:table-cell office:value-type="float" office:value="23">
                <text:p>20</text:p>
              </table:table-cell>
              <table:table-cell office:value-type="float" office:value="24">
                <text:p>20</text:p>
              </table:table-cell>
              <table:table-cell office:value-type="float" office:value="25">
                <text:p>30</text:p>
              </table:table-cell>
              <table:table-cell office:value-type="float" office:value="26">
                <text:p>30</text:p>
              </table:table-cell>
              <table:table-cell office:value-type="float" office:value="27">
                <text:p>30</text:p>
              </table:table-cell>
              <table:table-cell office:value-type="float" office:value="28">
                <text:p>30</text:p>
              </table:table-cell>
              <table:table-cell office:value-type="float" office:value="29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0</text:p>
              </table:table-cell>
              <table:table-cell office:value-type="float" office:value="32">
                <text:p>30</text:p>
              </table:table-cell>
              <table:table-cell office:value-type="float" office:value="33">
                <text:p>30</text:p>
              </table:table-cell>
              <table:table-cell office:value-type="float" office:value="34">
                <text:p>30</text:p>
              </table:table-cell>
              <table:table-cell office:value-type="float" office:value="35">
                <text:p>40</text:p>
              </table:table-cell>
              <table:table-cell office:value-type="float" office:value="36">
                <text:p>40</text:p>
              </table:table-cell>
              <table:table-cell office:value-type="float" office:value="37">
                <text:p>40</text:p>
              </table:table-cell>
              <table:table-cell office:value-type="float" office:value="38">
                <text:p>40</text:p>
              </table:table-cell>
              <table:table-cell office:value-type="float" office:value="39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1">
                <text:p>40</text:p>
              </table:table-cell>
              <table:table-cell office:value-type="float" office:value="42">
                <text:p>40</text:p>
              </table:table-cell>
              <table:table-cell office:value-type="float" office:value="43">
                <text:p>40</text:p>
              </table:table-cell>
              <table:table-cell office:value-type="float" office:value="44">
                <text:p>40</text:p>
              </table:table-cell>
              <table:table-cell office:value-type="float" office:value="45">
                <text:p>50</text:p>
              </table:table-cell>
              <table:table-cell office:value-type="float" office:value="46">
                <text:p>50</text:p>
              </table:table-cell>
              <table:table-cell office:value-type="float" office:value="47">
                <text:p>50</text:p>
              </table:table-cell>
              <table:table-cell office:value-type="float" office:value="48">
                <text:p>50</text:p>
              </table:table-cell>
            </table:table-row>
          </table:table-header-rows>
          <table:table-rows>
            <table:table-row>
              <table:table-cell office:value-type="string">
                <text:p>speed up pour homogène 128</text:p>
                <draw:g>
                  <svg:desc>Feuille1.A17:Feuille1.A17</svg:desc>
                </draw:g>
              </table:table-cell>
              <table:table-cell office:value-type="float" office:value="1">
                <text:p>1</text:p>
                <draw:g>
                  <svg:desc>Feuille1.B17:Feuille1.AW17</svg:desc>
                </draw:g>
              </table:table-cell>
              <table:table-cell office:value-type="float" office:value="1.95487040494419">
                <text:p>1.95487040494419</text:p>
              </table:table-cell>
              <table:table-cell office:value-type="float" office:value="2.86112300396896">
                <text:p>2.86112300396896</text:p>
              </table:table-cell>
              <table:table-cell office:value-type="float" office:value="3.72040722736862">
                <text:p>3.72040722736862</text:p>
              </table:table-cell>
              <table:table-cell office:value-type="float" office:value="4.53254966813418">
                <text:p>4.53254966813418</text:p>
              </table:table-cell>
              <table:table-cell office:value-type="float" office:value="5.28315648399109">
                <text:p>5.28315648399109</text:p>
              </table:table-cell>
              <table:table-cell office:value-type="float" office:value="5.98829021143166">
                <text:p>5.98829021143166</text:p>
              </table:table-cell>
              <table:table-cell office:value-type="float" office:value="5.9943874105392">
                <text:p>5.9943874105392</text:p>
              </table:table-cell>
              <table:table-cell office:value-type="float" office:value="7.1051898665443">
                <text:p>7.1051898665443</text:p>
              </table:table-cell>
              <table:table-cell office:value-type="float" office:value="6.88248887802991">
                <text:p>6.88248887802991</text:p>
              </table:table-cell>
              <table:table-cell office:value-type="float" office:value="7.45424207230121">
                <text:p>7.45424207230121</text:p>
              </table:table-cell>
              <table:table-cell office:value-type="float" office:value="7.7110953117812">
                <text:p>7.7110953117812</text:p>
              </table:table-cell>
              <table:table-cell office:value-type="float" office:value="7.73314624949005">
                <text:p>7.73314624949005</text:p>
              </table:table-cell>
              <table:table-cell office:value-type="float" office:value="6.88210353796273">
                <text:p>6.88210353796273</text:p>
              </table:table-cell>
              <table:table-cell office:value-type="float" office:value="5.46008875894959">
                <text:p>5.46008875894959</text:p>
              </table:table-cell>
              <table:table-cell office:value-type="float" office:value="7.65884172187805">
                <text:p>7.65884172187805</text:p>
              </table:table-cell>
              <table:table-cell office:value-type="float" office:value="5.67555655674283">
                <text:p>5.67555655674283</text:p>
              </table:table-cell>
              <table:table-cell office:value-type="float" office:value="6.97659539337902">
                <text:p>6.97659539337902</text:p>
              </table:table-cell>
              <table:table-cell office:value-type="float" office:value="6.07991318606541">
                <text:p>6.07991318606541</text:p>
              </table:table-cell>
              <table:table-cell office:value-type="float" office:value="5.98419109945326">
                <text:p>5.98419109945326</text:p>
              </table:table-cell>
              <table:table-cell office:value-type="float" office:value="8.27708638136107">
                <text:p>8.27708638136107</text:p>
              </table:table-cell>
              <table:table-cell office:value-type="float" office:value="7.3964479778272">
                <text:p>7.3964479778272</text:p>
              </table:table-cell>
              <table:table-cell office:value-type="float" office:value="7.3387995542111">
                <text:p>7.3387995542111</text:p>
              </table:table-cell>
              <table:table-cell office:value-type="float" office:value="3.44958784655458">
                <text:p>3.44958784655458</text:p>
              </table:table-cell>
              <table:table-cell office:value-type="float" office:value="3.48588154210787">
                <text:p>3.48588154210787</text:p>
              </table:table-cell>
              <table:table-cell office:value-type="float" office:value="4.87539167338736">
                <text:p>4.87539167338736</text:p>
              </table:table-cell>
              <table:table-cell office:value-type="float" office:value="6.45535837904677">
                <text:p>6.45535837904677</text:p>
              </table:table-cell>
              <table:table-cell office:value-type="float" office:value="2.99306918054294">
                <text:p>2.99306918054294</text:p>
              </table:table-cell>
              <table:table-cell office:value-type="float" office:value="2.04114227401111">
                <text:p>2.04114227401111</text:p>
              </table:table-cell>
              <table:table-cell office:value-type="float" office:value="6.9396190391465">
                <text:p>6.9396190391465</text:p>
              </table:table-cell>
              <table:table-cell office:value-type="float" office:value="3.76933634531342">
                <text:p>3.76933634531342</text:p>
              </table:table-cell>
              <table:table-cell office:value-type="float" office:value="2.54643728165579">
                <text:p>2.54643728165579</text:p>
              </table:table-cell>
              <table:table-cell office:value-type="float" office:value="2.14882013439529">
                <text:p>2.14882013439529</text:p>
              </table:table-cell>
              <table:table-cell office:value-type="float" office:value="2.77932627874662">
                <text:p>2.77932627874662</text:p>
              </table:table-cell>
              <table:table-cell office:value-type="float" office:value="2.65814771856017">
                <text:p>2.65814771856017</text:p>
              </table:table-cell>
              <table:table-cell office:value-type="float" office:value="1.86637722596114">
                <text:p>1.86637722596114</text:p>
              </table:table-cell>
              <table:table-cell office:value-type="float" office:value="4.04687816446067">
                <text:p>4.04687816446067</text:p>
              </table:table-cell>
              <table:table-cell office:value-type="float" office:value="1.26577080348093">
                <text:p>1.26577080348093</text:p>
              </table:table-cell>
              <table:table-cell office:value-type="float" office:value="1.53532408132862">
                <text:p>1.53532408132862</text:p>
              </table:table-cell>
              <table:table-cell office:value-type="float" office:value="4.21965648636587">
                <text:p>4.21965648636587</text:p>
              </table:table-cell>
              <table:table-cell office:value-type="float" office:value="2.22262160595364">
                <text:p>2.22262160595364</text:p>
              </table:table-cell>
              <table:table-cell office:value-type="float" office:value="0.532984278884764">
                <text:p>0.532984278884764</text:p>
              </table:table-cell>
              <table:table-cell office:value-type="float" office:value="1.61201111934619">
                <text:p>1.61201111934619</text:p>
              </table:table-cell>
              <table:table-cell office:value-type="float" office:value="0.889066959255374">
                <text:p>0.889066959255374</text:p>
              </table:table-cell>
              <table:table-cell office:value-type="float" office:value="1.38251175593062">
                <text:p>1.38251175593062</text:p>
              </table:table-cell>
              <table:table-cell office:value-type="float" office:value="0.354744992820025">
                <text:p>0.354744992820025</text:p>
              </table:table-cell>
              <table:table-cell office:value-type="float" office:value="0.343567739345348">
                <text:p>0.343567739345348</text:p>
              </table:table-cell>
              <table:table-cell office:value-type="float" office:value="0.432683938354411">
                <text:p>0.432683938354411</text:p>
              </table:table-cell>
            </table:table-row>
            <table:table-row>
              <table:table-cell office:value-type="string">
                <text:p>speed up pour peak 128</text:p>
                <draw:g>
                  <svg:desc>Feuille1.A19:Feuille1.A19</svg:desc>
                </draw:g>
              </table:table-cell>
              <table:table-cell office:value-type="float" office:value="1">
                <text:p>1</text:p>
                <draw:g>
                  <svg:desc>Feuille1.B19:Feuille1.AW19</svg:desc>
                </draw:g>
              </table:table-cell>
              <table:table-cell office:value-type="float" office:value="1.96817225821771">
                <text:p>1.96817225821771</text:p>
              </table:table-cell>
              <table:table-cell office:value-type="float" office:value="2.85692303336415">
                <text:p>2.85692303336415</text:p>
              </table:table-cell>
              <table:table-cell office:value-type="float" office:value="3.70915326907033">
                <text:p>3.70915326907033</text:p>
              </table:table-cell>
              <table:table-cell office:value-type="float" office:value="4.62798606227308">
                <text:p>4.62798606227308</text:p>
              </table:table-cell>
              <table:table-cell office:value-type="float" office:value="5.31693738688172">
                <text:p>5.31693738688172</text:p>
              </table:table-cell>
              <table:table-cell office:value-type="float" office:value="6.0787294192424">
                <text:p>6.0787294192424</text:p>
              </table:table-cell>
              <table:table-cell office:value-type="float" office:value="6.6524967035487">
                <text:p>6.6524967035487</text:p>
              </table:table-cell>
              <table:table-cell office:value-type="float" office:value="7.27638988173621">
                <text:p>7.27638988173621</text:p>
              </table:table-cell>
              <table:table-cell office:value-type="float" office:value="7.74278031334241">
                <text:p>7.74278031334241</text:p>
              </table:table-cell>
              <table:table-cell office:value-type="float" office:value="8.43232696602543">
                <text:p>8.43232696602543</text:p>
              </table:table-cell>
              <table:table-cell office:value-type="float" office:value="8.86069392778192">
                <text:p>8.86069392778192</text:p>
              </table:table-cell>
              <table:table-cell office:value-type="float" office:value="9.30462266294254">
                <text:p>9.30462266294254</text:p>
              </table:table-cell>
              <table:table-cell office:value-type="float" office:value="9.6774583635651">
                <text:p>9.6774583635651</text:p>
              </table:table-cell>
              <table:table-cell office:value-type="float" office:value="10.3943274651252">
                <text:p>10.3943274651252</text:p>
              </table:table-cell>
              <table:table-cell office:value-type="float" office:value="10.6559276378218">
                <text:p>10.6559276378218</text:p>
              </table:table-cell>
              <table:table-cell office:value-type="float" office:value="10.8659526087357">
                <text:p>10.8659526087357</text:p>
              </table:table-cell>
              <table:table-cell office:value-type="float" office:value="11.228795928044">
                <text:p>11.228795928044</text:p>
              </table:table-cell>
              <table:table-cell office:value-type="float" office:value="9.98976971088312">
                <text:p>9.98976971088312</text:p>
              </table:table-cell>
              <table:table-cell office:value-type="float" office:value="11.4082790013289">
                <text:p>11.4082790013289</text:p>
              </table:table-cell>
              <table:table-cell office:value-type="float" office:value="11.3149289969869">
                <text:p>11.3149289969869</text:p>
              </table:table-cell>
              <table:table-cell office:value-type="float" office:value="11.1096980499224">
                <text:p>11.1096980499224</text:p>
              </table:table-cell>
              <table:table-cell office:value-type="float" office:value="11.2308608040882">
                <text:p>11.2308608040882</text:p>
              </table:table-cell>
              <table:table-cell office:value-type="float" office:value="11.8230307599825">
                <text:p>11.8230307599825</text:p>
              </table:table-cell>
              <table:table-cell office:value-type="float" office:value="11.2721541428065">
                <text:p>11.2721541428065</text:p>
              </table:table-cell>
              <table:table-cell office:value-type="float" office:value="11.3003289938178">
                <text:p>11.3003289938178</text:p>
              </table:table-cell>
              <table:table-cell office:value-type="float" office:value="11.9324912593405">
                <text:p>11.9324912593405</text:p>
              </table:table-cell>
              <table:table-cell office:value-type="float" office:value="9.27170017857928">
                <text:p>9.27170017857928</text:p>
              </table:table-cell>
              <table:table-cell office:value-type="float" office:value="11.2854190473875">
                <text:p>11.2854190473875</text:p>
              </table:table-cell>
              <table:table-cell office:value-type="float" office:value="11.2689066245414">
                <text:p>11.2689066245414</text:p>
              </table:table-cell>
              <table:table-cell office:value-type="float" office:value="11.5900033626203">
                <text:p>11.5900033626203</text:p>
              </table:table-cell>
              <table:table-cell office:value-type="float" office:value="10.1180178923321">
                <text:p>10.1180178923321</text:p>
              </table:table-cell>
              <table:table-cell office:value-type="float" office:value="10.4807932584472">
                <text:p>10.4807932584472</text:p>
              </table:table-cell>
              <table:table-cell office:value-type="float" office:value="10.7108770699108">
                <text:p>10.7108770699108</text:p>
              </table:table-cell>
              <table:table-cell office:value-type="float" office:value="11.5195500962945">
                <text:p>11.5195500962945</text:p>
              </table:table-cell>
              <table:table-cell office:value-type="float" office:value="11.4150873793093">
                <text:p>11.4150873793093</text:p>
              </table:table-cell>
              <table:table-cell office:value-type="float" office:value="9.51499605043417">
                <text:p>9.51499605043417</text:p>
              </table:table-cell>
              <table:table-cell office:value-type="float" office:value="9.58750578359442">
                <text:p>9.58750578359442</text:p>
              </table:table-cell>
              <table:table-cell office:value-type="float" office:value="8.25485785966066">
                <text:p>8.25485785966066</text:p>
              </table:table-cell>
              <table:table-cell office:value-type="float" office:value="9.74541764355949">
                <text:p>9.74541764355949</text:p>
              </table:table-cell>
              <table:table-cell office:value-type="float" office:value="8.66133396363728">
                <text:p>8.66133396363728</text:p>
              </table:table-cell>
              <table:table-cell office:value-type="float" office:value="7.15455567452921">
                <text:p>7.15455567452921</text:p>
              </table:table-cell>
              <table:table-cell office:value-type="float" office:value="4.95150105290258">
                <text:p>4.95150105290258</text:p>
              </table:table-cell>
              <table:table-cell office:value-type="float" office:value="5.21266576025109">
                <text:p>5.21266576025109</text:p>
              </table:table-cell>
              <table:table-cell office:value-type="float" office:value="4.2380240486866">
                <text:p>4.2380240486866</text:p>
              </table:table-cell>
              <table:table-cell office:value-type="float" office:value="6.01544821865969">
                <text:p>6.01544821865969</text:p>
              </table:table-cell>
              <table:table-cell office:value-type="float" office:value="5.74756472064456">
                <text:p>5.74756472064456</text:p>
              </table:table-cell>
              <table:table-cell office:value-type="float" office:value="4.01502005961659">
                <text:p>4.01502005961659</text:p>
              </table:table-cell>
            </table:table-row>
            <table:table-row>
              <table:table-cell office:value-type="string">
                <text:p>speed up pour homogène 512</text:p>
                <draw:g>
                  <svg:desc>Feuille1.A21:Feuille1.A21</svg:desc>
                </draw:g>
              </table:table-cell>
              <table:table-cell office:value-type="float" office:value="1">
                <text:p>1</text:p>
                <draw:g>
                  <svg:desc>Feuille1.B21:Feuille1.AW21</svg:desc>
                </draw:g>
              </table:table-cell>
              <table:table-cell office:value-type="float" office:value="2.09015599027565">
                <text:p>2.09015599027565</text:p>
              </table:table-cell>
              <table:table-cell office:value-type="float" office:value="3.15517903701706">
                <text:p>3.15517903701706</text:p>
              </table:table-cell>
              <table:table-cell office:value-type="float" office:value="4.19824689236659">
                <text:p>4.19824689236659</text:p>
              </table:table-cell>
              <table:table-cell office:value-type="float" office:value="5.26015081443611">
                <text:p>5.26015081443611</text:p>
              </table:table-cell>
              <table:table-cell office:value-type="float" office:value="6.30965670883097">
                <text:p>6.30965670883097</text:p>
              </table:table-cell>
              <table:table-cell office:value-type="float" office:value="7.34840452364138">
                <text:p>7.34840452364138</text:p>
              </table:table-cell>
              <table:table-cell office:value-type="float" office:value="8.35019813802174">
                <text:p>8.35019813802174</text:p>
              </table:table-cell>
              <table:table-cell office:value-type="float" office:value="9.30390561922321">
                <text:p>9.30390561922321</text:p>
              </table:table-cell>
              <table:table-cell office:value-type="float" office:value="10.2638051000901">
                <text:p>10.2638051000901</text:p>
              </table:table-cell>
              <table:table-cell office:value-type="float" office:value="11.2354439221736">
                <text:p>11.2354439221736</text:p>
              </table:table-cell>
              <table:table-cell office:value-type="float" office:value="12.2368354318029">
                <text:p>12.2368354318029</text:p>
              </table:table-cell>
              <table:table-cell office:value-type="float" office:value="13.2676081509766">
                <text:p>13.2676081509766</text:p>
              </table:table-cell>
              <table:table-cell office:value-type="float" office:value="14.2837637830238">
                <text:p>14.2837637830238</text:p>
              </table:table-cell>
              <table:table-cell office:value-type="float" office:value="15.0966926990657">
                <text:p>15.0966926990657</text:p>
              </table:table-cell>
              <table:table-cell office:value-type="float" office:value="15.7883478865463">
                <text:p>15.7883478865463</text:p>
              </table:table-cell>
              <table:table-cell office:value-type="float" office:value="16.9959759082824">
                <text:p>16.9959759082824</text:p>
              </table:table-cell>
              <table:table-cell office:value-type="float" office:value="17.9450908566886">
                <text:p>17.9450908566886</text:p>
              </table:table-cell>
              <table:table-cell office:value-type="float" office:value="18.7814964556605">
                <text:p>18.7814964556605</text:p>
              </table:table-cell>
              <table:table-cell office:value-type="float" office:value="19.3712897867835">
                <text:p>19.3712897867835</text:p>
              </table:table-cell>
              <table:table-cell office:value-type="float" office:value="19.6271665573537">
                <text:p>19.6271665573537</text:p>
              </table:table-cell>
              <table:table-cell office:value-type="float" office:value="20.8766920302199">
                <text:p>20.8766920302199</text:p>
              </table:table-cell>
              <table:table-cell office:value-type="float" office:value="22.0030778876571">
                <text:p>22.0030778876571</text:p>
              </table:table-cell>
              <table:table-cell office:value-type="float" office:value="22.9158182800359">
                <text:p>22.9158182800359</text:p>
              </table:table-cell>
              <table:table-cell office:value-type="float" office:value="20.7583685102035">
                <text:p>20.7583685102035</text:p>
              </table:table-cell>
              <table:table-cell office:value-type="float" office:value="24.4216486366799">
                <text:p>24.4216486366799</text:p>
              </table:table-cell>
              <table:table-cell office:value-type="float" office:value="24.8734205761635">
                <text:p>24.8734205761635</text:p>
              </table:table-cell>
              <table:table-cell office:value-type="float" office:value="25.2708859765119">
                <text:p>25.2708859765119</text:p>
              </table:table-cell>
              <table:table-cell office:value-type="float" office:value="26.5032439669081">
                <text:p>26.5032439669081</text:p>
              </table:table-cell>
              <table:table-cell office:value-type="float" office:value="27.65814305059">
                <text:p>27.65814305059</text:p>
              </table:table-cell>
              <table:table-cell office:value-type="float" office:value="27.9254468774641">
                <text:p>27.9254468774641</text:p>
              </table:table-cell>
              <table:table-cell office:value-type="float" office:value="26.7384016512668">
                <text:p>26.7384016512668</text:p>
              </table:table-cell>
              <table:table-cell office:value-type="float" office:value="29.9259666966418">
                <text:p>29.9259666966418</text:p>
              </table:table-cell>
              <table:table-cell office:value-type="float" office:value="25.5120477946522">
                <text:p>25.5120477946522</text:p>
              </table:table-cell>
              <table:table-cell office:value-type="float" office:value="28.4370534069982">
                <text:p>28.4370534069982</text:p>
              </table:table-cell>
              <table:table-cell office:value-type="float" office:value="30.4128227147033">
                <text:p>30.4128227147033</text:p>
              </table:table-cell>
              <table:table-cell office:value-type="float" office:value="31.3097043675737">
                <text:p>31.3097043675737</text:p>
              </table:table-cell>
              <table:table-cell office:value-type="float" office:value="29.0613096044687">
                <text:p>29.0613096044687</text:p>
              </table:table-cell>
              <table:table-cell office:value-type="float" office:value="33.3768232476504">
                <text:p>33.3768232476504</text:p>
              </table:table-cell>
              <table:table-cell office:value-type="float" office:value="29.4407498360306">
                <text:p>29.4407498360306</text:p>
              </table:table-cell>
              <table:table-cell office:value-type="float" office:value="25.3196164340434">
                <text:p>25.3196164340434</text:p>
              </table:table-cell>
              <table:table-cell office:value-type="float" office:value="33.249183914283">
                <text:p>33.249183914283</text:p>
              </table:table-cell>
              <table:table-cell office:value-type="float" office:value="32.1715614374292">
                <text:p>32.1715614374292</text:p>
              </table:table-cell>
              <table:table-cell office:value-type="float" office:value="32.3118581078253">
                <text:p>32.3118581078253</text:p>
              </table:table-cell>
              <table:table-cell office:value-type="float" office:value="23.4513699046231">
                <text:p>23.4513699046231</text:p>
              </table:table-cell>
              <table:table-cell office:value-type="float" office:value="18.9541260979933">
                <text:p>18.9541260979933</text:p>
              </table:table-cell>
              <table:table-cell office:value-type="float" office:value="31.7156190178857">
                <text:p>31.7156190178857</text:p>
              </table:table-cell>
              <table:table-cell office:value-type="float" office:value="24.6631783391472">
                <text:p>24.6631783391472</text:p>
              </table:table-cell>
            </table:table-row>
            <table:table-row>
              <table:table-cell office:value-type="string">
                <text:p>speed up pour peak 512</text:p>
                <draw:g>
                  <svg:desc>Feuille1.A23:Feuille1.A23</svg:desc>
                </draw:g>
              </table:table-cell>
              <table:table-cell office:value-type="float" office:value="1">
                <text:p>1</text:p>
                <draw:g>
                  <svg:desc>Feuille1.B23:Feuille1.AW23</svg:desc>
                </draw:g>
              </table:table-cell>
              <table:table-cell office:value-type="float" office:value="2.07330495022101">
                <text:p>2.07330495022101</text:p>
              </table:table-cell>
              <table:table-cell office:value-type="float" office:value="3.13333442688833">
                <text:p>3.13333442688833</text:p>
              </table:table-cell>
              <table:table-cell office:value-type="float" office:value="4.16413517976554">
                <text:p>4.16413517976554</text:p>
              </table:table-cell>
              <table:table-cell office:value-type="float" office:value="5.25692485517317">
                <text:p>5.25692485517317</text:p>
              </table:table-cell>
              <table:table-cell office:value-type="float" office:value="6.29535061917592">
                <text:p>6.29535061917592</text:p>
              </table:table-cell>
              <table:table-cell office:value-type="float" office:value="7.29425298329356">
                <text:p>7.29425298329356</text:p>
              </table:table-cell>
              <table:table-cell office:value-type="float" office:value="8.29360237929837">
                <text:p>8.29360237929837</text:p>
              </table:table-cell>
              <table:table-cell office:value-type="float" office:value="9.25554492265575">
                <text:p>9.25554492265575</text:p>
              </table:table-cell>
              <table:table-cell office:value-type="float" office:value="10.3794522780993">
                <text:p>10.3794522780993</text:p>
              </table:table-cell>
              <table:table-cell office:value-type="float" office:value="11.3523958101181">
                <text:p>11.3523958101181</text:p>
              </table:table-cell>
              <table:table-cell office:value-type="float" office:value="12.1937568822713">
                <text:p>12.1937568822713</text:p>
              </table:table-cell>
              <table:table-cell office:value-type="float" office:value="13.3392632681564">
                <text:p>13.3392632681564</text:p>
              </table:table-cell>
              <table:table-cell office:value-type="float" office:value="14.35013616302">
                <text:p>14.35013616302</text:p>
              </table:table-cell>
              <table:table-cell office:value-type="float" office:value="15.108318668064">
                <text:p>15.108318668064</text:p>
              </table:table-cell>
              <table:table-cell office:value-type="float" office:value="16.2247680122311">
                <text:p>16.2247680122311</text:p>
              </table:table-cell>
              <table:table-cell office:value-type="float" office:value="17.1640084464013">
                <text:p>17.1640084464013</text:p>
              </table:table-cell>
              <table:table-cell office:value-type="float" office:value="18.1533143264433">
                <text:p>18.1533143264433</text:p>
              </table:table-cell>
              <table:table-cell office:value-type="float" office:value="18.9286280533122">
                <text:p>18.9286280533122</text:p>
              </table:table-cell>
              <table:table-cell office:value-type="float" office:value="19.7833618145099">
                <text:p>19.7833618145099</text:p>
              </table:table-cell>
              <table:table-cell office:value-type="float" office:value="20.5440148419015">
                <text:p>20.5440148419015</text:p>
              </table:table-cell>
              <table:table-cell office:value-type="float" office:value="21.4362305016272">
                <text:p>21.4362305016272</text:p>
              </table:table-cell>
              <table:table-cell office:value-type="float" office:value="22.3256486676017">
                <text:p>22.3256486676017</text:p>
              </table:table-cell>
              <table:table-cell office:value-type="float" office:value="22.6532953837944">
                <text:p>22.6532953837944</text:p>
              </table:table-cell>
              <table:table-cell office:value-type="float" office:value="23.8348254671367">
                <text:p>23.8348254671367</text:p>
              </table:table-cell>
              <table:table-cell office:value-type="float" office:value="24.7424953855121">
                <text:p>24.7424953855121</text:p>
              </table:table-cell>
              <table:table-cell office:value-type="float" office:value="25.4115005986431">
                <text:p>25.4115005986431</text:p>
              </table:table-cell>
              <table:table-cell office:value-type="float" office:value="26.040249471747">
                <text:p>26.040249471747</text:p>
              </table:table-cell>
              <table:table-cell office:value-type="float" office:value="26.9181962304034">
                <text:p>26.9181962304034</text:p>
              </table:table-cell>
              <table:table-cell office:value-type="float" office:value="27.5004678951915">
                <text:p>27.5004678951915</text:p>
              </table:table-cell>
              <table:table-cell office:value-type="float" office:value="28.8101127408469">
                <text:p>28.8101127408469</text:p>
              </table:table-cell>
              <table:table-cell office:value-type="float" office:value="28.9860773899848">
                <text:p>28.9860773899848</text:p>
              </table:table-cell>
              <table:table-cell office:value-type="float" office:value="29.5636680208938">
                <text:p>29.5636680208938</text:p>
              </table:table-cell>
              <table:table-cell office:value-type="float" office:value="28.8918172880587">
                <text:p>28.8918172880587</text:p>
              </table:table-cell>
              <table:table-cell office:value-type="float" office:value="29.4599398519432">
                <text:p>29.4599398519432</text:p>
              </table:table-cell>
              <table:table-cell office:value-type="float" office:value="30.3637339055794">
                <text:p>30.3637339055794</text:p>
              </table:table-cell>
              <table:table-cell office:value-type="float" office:value="32.6764315956036">
                <text:p>32.6764315956036</text:p>
              </table:table-cell>
              <table:table-cell office:value-type="float" office:value="29.018001595078">
                <text:p>29.018001595078</text:p>
              </table:table-cell>
              <table:table-cell office:value-type="float" office:value="31.7728293413174">
                <text:p>31.7728293413174</text:p>
              </table:table-cell>
              <table:table-cell office:value-type="float" office:value="32.732425138157">
                <text:p>32.732425138157</text:p>
              </table:table-cell>
              <table:table-cell office:value-type="float" office:value="29.0555196410237">
                <text:p>29.0555196410237</text:p>
              </table:table-cell>
              <table:table-cell office:value-type="float" office:value="30.8355058719077">
                <text:p>30.8355058719077</text:p>
              </table:table-cell>
              <table:table-cell office:value-type="float" office:value="28.096083838941">
                <text:p>28.096083838941</text:p>
              </table:table-cell>
              <table:table-cell office:value-type="float" office:value="31.5850109544872">
                <text:p>31.5850109544872</text:p>
              </table:table-cell>
              <table:table-cell office:value-type="float" office:value="31.3787679671458">
                <text:p>31.3787679671458</text:p>
              </table:table-cell>
              <table:table-cell office:value-type="float" office:value="26.7214450584039">
                <text:p>26.7214450584039</text:p>
              </table:table-cell>
              <table:table-cell office:value-type="float" office:value="19.5981481006489">
                <text:p>19.5981481006489</text:p>
              </table:table-cell>
              <table:table-cell office:value-type="float" office:value="24.4456424366522">
                <text:p>24.445642436652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